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93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0.9165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Sigma_VH</text:p>
          </table:table-cell>
          <table:table-cell table:style-name="ce1" office:value-type="string" calcext:value-type="string">
            <text:p>Sigma_VV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Eig_1</text:p>
          </table:table-cell>
          <table:table-cell table:style-name="ce1" office:value-type="string" calcext:value-type="string">
            <text:p>Eig_2</text:p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mc</text:p>
          </table:table-cell>
          <table:table-cell table:style-name="ce1" office:value-type="string" calcext:value-type="string">
            <text:p>tan Qc</text:p>
          </table:table-cell>
          <table:table-cell table:style-name="ce1" office:value-type="string" calcext:value-type="string">
            <text:p>Qc</text:p>
          </table:table-cell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log2p1</text:p>
          </table:table-cell>
          <table:table-cell table:style-name="ce1" office:value-type="string" calcext:value-type="string">
            <text:p>log2p2</text:p>
          </table:table-cell>
          <table:table-cell table:style-name="ce1"/>
          <table:table-cell table:style-name="ce1" office:value-type="string" calcext:value-type="string">
            <text:p>Hc</text:p>
          </table:table-cell>
          <table:table-cell table:style-name="ce1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3366066" calcext:value-type="float">
            <text:p>0.023366066</text:p>
          </table:table-cell>
          <table:table-cell office:value-type="float" office:value="0.09868199" calcext:value-type="float">
            <text:p>0.09868199</text:p>
          </table:table-cell>
          <table:table-cell office:value-type="float" office:value="0.032670293" calcext:value-type="float">
            <text:p>0.032670293</text:p>
          </table:table-cell>
          <table:table-cell office:value-type="float" office:value="0.008120852" calcext:value-type="float">
            <text:p>0.008120852</text:p>
          </table:table-cell>
          <table:table-cell office:value-type="float" office:value="0.0328185548489839" calcext:value-type="float">
            <text:p>0.0328185548489839</text:p>
          </table:table-cell>
          <table:table-cell office:value-type="float" office:value="0.0079725901510161" calcext:value-type="float">
            <text:p>0.0079725901510161</text:p>
          </table:table-cell>
          <table:table-cell/>
          <table:table-cell table:style-name="ce4" table:formula="of:=[.B2]/[.C2]" office:value-type="float" office:value="0.236781463365301" calcext:value-type="float">
            <text:p>0.236781463365301</text:p>
          </table:table-cell>
          <table:table-cell table:style-name="ce4" table:formula="of:=(1-[.I2])/(1+[.I2])" office:value-type="float" office:value="0.617100562421084" calcext:value-type="float">
            <text:p>0.617100562421084</text:p>
          </table:table-cell>
          <table:table-cell table:formula="of:=((1-[.I2])^2)/(1-[.I2]+([.I2]^2))" office:value-type="float" office:value="0.710989761871101" calcext:value-type="float">
            <text:p>0.710989761871101</text:p>
          </table:table-cell>
          <table:table-cell table:formula="of:=DEGREES(ATAN([.K2]))" office:value-type="float" office:value="35.4124372949945" calcext:value-type="float">
            <text:p>35.4124372949945</text:p>
          </table:table-cell>
          <table:table-cell/>
          <table:table-cell table:formula="of:=1/(1+[.I2])" office:value-type="float" office:value="0.808550281210542" calcext:value-type="float">
            <text:p>0.808550281210542</text:p>
          </table:table-cell>
          <table:table-cell table:formula="of:=[.I2]/(1+[.I2])" office:value-type="float" office:value="0.191449718789458" calcext:value-type="float">
            <text:p>0.191449718789458</text:p>
          </table:table-cell>
          <table:table-cell table:formula="of:=LN([.N2])/LN(2)" office:value-type="float" office:value="-0.306590601710973" calcext:value-type="float">
            <text:p>-0.306590601710973</text:p>
          </table:table-cell>
          <table:table-cell table:formula="of:=LN([.O2])/LN(2)" office:value-type="float" office:value="-2.3849625537975" calcext:value-type="float">
            <text:p>-2.3849625537975</text:p>
          </table:table-cell>
          <table:table-cell/>
          <table:table-cell table:formula="of:=(-(([.N2]*[.P2])+([.O2]*[.Q2])))" office:value-type="float" office:value="0.704494327477835" calcext:value-type="float">
            <text:p>0.704494327477835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6497504" calcext:value-type="float">
            <text:p>0.016497504</text:p>
          </table:table-cell>
          <table:table-cell office:value-type="float" office:value="0.09848688" calcext:value-type="float">
            <text:p>0.09848688</text:p>
          </table:table-cell>
          <table:table-cell office:value-type="float" office:value="0.02739962" calcext:value-type="float">
            <text:p>0.02739962</text:p>
          </table:table-cell>
          <table:table-cell office:value-type="float" office:value="0.009673566" calcext:value-type="float">
            <text:p>0.009673566</text:p>
          </table:table-cell>
          <table:table-cell office:value-type="float" office:value="0.0275603059670238" calcext:value-type="float">
            <text:p>0.0275603059670238</text:p>
          </table:table-cell>
          <table:table-cell office:value-type="float" office:value="0.00951288003297615" calcext:value-type="float">
            <text:p>0.00951288003297615</text:p>
          </table:table-cell>
          <table:table-cell/>
          <table:table-cell table:style-name="ce4" table:formula="of:=[.B3]/[.C3]" office:value-type="float" office:value="0.167509662200691" calcext:value-type="float">
            <text:p>0.167509662200691</text:p>
          </table:table-cell>
          <table:table-cell table:style-name="ce4" table:formula="of:=(1-[.I3])/(1+[.I3])" office:value-type="float" office:value="0.713047921359478" calcext:value-type="float">
            <text:p>0.713047921359478</text:p>
          </table:table-cell>
          <table:table-cell table:formula="of:=((1-[.I3])^2)/(1-[.I3]+([.I3]^2))" office:value-type="float" office:value="0.805345771520821" calcext:value-type="float">
            <text:p>0.805345771520821</text:p>
          </table:table-cell>
          <table:table-cell table:formula="of:=DEGREES(ATAN([.K3]))" office:value-type="float" office:value="38.8460841300781" calcext:value-type="float">
            <text:p>38.8460841300781</text:p>
          </table:table-cell>
          <table:table-cell/>
          <table:table-cell table:formula="of:=1/(1+[.I3])" office:value-type="float" office:value="0.856523960679739" calcext:value-type="float">
            <text:p>0.856523960679739</text:p>
          </table:table-cell>
          <table:table-cell table:formula="of:=[.I3]/(1+[.I3])" office:value-type="float" office:value="0.143476039320261" calcext:value-type="float">
            <text:p>0.143476039320261</text:p>
          </table:table-cell>
          <table:table-cell table:formula="of:=LN([.N3])/LN(2)" office:value-type="float" office:value="-0.223434489593472" calcext:value-type="float">
            <text:p>-0.223434489593472</text:p>
          </table:table-cell>
          <table:table-cell table:formula="of:=LN([.O3])/LN(2)" office:value-type="float" office:value="-2.80111826976425" calcext:value-type="float">
            <text:p>-2.80111826976425</text:p>
          </table:table-cell>
          <table:table-cell/>
          <table:table-cell table:formula="of:=(-(([.N3]*[.P3])+([.O3]*[.Q3])))" office:value-type="float" office:value="0.593270348992453" calcext:value-type="float">
            <text:p>0.593270348992453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2602458" calcext:value-type="float">
            <text:p>0.022602458</text:p>
          </table:table-cell>
          <table:table-cell office:value-type="float" office:value="0.12494738" calcext:value-type="float">
            <text:p>0.12494738</text:p>
          </table:table-cell>
          <table:table-cell office:value-type="float" office:value="0.043430727" calcext:value-type="float">
            <text:p>0.043430727</text:p>
          </table:table-cell>
          <table:table-cell office:value-type="float" office:value="0.00874411" calcext:value-type="float">
            <text:p>0.00874411</text:p>
          </table:table-cell>
          <table:table-cell office:value-type="float" office:value="0.0434531608884853" calcext:value-type="float">
            <text:p>0.0434531608884853</text:p>
          </table:table-cell>
          <table:table-cell office:value-type="float" office:value="0.00872167611151474" calcext:value-type="float">
            <text:p>0.00872167611151474</text:p>
          </table:table-cell>
          <table:table-cell/>
          <table:table-cell table:style-name="ce4" table:formula="of:=[.B4]/[.C4]" office:value-type="float" office:value="0.18089581390182" calcext:value-type="float">
            <text:p>0.18089581390182</text:p>
          </table:table-cell>
          <table:table-cell table:style-name="ce4" table:formula="of:=(1-[.I4])/(1+[.I4])" office:value-type="float" office:value="0.693629511135078" calcext:value-type="float">
            <text:p>0.693629511135078</text:p>
          </table:table-cell>
          <table:table-cell table:formula="of:=((1-[.I4])^2)/(1-[.I4]+([.I4]^2))" office:value-type="float" office:value="0.787637969175231" calcext:value-type="float">
            <text:p>0.787637969175231</text:p>
          </table:table-cell>
          <table:table-cell table:formula="of:=DEGREES(ATAN([.K4]))" office:value-type="float" office:value="38.2253109184365" calcext:value-type="float">
            <text:p>38.2253109184365</text:p>
          </table:table-cell>
          <table:table-cell/>
          <table:table-cell table:formula="of:=1/(1+[.I4])" office:value-type="float" office:value="0.846814755567539" calcext:value-type="float">
            <text:p>0.846814755567539</text:p>
          </table:table-cell>
          <table:table-cell table:formula="of:=[.I4]/(1+[.I4])" office:value-type="float" office:value="0.153185244432461" calcext:value-type="float">
            <text:p>0.153185244432461</text:p>
          </table:table-cell>
          <table:table-cell table:formula="of:=LN([.N4])/LN(2)" office:value-type="float" office:value="-0.239881686667692" calcext:value-type="float">
            <text:p>-0.239881686667692</text:p>
          </table:table-cell>
          <table:table-cell table:formula="of:=LN([.O4])/LN(2)" office:value-type="float" office:value="-2.70665075852106" calcext:value-type="float">
            <text:p>-2.70665075852106</text:p>
          </table:table-cell>
          <table:table-cell/>
          <table:table-cell table:formula="of:=(-(([.N4]*[.P4])+([.O4]*[.Q4])))" office:value-type="float" office:value="0.617754309897985" calcext:value-type="float">
            <text:p>0.61775430989798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1427074" calcext:value-type="float">
            <text:p>0.021427074</text:p>
          </table:table-cell>
          <table:table-cell office:value-type="float" office:value="0.09240273" calcext:value-type="float">
            <text:p>0.09240273</text:p>
          </table:table-cell>
          <table:table-cell office:value-type="float" office:value="0.032552097" calcext:value-type="float">
            <text:p>0.032552097</text:p>
          </table:table-cell>
          <table:table-cell office:value-type="float" office:value="0.009462656" calcext:value-type="float">
            <text:p>0.009462656</text:p>
          </table:table-cell>
          <table:table-cell office:value-type="float" office:value="0.0329288635336361" calcext:value-type="float">
            <text:p>0.0329288635336361</text:p>
          </table:table-cell>
          <table:table-cell office:value-type="float" office:value="0.00908588946636392" calcext:value-type="float">
            <text:p>0.00908588946636392</text:p>
          </table:table-cell>
          <table:table-cell/>
          <table:table-cell table:style-name="ce4" table:formula="of:=[.B5]/[.C5]" office:value-type="float" office:value="0.231887889026655" calcext:value-type="float">
            <text:p>0.231887889026655</text:p>
          </table:table-cell>
          <table:table-cell table:style-name="ce4" table:formula="of:=(1-[.I5])/(1+[.I5])" office:value-type="float" office:value="0.623524362740711" calcext:value-type="float">
            <text:p>0.623524362740711</text:p>
          </table:table-cell>
          <table:table-cell table:formula="of:=((1-[.I5])^2)/(1-[.I5]+([.I5]^2))" office:value-type="float" office:value="0.717858165301146" calcext:value-type="float">
            <text:p>0.717858165301146</text:p>
          </table:table-cell>
          <table:table-cell table:formula="of:=DEGREES(ATAN([.K5]))" office:value-type="float" office:value="35.6729844824644" calcext:value-type="float">
            <text:p>35.6729844824644</text:p>
          </table:table-cell>
          <table:table-cell/>
          <table:table-cell table:formula="of:=1/(1+[.I5])" office:value-type="float" office:value="0.811762181370355" calcext:value-type="float">
            <text:p>0.811762181370355</text:p>
          </table:table-cell>
          <table:table-cell table:formula="of:=[.I5]/(1+[.I5])" office:value-type="float" office:value="0.188237818629645" calcext:value-type="float">
            <text:p>0.188237818629645</text:p>
          </table:table-cell>
          <table:table-cell table:formula="of:=LN([.N5])/LN(2)" office:value-type="float" office:value="-0.300870966012594" calcext:value-type="float">
            <text:p>-0.300870966012594</text:p>
          </table:table-cell>
          <table:table-cell table:formula="of:=LN([.O5])/LN(2)" office:value-type="float" office:value="-2.40937158760621" calcext:value-type="float">
            <text:p>-2.40937158760621</text:p>
          </table:table-cell>
          <table:table-cell/>
          <table:table-cell table:formula="of:=(-(([.N5]*[.P5])+([.O5]*[.Q5])))" office:value-type="float" office:value="0.697770523600626" calcext:value-type="float">
            <text:p>0.697770523600626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5874713" calcext:value-type="float">
            <text:p>0.025874713</text:p>
          </table:table-cell>
          <table:table-cell office:value-type="float" office:value="0.10035494" calcext:value-type="float">
            <text:p>0.10035494</text:p>
          </table:table-cell>
          <table:table-cell office:value-type="float" office:value="0.029458426" calcext:value-type="float">
            <text:p>0.029458426</text:p>
          </table:table-cell>
          <table:table-cell office:value-type="float" office:value="0.010975571" calcext:value-type="float">
            <text:p>0.010975571</text:p>
          </table:table-cell>
          <table:table-cell office:value-type="float" office:value="0.031023261942028" calcext:value-type="float">
            <text:p>0.031023261942028</text:p>
          </table:table-cell>
          <table:table-cell office:value-type="float" office:value="0.00941073505797199" calcext:value-type="float">
            <text:p>0.00941073505797199</text:p>
          </table:table-cell>
          <table:table-cell/>
          <table:table-cell table:style-name="ce4" table:formula="of:=[.B6]/[.C6]" office:value-type="float" office:value="0.257831981166049" calcext:value-type="float">
            <text:p>0.257831981166049</text:p>
          </table:table-cell>
          <table:table-cell table:style-name="ce4" table:formula="of:=(1-[.I6])/(1+[.I6])" office:value-type="float" office:value="0.590037485090766" calcext:value-type="float">
            <text:p>0.590037485090766</text:p>
          </table:table-cell>
          <table:table-cell table:formula="of:=((1-[.I6])^2)/(1-[.I6]+([.I6]^2))" office:value-type="float" office:value="0.681155674271068" calcext:value-type="float">
            <text:p>0.681155674271068</text:p>
          </table:table-cell>
          <table:table-cell table:formula="of:=DEGREES(ATAN([.K6]))" office:value-type="float" office:value="34.2609562907318" calcext:value-type="float">
            <text:p>34.2609562907318</text:p>
          </table:table-cell>
          <table:table-cell/>
          <table:table-cell table:formula="of:=1/(1+[.I6])" office:value-type="float" office:value="0.795018742545383" calcext:value-type="float">
            <text:p>0.795018742545383</text:p>
          </table:table-cell>
          <table:table-cell table:formula="of:=[.I6]/(1+[.I6])" office:value-type="float" office:value="0.204981257454617" calcext:value-type="float">
            <text:p>0.204981257454617</text:p>
          </table:table-cell>
          <table:table-cell table:formula="of:=LN([.N6])/LN(2)" office:value-type="float" office:value="-0.33093922259283" calcext:value-type="float">
            <text:p>-0.33093922259283</text:p>
          </table:table-cell>
          <table:table-cell table:formula="of:=LN([.O6])/LN(2)" office:value-type="float" office:value="-2.28643609253926" calcext:value-type="float">
            <text:p>-2.28643609253926</text:p>
          </table:table-cell>
          <table:table-cell/>
          <table:table-cell table:formula="of:=(-(([.N6]*[.P6])+([.O6]*[.Q6])))" office:value-type="float" office:value="0.731779429943017" calcext:value-type="float">
            <text:p>0.731779429943017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7722232" calcext:value-type="float">
            <text:p>0.017722232</text:p>
          </table:table-cell>
          <table:table-cell office:value-type="float" office:value="0.09029858" calcext:value-type="float">
            <text:p>0.09029858</text:p>
          </table:table-cell>
          <table:table-cell office:value-type="float" office:value="0.032977242" calcext:value-type="float">
            <text:p>0.032977242</text:p>
          </table:table-cell>
          <table:table-cell office:value-type="float" office:value="0.008882266" calcext:value-type="float">
            <text:p>0.008882266</text:p>
          </table:table-cell>
          <table:table-cell office:value-type="float" office:value="0.033797666523581" calcext:value-type="float">
            <text:p>0.033797666523581</text:p>
          </table:table-cell>
          <table:table-cell office:value-type="float" office:value="0.00806184147641898" calcext:value-type="float">
            <text:p>0.00806184147641898</text:p>
          </table:table-cell>
          <table:table-cell/>
          <table:table-cell table:style-name="ce4" table:formula="of:=[.B7]/[.C7]" office:value-type="float" office:value="0.196262576886591" calcext:value-type="float">
            <text:p>0.196262576886591</text:p>
          </table:table-cell>
          <table:table-cell table:style-name="ce4" table:formula="of:=(1-[.I7])/(1+[.I7])" office:value-type="float" office:value="0.671873749662241" calcext:value-type="float">
            <text:p>0.671873749662241</text:p>
          </table:table-cell>
          <table:table-cell table:formula="of:=((1-[.I7])^2)/(1-[.I7]+([.I7]^2))" office:value-type="float" office:value="0.76698001735143" calcext:value-type="float">
            <text:p>0.76698001735143</text:p>
          </table:table-cell>
          <table:table-cell table:formula="of:=DEGREES(ATAN([.K7]))" office:value-type="float" office:value="37.4874852715996" calcext:value-type="float">
            <text:p>37.4874852715996</text:p>
          </table:table-cell>
          <table:table-cell/>
          <table:table-cell table:formula="of:=1/(1+[.I7])" office:value-type="float" office:value="0.835936874831121" calcext:value-type="float">
            <text:p>0.835936874831121</text:p>
          </table:table-cell>
          <table:table-cell table:formula="of:=[.I7]/(1+[.I7])" office:value-type="float" office:value="0.164063125168879" calcext:value-type="float">
            <text:p>0.164063125168879</text:p>
          </table:table-cell>
          <table:table-cell table:formula="of:=LN([.N7])/LN(2)" office:value-type="float" office:value="-0.258534092541213" calcext:value-type="float">
            <text:p>-0.258534092541213</text:p>
          </table:table-cell>
          <table:table-cell table:formula="of:=LN([.O7])/LN(2)" office:value-type="float" office:value="-2.60767707976555" calcext:value-type="float">
            <text:p>-2.60767707976555</text:p>
          </table:table-cell>
          <table:table-cell/>
          <table:table-cell table:formula="of:=(-(([.N7]*[.P7])+([.O7]*[.Q7])))" office:value-type="float" office:value="0.643941832493796" calcext:value-type="float">
            <text:p>0.643941832493796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5827686" calcext:value-type="float">
            <text:p>0.015827686</text:p>
          </table:table-cell>
          <table:table-cell office:value-type="float" office:value="0.11454703" calcext:value-type="float">
            <text:p>0.11454703</text:p>
          </table:table-cell>
          <table:table-cell office:value-type="float" office:value="0.04356771" calcext:value-type="float">
            <text:p>0.04356771</text:p>
          </table:table-cell>
          <table:table-cell office:value-type="float" office:value="0.007847443" calcext:value-type="float">
            <text:p>0.007847443</text:p>
          </table:table-cell>
          <table:table-cell office:value-type="float" office:value="0.0437050194262782" calcext:value-type="float">
            <text:p>0.0437050194262782</text:p>
          </table:table-cell>
          <table:table-cell office:value-type="float" office:value="0.00771013357372183" calcext:value-type="float">
            <text:p>0.00771013357372183</text:p>
          </table:table-cell>
          <table:table-cell/>
          <table:table-cell table:style-name="ce4" table:formula="of:=[.B8]/[.C8]" office:value-type="float" office:value="0.138176310638521" calcext:value-type="float">
            <text:p>0.138176310638521</text:p>
          </table:table-cell>
          <table:table-cell table:style-name="ce4" table:formula="of:=(1-[.I8])/(1+[.I8])" office:value-type="float" office:value="0.757197001295865" calcext:value-type="float">
            <text:p>0.757197001295865</text:p>
          </table:table-cell>
          <table:table-cell table:formula="of:=((1-[.I8])^2)/(1-[.I8]+([.I8]^2))" office:value-type="float" office:value="0.843144805303674" calcext:value-type="float">
            <text:p>0.843144805303674</text:p>
          </table:table-cell>
          <table:table-cell table:formula="of:=DEGREES(ATAN([.K8]))" office:value-type="float" office:value="40.135738417164" calcext:value-type="float">
            <text:p>40.135738417164</text:p>
          </table:table-cell>
          <table:table-cell/>
          <table:table-cell table:formula="of:=1/(1+[.I8])" office:value-type="float" office:value="0.878598500647932" calcext:value-type="float">
            <text:p>0.878598500647932</text:p>
          </table:table-cell>
          <table:table-cell table:formula="of:=[.I8]/(1+[.I8])" office:value-type="float" office:value="0.121401499352068" calcext:value-type="float">
            <text:p>0.121401499352068</text:p>
          </table:table-cell>
          <table:table-cell table:formula="of:=LN([.N8])/LN(2)" office:value-type="float" office:value="-0.186724057452634" calcext:value-type="float">
            <text:p>-0.186724057452634</text:p>
          </table:table-cell>
          <table:table-cell table:formula="of:=LN([.O8])/LN(2)" office:value-type="float" office:value="-3.04214185538244" calcext:value-type="float">
            <text:p>-3.04214185538244</text:p>
          </table:table-cell>
          <table:table-cell/>
          <table:table-cell table:formula="of:=(-(([.N8]*[.P8])+([.O8]*[.Q8])))" office:value-type="float" office:value="0.533376059397892" calcext:value-type="float">
            <text:p>0.533376059397892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6769415" calcext:value-type="float">
            <text:p>0.016769415</text:p>
          </table:table-cell>
          <table:table-cell office:value-type="float" office:value="0.07417888" calcext:value-type="float">
            <text:p>0.07417888</text:p>
          </table:table-cell>
          <table:table-cell office:value-type="float" office:value="0.0319199885" calcext:value-type="float">
            <text:p>0.0319199885</text:p>
          </table:table-cell>
          <table:table-cell office:value-type="float" office:value="0.0080338015" calcext:value-type="float">
            <text:p>0.0080338015</text:p>
          </table:table-cell>
          <table:table-cell office:value-type="float" office:value="0.0325771244548184" calcext:value-type="float">
            <text:p>0.0325771244548184</text:p>
          </table:table-cell>
          <table:table-cell office:value-type="float" office:value="0.00737666554518161" calcext:value-type="float">
            <text:p>0.00737666554518161</text:p>
          </table:table-cell>
          <table:table-cell/>
          <table:table-cell table:style-name="ce4" table:formula="of:=[.B9]/[.C9]" office:value-type="float" office:value="0.226067244477134" calcext:value-type="float">
            <text:p>0.226067244477134</text:p>
          </table:table-cell>
          <table:table-cell table:style-name="ce4" table:formula="of:=(1-[.I9])/(1+[.I9])" office:value-type="float" office:value="0.631231899399544" calcext:value-type="float">
            <text:p>0.631231899399544</text:p>
          </table:table-cell>
          <table:table-cell table:formula="of:=((1-[.I9])^2)/(1-[.I9]+([.I9]^2))" office:value-type="float" office:value="0.72599210203437" calcext:value-type="float">
            <text:p>0.72599210203437</text:p>
          </table:table-cell>
          <table:table-cell table:formula="of:=DEGREES(ATAN([.K9]))" office:value-type="float" office:value="35.9793533066076" calcext:value-type="float">
            <text:p>35.9793533066076</text:p>
          </table:table-cell>
          <table:table-cell/>
          <table:table-cell table:formula="of:=1/(1+[.I9])" office:value-type="float" office:value="0.815615949699772" calcext:value-type="float">
            <text:p>0.815615949699772</text:p>
          </table:table-cell>
          <table:table-cell table:formula="of:=[.I9]/(1+[.I9])" office:value-type="float" office:value="0.184384050300228" calcext:value-type="float">
            <text:p>0.184384050300228</text:p>
          </table:table-cell>
          <table:table-cell table:formula="of:=LN([.N9])/LN(2)" office:value-type="float" office:value="-0.294038106771974" calcext:value-type="float">
            <text:p>-0.294038106771974</text:p>
          </table:table-cell>
          <table:table-cell table:formula="of:=LN([.O9])/LN(2)" office:value-type="float" office:value="-2.43921423059501" calcext:value-type="float">
            <text:p>-2.43921423059501</text:p>
          </table:table-cell>
          <table:table-cell/>
          <table:table-cell table:formula="of:=(-(([.N9]*[.P9])+([.O9]*[.Q9])))" office:value-type="float" office:value="0.68957436908981" calcext:value-type="float">
            <text:p>0.68957436908981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6769415" calcext:value-type="float">
            <text:p>0.016769415</text:p>
          </table:table-cell>
          <table:table-cell office:value-type="float" office:value="0.07417888" calcext:value-type="float">
            <text:p>0.07417888</text:p>
          </table:table-cell>
          <table:table-cell office:value-type="float" office:value="0.0323532075" calcext:value-type="float">
            <text:p>0.0323532075</text:p>
          </table:table-cell>
          <table:table-cell office:value-type="float" office:value="0.0079888175" calcext:value-type="float">
            <text:p>0.0079888175</text:p>
          </table:table-cell>
          <table:table-cell office:value-type="float" office:value="0.0329118864439023" calcext:value-type="float">
            <text:p>0.0329118864439023</text:p>
          </table:table-cell>
          <table:table-cell office:value-type="float" office:value="0.00743013855609769" calcext:value-type="float">
            <text:p>0.00743013855609769</text:p>
          </table:table-cell>
          <table:table-cell/>
          <table:table-cell table:style-name="ce4" table:formula="of:=[.B10]/[.C10]" office:value-type="float" office:value="0.226067244477134" calcext:value-type="float">
            <text:p>0.226067244477134</text:p>
          </table:table-cell>
          <table:table-cell table:style-name="ce4" table:formula="of:=(1-[.I10])/(1+[.I10])" office:value-type="float" office:value="0.631231899399544" calcext:value-type="float">
            <text:p>0.631231899399544</text:p>
          </table:table-cell>
          <table:table-cell table:formula="of:=((1-[.I10])^2)/(1-[.I10]+([.I10]^2))" office:value-type="float" office:value="0.72599210203437" calcext:value-type="float">
            <text:p>0.72599210203437</text:p>
          </table:table-cell>
          <table:table-cell table:formula="of:=DEGREES(ATAN([.K10]))" office:value-type="float" office:value="35.9793533066076" calcext:value-type="float">
            <text:p>35.9793533066076</text:p>
          </table:table-cell>
          <table:table-cell/>
          <table:table-cell table:formula="of:=1/(1+[.I10])" office:value-type="float" office:value="0.815615949699772" calcext:value-type="float">
            <text:p>0.815615949699772</text:p>
          </table:table-cell>
          <table:table-cell table:formula="of:=[.I10]/(1+[.I10])" office:value-type="float" office:value="0.184384050300228" calcext:value-type="float">
            <text:p>0.184384050300228</text:p>
          </table:table-cell>
          <table:table-cell table:formula="of:=LN([.N10])/LN(2)" office:value-type="float" office:value="-0.294038106771974" calcext:value-type="float">
            <text:p>-0.294038106771974</text:p>
          </table:table-cell>
          <table:table-cell table:formula="of:=LN([.O10])/LN(2)" office:value-type="float" office:value="-2.43921423059501" calcext:value-type="float">
            <text:p>-2.43921423059501</text:p>
          </table:table-cell>
          <table:table-cell/>
          <table:table-cell table:formula="of:=(-(([.N10]*[.P10])+([.O10]*[.Q10])))" office:value-type="float" office:value="0.68957436908981" calcext:value-type="float">
            <text:p>0.68957436908981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6769415" calcext:value-type="float">
            <text:p>0.016769415</text:p>
          </table:table-cell>
          <table:table-cell office:value-type="float" office:value="0.07417888" calcext:value-type="float">
            <text:p>0.07417888</text:p>
          </table:table-cell>
          <table:table-cell office:value-type="float" office:value="0.031820935" calcext:value-type="float">
            <text:p>0.031820935</text:p>
          </table:table-cell>
          <table:table-cell office:value-type="float" office:value="0.008261378" calcext:value-type="float">
            <text:p>0.008261378</text:p>
          </table:table-cell>
          <table:table-cell office:value-type="float" office:value="0.0324247796768791" calcext:value-type="float">
            <text:p>0.0324247796768791</text:p>
          </table:table-cell>
          <table:table-cell office:value-type="float" office:value="0.00765753332312086" calcext:value-type="float">
            <text:p>0.00765753332312086</text:p>
          </table:table-cell>
          <table:table-cell/>
          <table:table-cell table:style-name="ce4" table:formula="of:=[.B11]/[.C11]" office:value-type="float" office:value="0.226067244477134" calcext:value-type="float">
            <text:p>0.226067244477134</text:p>
          </table:table-cell>
          <table:table-cell table:style-name="ce4" table:formula="of:=(1-[.I11])/(1+[.I11])" office:value-type="float" office:value="0.631231899399544" calcext:value-type="float">
            <text:p>0.631231899399544</text:p>
          </table:table-cell>
          <table:table-cell table:formula="of:=((1-[.I11])^2)/(1-[.I11]+([.I11]^2))" office:value-type="float" office:value="0.72599210203437" calcext:value-type="float">
            <text:p>0.72599210203437</text:p>
          </table:table-cell>
          <table:table-cell table:formula="of:=DEGREES(ATAN([.K11]))" office:value-type="float" office:value="35.9793533066076" calcext:value-type="float">
            <text:p>35.9793533066076</text:p>
          </table:table-cell>
          <table:table-cell/>
          <table:table-cell table:formula="of:=1/(1+[.I11])" office:value-type="float" office:value="0.815615949699772" calcext:value-type="float">
            <text:p>0.815615949699772</text:p>
          </table:table-cell>
          <table:table-cell table:formula="of:=[.I11]/(1+[.I11])" office:value-type="float" office:value="0.184384050300228" calcext:value-type="float">
            <text:p>0.184384050300228</text:p>
          </table:table-cell>
          <table:table-cell table:formula="of:=LN([.N11])/LN(2)" office:value-type="float" office:value="-0.294038106771974" calcext:value-type="float">
            <text:p>-0.294038106771974</text:p>
          </table:table-cell>
          <table:table-cell table:formula="of:=LN([.O11])/LN(2)" office:value-type="float" office:value="-2.43921423059501" calcext:value-type="float">
            <text:p>-2.43921423059501</text:p>
          </table:table-cell>
          <table:table-cell/>
          <table:table-cell table:formula="of:=(-(([.N11]*[.P11])+([.O11]*[.Q11])))" office:value-type="float" office:value="0.68957436908981" calcext:value-type="float">
            <text:p>0.68957436908981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17002596" calcext:value-type="float">
            <text:p>0.017002596</text:p>
          </table:table-cell>
          <table:table-cell office:value-type="float" office:value="0.10722796" calcext:value-type="float">
            <text:p>0.10722796</text:p>
          </table:table-cell>
          <table:table-cell office:value-type="float" office:value="0.034911938" calcext:value-type="float">
            <text:p>0.034911938</text:p>
          </table:table-cell>
          <table:table-cell office:value-type="float" office:value="0.007208616" calcext:value-type="float">
            <text:p>0.007208616</text:p>
          </table:table-cell>
          <table:table-cell office:value-type="float" office:value="0.0350195324764355" calcext:value-type="float">
            <text:p>0.0350195324764355</text:p>
          </table:table-cell>
          <table:table-cell office:value-type="float" office:value="0.00710102152356445" calcext:value-type="float">
            <text:p>0.00710102152356445</text:p>
          </table:table-cell>
          <table:table-cell/>
          <table:table-cell table:style-name="ce4" table:formula="of:=[.B12]/[.C12]" office:value-type="float" office:value="0.158564948918174" calcext:value-type="float">
            <text:p>0.158564948918174</text:p>
          </table:table-cell>
          <table:table-cell table:style-name="ce4" table:formula="of:=(1-[.I12])/(1+[.I12])" office:value-type="float" office:value="0.726273526458338" calcext:value-type="float">
            <text:p>0.726273526458338</text:p>
          </table:table-cell>
          <table:table-cell table:formula="of:=((1-[.I12])^2)/(1-[.I12]+([.I12]^2))" office:value-type="float" office:value="0.817021701111441" calcext:value-type="float">
            <text:p>0.817021701111441</text:p>
          </table:table-cell>
          <table:table-cell table:formula="of:=DEGREES(ATAN([.K12]))" office:value-type="float" office:value="39.2495681422978" calcext:value-type="float">
            <text:p>39.2495681422978</text:p>
          </table:table-cell>
          <table:table-cell/>
          <table:table-cell table:formula="of:=1/(1+[.I12])" office:value-type="float" office:value="0.863136763229169" calcext:value-type="float">
            <text:p>0.863136763229169</text:p>
          </table:table-cell>
          <table:table-cell table:formula="of:=[.I12]/(1+[.I12])" office:value-type="float" office:value="0.136863236770831" calcext:value-type="float">
            <text:p>0.136863236770831</text:p>
          </table:table-cell>
          <table:table-cell table:formula="of:=LN([.N12])/LN(2)" office:value-type="float" office:value="-0.212338923663821" calcext:value-type="float">
            <text:p>-0.212338923663821</text:p>
          </table:table-cell>
          <table:table-cell table:formula="of:=LN([.O12])/LN(2)" office:value-type="float" office:value="-2.86919312273372" calcext:value-type="float">
            <text:p>-2.86919312273372</text:p>
          </table:table-cell>
          <table:table-cell/>
          <table:table-cell table:formula="of:=(-(([.N12]*[.P12])+([.O12]*[.Q12])))" office:value-type="float" office:value="0.575964588976702" calcext:value-type="float">
            <text:p>0.575964588976702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17030295" calcext:value-type="float">
            <text:p>0.017030295</text:p>
          </table:table-cell>
          <table:table-cell office:value-type="float" office:value="0.10974304" calcext:value-type="float">
            <text:p>0.10974304</text:p>
          </table:table-cell>
          <table:table-cell office:value-type="float" office:value="0.04226466" calcext:value-type="float">
            <text:p>0.04226466</text:p>
          </table:table-cell>
          <table:table-cell office:value-type="float" office:value="0.006569455" calcext:value-type="float">
            <text:p>0.006569455</text:p>
          </table:table-cell>
          <table:table-cell office:value-type="float" office:value="0.0425948350043813" calcext:value-type="float">
            <text:p>0.0425948350043813</text:p>
          </table:table-cell>
          <table:table-cell office:value-type="float" office:value="0.00623927999561871" calcext:value-type="float">
            <text:p>0.00623927999561871</text:p>
          </table:table-cell>
          <table:table-cell/>
          <table:table-cell table:style-name="ce4" table:formula="of:=[.B13]/[.C13]" office:value-type="float" office:value="0.15518337199334" calcext:value-type="float">
            <text:p>0.15518337199334</text:p>
          </table:table-cell>
          <table:table-cell table:style-name="ce4" table:formula="of:=(1-[.I13])/(1+[.I13])" office:value-type="float" office:value="0.731326859863709" calcext:value-type="float">
            <text:p>0.731326859863709</text:p>
          </table:table-cell>
          <table:table-cell table:formula="of:=((1-[.I13])^2)/(1-[.I13]+([.I13]^2))" office:value-type="float" office:value="0.821402188227847" calcext:value-type="float">
            <text:p>0.821402188227847</text:p>
          </table:table-cell>
          <table:table-cell table:formula="of:=DEGREES(ATAN([.K13]))" office:value-type="float" office:value="39.3997580390768" calcext:value-type="float">
            <text:p>39.3997580390768</text:p>
          </table:table-cell>
          <table:table-cell/>
          <table:table-cell table:formula="of:=1/(1+[.I13])" office:value-type="float" office:value="0.865663429931854" calcext:value-type="float">
            <text:p>0.865663429931854</text:p>
          </table:table-cell>
          <table:table-cell table:formula="of:=[.I13]/(1+[.I13])" office:value-type="float" office:value="0.134336570068146" calcext:value-type="float">
            <text:p>0.134336570068146</text:p>
          </table:table-cell>
          <table:table-cell table:formula="of:=LN([.N13])/LN(2)" office:value-type="float" office:value="-0.208121880963587" calcext:value-type="float">
            <text:p>-0.208121880963587</text:p>
          </table:table-cell>
          <table:table-cell table:formula="of:=LN([.O13])/LN(2)" office:value-type="float" office:value="-2.89607599582545" calcext:value-type="float">
            <text:p>-2.89607599582545</text:p>
          </table:table-cell>
          <table:table-cell/>
          <table:table-cell table:formula="of:=(-(([.N13]*[.P13])+([.O13]*[.Q13])))" office:value-type="float" office:value="0.569212417254688" calcext:value-type="float">
            <text:p>0.569212417254688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1262338" calcext:value-type="float">
            <text:p>0.01262338</text:p>
          </table:table-cell>
          <table:table-cell office:value-type="float" office:value="0.09778466" calcext:value-type="float">
            <text:p>0.09778466</text:p>
          </table:table-cell>
          <table:table-cell office:value-type="float" office:value="0.036461398" calcext:value-type="float">
            <text:p>0.036461398</text:p>
          </table:table-cell>
          <table:table-cell office:value-type="float" office:value="0.0052970676" calcext:value-type="float">
            <text:p>0.0052970676</text:p>
          </table:table-cell>
          <table:table-cell office:value-type="float" office:value="0.0365087989689566" calcext:value-type="float">
            <text:p>0.0365087989689566</text:p>
          </table:table-cell>
          <table:table-cell office:value-type="float" office:value="0.00524966663104343" calcext:value-type="float">
            <text:p>0.00524966663104343</text:p>
          </table:table-cell>
          <table:table-cell/>
          <table:table-cell table:style-name="ce4" table:formula="of:=[.B14]/[.C14]" office:value-type="float" office:value="0.129093663566453" calcext:value-type="float">
            <text:p>0.129093663566453</text:p>
          </table:table-cell>
          <table:table-cell table:style-name="ce4" table:formula="of:=(1-[.I14])/(1+[.I14])" office:value-type="float" office:value="0.771332232688851" calcext:value-type="float">
            <text:p>0.771332232688851</text:p>
          </table:table-cell>
          <table:table-cell table:formula="of:=((1-[.I14])^2)/(1-[.I14]+([.I14]^2))" office:value-type="float" office:value="0.854554070232244" calcext:value-type="float">
            <text:p>0.854554070232244</text:p>
          </table:table-cell>
          <table:table-cell table:formula="of:=DEGREES(ATAN([.K14]))" office:value-type="float" office:value="40.5156792908337" calcext:value-type="float">
            <text:p>40.5156792908337</text:p>
          </table:table-cell>
          <table:table-cell/>
          <table:table-cell table:formula="of:=1/(1+[.I14])" office:value-type="float" office:value="0.885666116344426" calcext:value-type="float">
            <text:p>0.885666116344426</text:p>
          </table:table-cell>
          <table:table-cell table:formula="of:=[.I14]/(1+[.I14])" office:value-type="float" office:value="0.114333883655574" calcext:value-type="float">
            <text:p>0.114333883655574</text:p>
          </table:table-cell>
          <table:table-cell table:formula="of:=LN([.N14])/LN(2)" office:value-type="float" office:value="-0.175165169333175" calcext:value-type="float">
            <text:p>-0.175165169333175</text:p>
          </table:table-cell>
          <table:table-cell table:formula="of:=LN([.O14])/LN(2)" office:value-type="float" office:value="-3.12867507508282" calcext:value-type="float">
            <text:p>-3.12867507508282</text:p>
          </table:table-cell>
          <table:table-cell/>
          <table:table-cell table:formula="of:=(-(([.N14]*[.P14])+([.O14]*[.Q14])))" office:value-type="float" office:value="0.512851427272741" calcext:value-type="float">
            <text:p>0.5128514272727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16455386" calcext:value-type="float">
            <text:p>0.016455386</text:p>
          </table:table-cell>
          <table:table-cell office:value-type="float" office:value="0.106606245" calcext:value-type="float">
            <text:p>0.106606245</text:p>
          </table:table-cell>
          <table:table-cell office:value-type="float" office:value="0.039105937" calcext:value-type="float">
            <text:p>0.039105937</text:p>
          </table:table-cell>
          <table:table-cell office:value-type="float" office:value="0.00642373" calcext:value-type="float">
            <text:p>0.00642373</text:p>
          </table:table-cell>
          <table:table-cell office:value-type="float" office:value="0.0392412845563278" calcext:value-type="float">
            <text:p>0.0392412845563278</text:p>
          </table:table-cell>
          <table:table-cell office:value-type="float" office:value="0.0062883824436722" calcext:value-type="float">
            <text:p>0.0062883824436722</text:p>
          </table:table-cell>
          <table:table-cell/>
          <table:table-cell table:style-name="ce4" table:formula="of:=[.B15]/[.C15]" office:value-type="float" office:value="0.154356679573509" calcext:value-type="float">
            <text:p>0.154356679573509</text:p>
          </table:table-cell>
          <table:table-cell table:style-name="ce4" table:formula="of:=(1-[.I15])/(1+[.I15])" office:value-type="float" office:value="0.732566749420053" calcext:value-type="float">
            <text:p>0.732566749420053</text:p>
          </table:table-cell>
          <table:table-cell table:formula="of:=((1-[.I15])^2)/(1-[.I15]+([.I15]^2))" office:value-type="float" office:value="0.822470237081667" calcext:value-type="float">
            <text:p>0.822470237081667</text:p>
          </table:table-cell>
          <table:table-cell table:formula="of:=DEGREES(ATAN([.K15]))" office:value-type="float" office:value="39.4362795571533" calcext:value-type="float">
            <text:p>39.4362795571533</text:p>
          </table:table-cell>
          <table:table-cell/>
          <table:table-cell table:formula="of:=1/(1+[.I15])" office:value-type="float" office:value="0.866283374710026" calcext:value-type="float">
            <text:p>0.866283374710026</text:p>
          </table:table-cell>
          <table:table-cell table:formula="of:=[.I15]/(1+[.I15])" office:value-type="float" office:value="0.133716625289974" calcext:value-type="float">
            <text:p>0.133716625289974</text:p>
          </table:table-cell>
          <table:table-cell table:formula="of:=LN([.N15])/LN(2)" office:value-type="float" office:value="-0.207089064836793" calcext:value-type="float">
            <text:p>-0.207089064836793</text:p>
          </table:table-cell>
          <table:table-cell table:formula="of:=LN([.O15])/LN(2)" office:value-type="float" office:value="-2.90274924477197" calcext:value-type="float">
            <text:p>-2.90274924477197</text:p>
          </table:table-cell>
          <table:table-cell/>
          <table:table-cell table:formula="of:=(-(([.N15]*[.P15])+([.O15]*[.Q15])))" office:value-type="float" office:value="0.567543647026287" calcext:value-type="float">
            <text:p>0.567543647026287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12940057" calcext:value-type="float">
            <text:p>0.012940057</text:p>
          </table:table-cell>
          <table:table-cell office:value-type="float" office:value="0.098613605" calcext:value-type="float">
            <text:p>0.098613605</text:p>
          </table:table-cell>
          <table:table-cell office:value-type="float" office:value="0.033342108" calcext:value-type="float">
            <text:p>0.033342108</text:p>
          </table:table-cell>
          <table:table-cell office:value-type="float" office:value="0.005906882" calcext:value-type="float">
            <text:p>0.005906882</text:p>
          </table:table-cell>
          <table:table-cell office:value-type="float" office:value="0.0334570532906258" calcext:value-type="float">
            <text:p>0.0334570532906258</text:p>
          </table:table-cell>
          <table:table-cell office:value-type="float" office:value="0.00579193670937417" calcext:value-type="float">
            <text:p>0.00579193670937417</text:p>
          </table:table-cell>
          <table:table-cell/>
          <table:table-cell table:style-name="ce4" table:formula="of:=[.B16]/[.C16]" office:value-type="float" office:value="0.131219794672348" calcext:value-type="float">
            <text:p>0.131219794672348</text:p>
          </table:table-cell>
          <table:table-cell table:style-name="ce4" table:formula="of:=(1-[.I16])/(1+[.I16])" office:value-type="float" office:value="0.76800300827417" calcext:value-type="float">
            <text:p>0.76800300827417</text:p>
          </table:table-cell>
          <table:table-cell table:formula="of:=((1-[.I16])^2)/(1-[.I16]+([.I16]^2))" office:value-type="float" office:value="0.851896200342857" calcext:value-type="float">
            <text:p>0.851896200342857</text:p>
          </table:table-cell>
          <table:table-cell table:formula="of:=DEGREES(ATAN([.K16]))" office:value-type="float" office:value="40.4275511843448" calcext:value-type="float">
            <text:p>40.4275511843448</text:p>
          </table:table-cell>
          <table:table-cell/>
          <table:table-cell table:formula="of:=1/(1+[.I16])" office:value-type="float" office:value="0.884001504137085" calcext:value-type="float">
            <text:p>0.884001504137085</text:p>
          </table:table-cell>
          <table:table-cell table:formula="of:=[.I16]/(1+[.I16])" office:value-type="float" office:value="0.115998495862915" calcext:value-type="float">
            <text:p>0.115998495862915</text:p>
          </table:table-cell>
          <table:table-cell table:formula="of:=LN([.N16])/LN(2)" office:value-type="float" office:value="-0.177879270509041" calcext:value-type="float">
            <text:p>-0.177879270509041</text:p>
          </table:table-cell>
          <table:table-cell table:formula="of:=LN([.O16])/LN(2)" office:value-type="float" office:value="-3.10782199664816" calcext:value-type="float">
            <text:p>-3.10782199664816</text:p>
          </table:table-cell>
          <table:table-cell/>
          <table:table-cell table:formula="of:=(-(([.N16]*[.P16])+([.O16]*[.Q16])))" office:value-type="float" office:value="0.517748219705667" calcext:value-type="float">
            <text:p>0.517748219705667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13200693" calcext:value-type="float">
            <text:p>0.013200693</text:p>
          </table:table-cell>
          <table:table-cell office:value-type="float" office:value="0.099313356" calcext:value-type="float">
            <text:p>0.099313356</text:p>
          </table:table-cell>
          <table:table-cell office:value-type="float" office:value="0.029495604" calcext:value-type="float">
            <text:p>0.029495604</text:p>
          </table:table-cell>
          <table:table-cell office:value-type="float" office:value="0.0069813933" calcext:value-type="float">
            <text:p>0.0069813933</text:p>
          </table:table-cell>
          <table:table-cell office:value-type="float" office:value="0.0296146599552795" calcext:value-type="float">
            <text:p>0.0296146599552795</text:p>
          </table:table-cell>
          <table:table-cell office:value-type="float" office:value="0.00686233734472047" calcext:value-type="float">
            <text:p>0.00686233734472047</text:p>
          </table:table-cell>
          <table:table-cell/>
          <table:table-cell table:style-name="ce4" table:formula="of:=[.B17]/[.C17]" office:value-type="float" office:value="0.132919614558187" calcext:value-type="float">
            <text:p>0.132919614558187</text:p>
          </table:table-cell>
          <table:table-cell table:style-name="ce4" table:formula="of:=(1-[.I17])/(1+[.I17])" office:value-type="float" office:value="0.765350316385823" calcext:value-type="float">
            <text:p>0.765350316385823</text:p>
          </table:table-cell>
          <table:table-cell table:formula="of:=((1-[.I17])^2)/(1-[.I17]+([.I17]^2))" office:value-type="float" office:value="0.849765568105752" calcext:value-type="float">
            <text:p>0.849765568105752</text:p>
          </table:table-cell>
          <table:table-cell table:formula="of:=DEGREES(ATAN([.K17]))" office:value-type="float" office:value="40.3567377271791" calcext:value-type="float">
            <text:p>40.3567377271791</text:p>
          </table:table-cell>
          <table:table-cell/>
          <table:table-cell table:formula="of:=1/(1+[.I17])" office:value-type="float" office:value="0.882675158192912" calcext:value-type="float">
            <text:p>0.882675158192912</text:p>
          </table:table-cell>
          <table:table-cell table:formula="of:=[.I17]/(1+[.I17])" office:value-type="float" office:value="0.117324841807088" calcext:value-type="float">
            <text:p>0.117324841807088</text:p>
          </table:table-cell>
          <table:table-cell table:formula="of:=LN([.N17])/LN(2)" office:value-type="float" office:value="-0.180045499470426" calcext:value-type="float">
            <text:p>-0.180045499470426</text:p>
          </table:table-cell>
          <table:table-cell table:formula="of:=LN([.O17])/LN(2)" office:value-type="float" office:value="-3.09141957975266" calcext:value-type="float">
            <text:p>-3.09141957975266</text:p>
          </table:table-cell>
          <table:table-cell/>
          <table:table-cell table:formula="of:=(-(([.N17]*[.P17])+([.O17]*[.Q17])))" office:value-type="float" office:value="0.521622002880797" calcext:value-type="float">
            <text:p>0.521622002880797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18077325" calcext:value-type="float">
            <text:p>0.018077325</text:p>
          </table:table-cell>
          <table:table-cell office:value-type="float" office:value="0.12046044" calcext:value-type="float">
            <text:p>0.12046044</text:p>
          </table:table-cell>
          <table:table-cell office:value-type="float" office:value="0.035846416" calcext:value-type="float">
            <text:p>0.035846416</text:p>
          </table:table-cell>
          <table:table-cell office:value-type="float" office:value="0.008111189" calcext:value-type="float">
            <text:p>0.008111189</text:p>
          </table:table-cell>
          <table:table-cell office:value-type="float" office:value="0.0369188753096116" calcext:value-type="float">
            <text:p>0.0369188753096116</text:p>
          </table:table-cell>
          <table:table-cell office:value-type="float" office:value="0.00703872969038835" calcext:value-type="float">
            <text:p>0.00703872969038835</text:p>
          </table:table-cell>
          <table:table-cell/>
          <table:table-cell table:style-name="ce4" table:formula="of:=[.B18]/[.C18]" office:value-type="float" office:value="0.150068561927883" calcext:value-type="float">
            <text:p>0.150068561927883</text:p>
          </table:table-cell>
          <table:table-cell table:style-name="ce4" table:formula="of:=(1-[.I18])/(1+[.I18])" office:value-type="float" office:value="0.739026755628691" calcext:value-type="float">
            <text:p>0.739026755628691</text:p>
          </table:table-cell>
          <table:table-cell table:formula="of:=((1-[.I18])^2)/(1-[.I18]+([.I18]^2))" office:value-type="float" office:value="0.827992187564033" calcext:value-type="float">
            <text:p>0.827992187564033</text:p>
          </table:table-cell>
          <table:table-cell table:formula="of:=DEGREES(ATAN([.K18]))" office:value-type="float" office:value="39.6244910506434" calcext:value-type="float">
            <text:p>39.6244910506434</text:p>
          </table:table-cell>
          <table:table-cell/>
          <table:table-cell table:formula="of:=1/(1+[.I18])" office:value-type="float" office:value="0.869513377814345" calcext:value-type="float">
            <text:p>0.869513377814345</text:p>
          </table:table-cell>
          <table:table-cell table:formula="of:=[.I18]/(1+[.I18])" office:value-type="float" office:value="0.130486622185655" calcext:value-type="float">
            <text:p>0.130486622185655</text:p>
          </table:table-cell>
          <table:table-cell table:formula="of:=LN([.N18])/LN(2)" office:value-type="float" office:value="-0.201719870739119" calcext:value-type="float">
            <text:p>-0.201719870739119</text:p>
          </table:table-cell>
          <table:table-cell table:formula="of:=LN([.O18])/LN(2)" office:value-type="float" office:value="-2.93802618920889" calcext:value-type="float">
            <text:p>-2.93802618920889</text:p>
          </table:table-cell>
          <table:table-cell/>
          <table:table-cell table:formula="of:=(-(([.N18]*[.P18])+([.O18]*[.Q18])))" office:value-type="float" office:value="0.558771239501504" calcext:value-type="float">
            <text:p>0.558771239501504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19317277" calcext:value-type="float">
            <text:p>0.019317277</text:p>
          </table:table-cell>
          <table:table-cell office:value-type="float" office:value="0.12148434" calcext:value-type="float">
            <text:p>0.12148434</text:p>
          </table:table-cell>
          <table:table-cell office:value-type="float" office:value="0.0414006" calcext:value-type="float">
            <text:p>0.0414006</text:p>
          </table:table-cell>
          <table:table-cell office:value-type="float" office:value="0.0071390257" calcext:value-type="float">
            <text:p>0.0071390257</text:p>
          </table:table-cell>
          <table:table-cell office:value-type="float" office:value="0.0418379066562244" calcext:value-type="float">
            <text:p>0.0418379066562244</text:p>
          </table:table-cell>
          <table:table-cell office:value-type="float" office:value="0.00670171904377563" calcext:value-type="float">
            <text:p>0.00670171904377563</text:p>
          </table:table-cell>
          <table:table-cell/>
          <table:table-cell table:style-name="ce4" table:formula="of:=[.B19]/[.C19]" office:value-type="float" office:value="0.159010428833873" calcext:value-type="float">
            <text:p>0.159010428833873</text:p>
          </table:table-cell>
          <table:table-cell table:style-name="ce4" table:formula="of:=(1-[.I19])/(1+[.I19])" office:value-type="float" office:value="0.725610011992973" calcext:value-type="float">
            <text:p>0.725610011992973</text:p>
          </table:table-cell>
          <table:table-cell table:formula="of:=((1-[.I19])^2)/(1-[.I19]+([.I19]^2))" office:value-type="float" office:value="0.816443239139619" calcext:value-type="float">
            <text:p>0.816443239139619</text:p>
          </table:table-cell>
          <table:table-cell table:formula="of:=DEGREES(ATAN([.K19]))" office:value-type="float" office:value="39.2296866800738" calcext:value-type="float">
            <text:p>39.2296866800738</text:p>
          </table:table-cell>
          <table:table-cell/>
          <table:table-cell table:formula="of:=1/(1+[.I19])" office:value-type="float" office:value="0.862805005996487" calcext:value-type="float">
            <text:p>0.862805005996487</text:p>
          </table:table-cell>
          <table:table-cell table:formula="of:=[.I19]/(1+[.I19])" office:value-type="float" office:value="0.137194994003513" calcext:value-type="float">
            <text:p>0.137194994003513</text:p>
          </table:table-cell>
          <table:table-cell table:formula="of:=LN([.N19])/LN(2)" office:value-type="float" office:value="-0.212893547845005" calcext:value-type="float">
            <text:p>-0.212893547845005</text:p>
          </table:table-cell>
          <table:table-cell table:formula="of:=LN([.O19])/LN(2)" office:value-type="float" office:value="-2.86570025374154" calcext:value-type="float">
            <text:p>-2.86570025374154</text:p>
          </table:table-cell>
          <table:table-cell/>
          <table:table-cell table:formula="of:=(-(([.N19]*[.P19])+([.O19]*[.Q19])))" office:value-type="float" office:value="0.576845347952962" calcext:value-type="float">
            <text:p>0.576845347952962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19489858" calcext:value-type="float">
            <text:p>0.019489858</text:p>
          </table:table-cell>
          <table:table-cell office:value-type="float" office:value="0.116189755" calcext:value-type="float">
            <text:p>0.116189755</text:p>
          </table:table-cell>
          <table:table-cell office:value-type="float" office:value="0.04368996" calcext:value-type="float">
            <text:p>0.04368996</text:p>
          </table:table-cell>
          <table:table-cell office:value-type="float" office:value="0.007234926" calcext:value-type="float">
            <text:p>0.007234926</text:p>
          </table:table-cell>
          <table:table-cell office:value-type="float" office:value="0.0437073826252309" calcext:value-type="float">
            <text:p>0.0437073826252309</text:p>
          </table:table-cell>
          <table:table-cell office:value-type="float" office:value="0.00721750337476908" calcext:value-type="float">
            <text:p>0.00721750337476908</text:p>
          </table:table-cell>
          <table:table-cell/>
          <table:table-cell table:style-name="ce4" table:formula="of:=[.B20]/[.C20]" office:value-type="float" office:value="0.167741622314291" calcext:value-type="float">
            <text:p>0.167741622314291</text:p>
          </table:table-cell>
          <table:table-cell table:style-name="ce4" table:formula="of:=(1-[.I20])/(1+[.I20])" office:value-type="float" office:value="0.712707641641048" calcext:value-type="float">
            <text:p>0.712707641641048</text:p>
          </table:table-cell>
          <table:table-cell table:formula="of:=((1-[.I20])^2)/(1-[.I20]+([.I20]^2))" office:value-type="float" office:value="0.805041289664017" calcext:value-type="float">
            <text:p>0.805041289664017</text:p>
          </table:table-cell>
          <table:table-cell table:formula="of:=DEGREES(ATAN([.K20]))" office:value-type="float" office:value="38.8355004148647" calcext:value-type="float">
            <text:p>38.8355004148647</text:p>
          </table:table-cell>
          <table:table-cell/>
          <table:table-cell table:formula="of:=1/(1+[.I20])" office:value-type="float" office:value="0.856353820820524" calcext:value-type="float">
            <text:p>0.856353820820524</text:p>
          </table:table-cell>
          <table:table-cell table:formula="of:=[.I20]/(1+[.I20])" office:value-type="float" office:value="0.143646179179476" calcext:value-type="float">
            <text:p>0.143646179179476</text:p>
          </table:table-cell>
          <table:table-cell table:formula="of:=LN([.N20])/LN(2)" office:value-type="float" office:value="-0.223721094901341" calcext:value-type="float">
            <text:p>-0.223721094901341</text:p>
          </table:table-cell>
          <table:table-cell table:formula="of:=LN([.O20])/LN(2)" office:value-type="float" office:value="-2.79940847550896" calcext:value-type="float">
            <text:p>-2.79940847550896</text:p>
          </table:table-cell>
          <table:table-cell/>
          <table:table-cell table:formula="of:=(-(([.N20]*[.P20])+([.O20]*[.Q20])))" office:value-type="float" office:value="0.593708745886419" calcext:value-type="float">
            <text:p>0.593708745886419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21164179" calcext:value-type="float">
            <text:p>0.021164179</text:p>
          </table:table-cell>
          <table:table-cell office:value-type="float" office:value="0.12173675" calcext:value-type="float">
            <text:p>0.12173675</text:p>
          </table:table-cell>
          <table:table-cell office:value-type="float" office:value="0.04740484" calcext:value-type="float">
            <text:p>0.04740484</text:p>
          </table:table-cell>
          <table:table-cell office:value-type="float" office:value="0.008803941" calcext:value-type="float">
            <text:p>0.008803941</text:p>
          </table:table-cell>
          <table:table-cell office:value-type="float" office:value="0.04771173307207" calcext:value-type="float">
            <text:p>0.04771173307207</text:p>
          </table:table-cell>
          <table:table-cell office:value-type="float" office:value="0.00849704792793001" calcext:value-type="float">
            <text:p>0.00849704792793001</text:p>
          </table:table-cell>
          <table:table-cell/>
          <table:table-cell table:style-name="ce4" table:formula="of:=[.B21]/[.C21]" office:value-type="float" office:value="0.173852012642033" calcext:value-type="float">
            <text:p>0.173852012642033</text:p>
          </table:table-cell>
          <table:table-cell table:style-name="ce4" table:formula="of:=(1-[.I21])/(1+[.I21])" office:value-type="float" office:value="0.70379228255402" calcext:value-type="float">
            <text:p>0.70379228255402</text:p>
          </table:table-cell>
          <table:table-cell table:formula="of:=((1-[.I21])^2)/(1-[.I21]+([.I21]^2))" office:value-type="float" office:value="0.796990199146476" calcext:value-type="float">
            <text:p>0.796990199146476</text:p>
          </table:table-cell>
          <table:table-cell table:formula="of:=DEGREES(ATAN([.K21]))" office:value-type="float" office:value="38.5545020025172" calcext:value-type="float">
            <text:p>38.5545020025172</text:p>
          </table:table-cell>
          <table:table-cell/>
          <table:table-cell table:formula="of:=1/(1+[.I21])" office:value-type="float" office:value="0.85189614127701" calcext:value-type="float">
            <text:p>0.85189614127701</text:p>
          </table:table-cell>
          <table:table-cell table:formula="of:=[.I21]/(1+[.I21])" office:value-type="float" office:value="0.14810385872299" calcext:value-type="float">
            <text:p>0.14810385872299</text:p>
          </table:table-cell>
          <table:table-cell table:formula="of:=LN([.N21])/LN(2)" office:value-type="float" office:value="-0.23125053955113" calcext:value-type="float">
            <text:p>-0.23125053955113</text:p>
          </table:table-cell>
          <table:table-cell table:formula="of:=LN([.O21])/LN(2)" office:value-type="float" office:value="-2.75531886555027" calcext:value-type="float">
            <text:p>-2.75531886555027</text:p>
          </table:table-cell>
          <table:table-cell/>
          <table:table-cell table:formula="of:=(-(([.N21]*[.P21])+([.O21]*[.Q21])))" office:value-type="float" office:value="0.60507479831208" calcext:value-type="float">
            <text:p>0.60507479831208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22]/[.C22]" office:value-type="string" office:string-value="" calcext:value-type="error">
            <text:p>#DIV/0!</text:p>
          </table:table-cell>
          <table:table-cell table:style-name="ce4" table:formula="of:=(1-[.I22])/(1+[.I22])" office:value-type="string" office:string-value="" calcext:value-type="error">
            <text:p>#DIV/0!</text:p>
          </table:table-cell>
          <table:table-cell table:formula="of:=((1-[.I22])^2)/(1-[.I22]+([.I22]^2))" office:value-type="string" office:string-value="" calcext:value-type="error">
            <text:p>#DIV/0!</text:p>
          </table:table-cell>
          <table:table-cell table:formula="of:=DEGREES(ATAN([.K22]))" office:value-type="string" office:string-value="" calcext:value-type="error">
            <text:p>#DIV/0!</text:p>
          </table:table-cell>
          <table:table-cell/>
          <table:table-cell table:formula="of:=1/(1+[.I22])" office:value-type="string" office:string-value="" calcext:value-type="error">
            <text:p>#DIV/0!</text:p>
          </table:table-cell>
          <table:table-cell table:formula="of:=[.I22]/(1+[.I22])" office:value-type="string" office:string-value="" calcext:value-type="error">
            <text:p>#DIV/0!</text:p>
          </table:table-cell>
          <table:table-cell table:formula="of:=LN([.N22])/LN(2)" office:value-type="string" office:string-value="" calcext:value-type="error">
            <text:p>#DIV/0!</text:p>
          </table:table-cell>
          <table:table-cell table:formula="of:=LN([.O22])/LN(2)" office:value-type="string" office:string-value="" calcext:value-type="error">
            <text:p>#DIV/0!</text:p>
          </table:table-cell>
          <table:table-cell/>
          <table:table-cell table:formula="of:=(-(([.N22]*[.P22])+([.O22]*[.Q22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23]/[.C23]" office:value-type="string" office:string-value="" calcext:value-type="error">
            <text:p>#DIV/0!</text:p>
          </table:table-cell>
          <table:table-cell table:style-name="ce4" table:formula="of:=(1-[.I23])/(1+[.I23])" office:value-type="string" office:string-value="" calcext:value-type="error">
            <text:p>#DIV/0!</text:p>
          </table:table-cell>
          <table:table-cell table:formula="of:=((1-[.I23])^2)/(1-[.I23]+([.I23]^2))" office:value-type="string" office:string-value="" calcext:value-type="error">
            <text:p>#DIV/0!</text:p>
          </table:table-cell>
          <table:table-cell table:formula="of:=DEGREES(ATAN([.K23]))" office:value-type="string" office:string-value="" calcext:value-type="error">
            <text:p>#DIV/0!</text:p>
          </table:table-cell>
          <table:table-cell/>
          <table:table-cell table:formula="of:=1/(1+[.I23])" office:value-type="string" office:string-value="" calcext:value-type="error">
            <text:p>#DIV/0!</text:p>
          </table:table-cell>
          <table:table-cell table:formula="of:=[.I23]/(1+[.I23])" office:value-type="string" office:string-value="" calcext:value-type="error">
            <text:p>#DIV/0!</text:p>
          </table:table-cell>
          <table:table-cell table:formula="of:=LN([.N23])/LN(2)" office:value-type="string" office:string-value="" calcext:value-type="error">
            <text:p>#DIV/0!</text:p>
          </table:table-cell>
          <table:table-cell table:formula="of:=LN([.O23])/LN(2)" office:value-type="string" office:string-value="" calcext:value-type="error">
            <text:p>#DIV/0!</text:p>
          </table:table-cell>
          <table:table-cell/>
          <table:table-cell table:formula="of:=(-(([.N23]*[.P23])+([.O23]*[.Q23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0.012713635" calcext:value-type="float">
            <text:p>0.012713635</text:p>
          </table:table-cell>
          <table:table-cell table:style-name="ce2" office:value-type="float" office:value="0.09982449" calcext:value-type="float">
            <text:p>0.09982449</text:p>
          </table:table-cell>
          <table:table-cell table:style-name="ce2" office:value-type="float" office:value="0.032315657" calcext:value-type="float">
            <text:p>0.032315657</text:p>
          </table:table-cell>
          <table:table-cell table:style-name="ce2" office:value-type="float" office:value="0.008889363" calcext:value-type="float">
            <text:p>0.008889363</text:p>
          </table:table-cell>
          <table:table-cell table:style-name="ce2" office:value-type="float" office:value="0.0330166298666085" calcext:value-type="float">
            <text:p>0.0330166298666085</text:p>
          </table:table-cell>
          <table:table-cell table:style-name="ce2" office:value-type="float" office:value="0.00818839013339153" calcext:value-type="float">
            <text:p>0.00818839013339153</text:p>
          </table:table-cell>
          <table:table-cell/>
          <table:table-cell table:style-name="ce4" table:formula="of:=[.B24]/[.C24]" office:value-type="float" office:value="0.127359879324202" calcext:value-type="float">
            <text:p>0.127359879324202</text:p>
          </table:table-cell>
          <table:table-cell table:style-name="ce4" table:formula="of:=(1-[.I24])/(1+[.I24])" office:value-type="float" office:value="0.774056392000489" calcext:value-type="float">
            <text:p>0.774056392000489</text:p>
          </table:table-cell>
          <table:table-cell table:formula="of:=((1-[.I24])^2)/(1-[.I24]+([.I24]^2))" office:value-type="float" office:value="0.856715585330885" calcext:value-type="float">
            <text:p>0.856715585330885</text:p>
          </table:table-cell>
          <table:table-cell table:formula="of:=DEGREES(ATAN([.K24]))" office:value-type="float" office:value="40.5871791627815" calcext:value-type="float">
            <text:p>40.5871791627815</text:p>
          </table:table-cell>
          <table:table-cell/>
          <table:table-cell table:formula="of:=1/(1+[.I24])" office:value-type="float" office:value="0.887028196000244" calcext:value-type="float">
            <text:p>0.887028196000244</text:p>
          </table:table-cell>
          <table:table-cell table:formula="of:=[.I24]/(1+[.I24])" office:value-type="float" office:value="0.112971803999756" calcext:value-type="float">
            <text:p>0.112971803999756</text:p>
          </table:table-cell>
          <table:table-cell table:formula="of:=LN([.N24])/LN(2)" office:value-type="float" office:value="-0.172948130627992" calcext:value-type="float">
            <text:p>-0.172948130627992</text:p>
          </table:table-cell>
          <table:table-cell table:formula="of:=LN([.O24])/LN(2)" office:value-type="float" office:value="-3.14596535150025" calcext:value-type="float">
            <text:p>-3.14596535150025</text:p>
          </table:table-cell>
          <table:table-cell/>
          <table:table-cell table:formula="of:=(-(([.N24]*[.P24])+([.O24]*[.Q24])))" office:value-type="float" office:value="0.508815249392272" calcext:value-type="float">
            <text:p>0.508815249392272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0.0112252645" calcext:value-type="float">
            <text:p>0.0112252645</text:p>
          </table:table-cell>
          <table:table-cell table:style-name="ce2" office:value-type="float" office:value="0.08115394" calcext:value-type="float">
            <text:p>0.08115394</text:p>
          </table:table-cell>
          <table:table-cell table:style-name="ce2" office:value-type="float" office:value="0.03197772" calcext:value-type="float">
            <text:p>0.03197772</text:p>
          </table:table-cell>
          <table:table-cell table:style-name="ce2" office:value-type="float" office:value="0.0068547567" calcext:value-type="float">
            <text:p>0.0068547567</text:p>
          </table:table-cell>
          <table:table-cell table:style-name="ce2" office:value-type="float" office:value="0.0324678222160514" calcext:value-type="float">
            <text:p>0.0324678222160514</text:p>
          </table:table-cell>
          <table:table-cell table:style-name="ce2" office:value-type="float" office:value="0.00636465448394864" calcext:value-type="float">
            <text:p>0.00636465448394864</text:p>
          </table:table-cell>
          <table:table-cell/>
          <table:table-cell table:style-name="ce4" table:formula="of:=[.B25]/[.C25]" office:value-type="float" office:value="0.13832063483301" calcext:value-type="float">
            <text:p>0.13832063483301</text:p>
          </table:table-cell>
          <table:table-cell table:style-name="ce4" table:formula="of:=(1-[.I25])/(1+[.I25])" office:value-type="float" office:value="0.756974211658209" calcext:value-type="float">
            <text:p>0.756974211658209</text:p>
          </table:table-cell>
          <table:table-cell table:formula="of:=((1-[.I25])^2)/(1-[.I25]+([.I25]^2))" office:value-type="float" office:value="0.842962356764051" calcext:value-type="float">
            <text:p>0.842962356764051</text:p>
          </table:table-cell>
          <table:table-cell table:formula="of:=DEGREES(ATAN([.K25]))" office:value-type="float" office:value="40.1296278829274" calcext:value-type="float">
            <text:p>40.1296278829274</text:p>
          </table:table-cell>
          <table:table-cell/>
          <table:table-cell table:formula="of:=1/(1+[.I25])" office:value-type="float" office:value="0.878487105829105" calcext:value-type="float">
            <text:p>0.878487105829105</text:p>
          </table:table-cell>
          <table:table-cell table:formula="of:=[.I25]/(1+[.I25])" office:value-type="float" office:value="0.121512894170895" calcext:value-type="float">
            <text:p>0.121512894170895</text:p>
          </table:table-cell>
          <table:table-cell table:formula="of:=LN([.N25])/LN(2)" office:value-type="float" office:value="-0.186906983944464" calcext:value-type="float">
            <text:p>-0.186906983944464</text:p>
          </table:table-cell>
          <table:table-cell table:formula="of:=LN([.O25])/LN(2)" office:value-type="float" office:value="-3.04081868336585" calcext:value-type="float">
            <text:p>-3.04081868336585</text:p>
          </table:table-cell>
          <table:table-cell/>
          <table:table-cell table:formula="of:=(-(([.N25]*[.P25])+([.O25]*[.Q25])))" office:value-type="float" office:value="0.533694054249335" calcext:value-type="float">
            <text:p>0.533694054249335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0.012423859" calcext:value-type="float">
            <text:p>0.012423859</text:p>
          </table:table-cell>
          <table:table-cell table:style-name="ce2" office:value-type="float" office:value="0.073415846" calcext:value-type="float">
            <text:p>0.073415846</text:p>
          </table:table-cell>
          <table:table-cell table:style-name="ce2" office:value-type="float" office:value="0.032519642" calcext:value-type="float">
            <text:p>0.032519642</text:p>
          </table:table-cell>
          <table:table-cell table:style-name="ce2" office:value-type="float" office:value="0.0061146687" calcext:value-type="float">
            <text:p>0.0061146687</text:p>
          </table:table-cell>
          <table:table-cell table:style-name="ce2" office:value-type="float" office:value="0.0327189600452449" calcext:value-type="float">
            <text:p>0.0327189600452449</text:p>
          </table:table-cell>
          <table:table-cell table:style-name="ce2" office:value-type="float" office:value="0.00591535065475505" calcext:value-type="float">
            <text:p>0.00591535065475505</text:p>
          </table:table-cell>
          <table:table-cell/>
          <table:table-cell table:style-name="ce4" table:formula="of:=[.B26]/[.C26]" office:value-type="float" office:value="0.169225850778863" calcext:value-type="float">
            <text:p>0.169225850778863</text:p>
          </table:table-cell>
          <table:table-cell table:style-name="ce4" table:formula="of:=(1-[.I26])/(1+[.I26])" office:value-type="float" office:value="0.710533511269639" calcext:value-type="float">
            <text:p>0.710533511269639</text:p>
          </table:table-cell>
          <table:table-cell table:formula="of:=((1-[.I26])^2)/(1-[.I26]+([.I26]^2))" office:value-type="float" office:value="0.803091018287411" calcext:value-type="float">
            <text:p>0.803091018287411</text:p>
          </table:table-cell>
          <table:table-cell table:formula="of:=DEGREES(ATAN([.K26]))" office:value-type="float" office:value="38.7676347530194" calcext:value-type="float">
            <text:p>38.7676347530194</text:p>
          </table:table-cell>
          <table:table-cell/>
          <table:table-cell table:formula="of:=1/(1+[.I26])" office:value-type="float" office:value="0.85526675563482" calcext:value-type="float">
            <text:p>0.85526675563482</text:p>
          </table:table-cell>
          <table:table-cell table:formula="of:=[.I26]/(1+[.I26])" office:value-type="float" office:value="0.14473324436518" calcext:value-type="float">
            <text:p>0.14473324436518</text:p>
          </table:table-cell>
          <table:table-cell table:formula="of:=LN([.N26])/LN(2)" office:value-type="float" office:value="-0.225553631603665" calcext:value-type="float">
            <text:p>-0.225553631603665</text:p>
          </table:table-cell>
          <table:table-cell table:formula="of:=LN([.O26])/LN(2)" office:value-type="float" office:value="-2.78853175648609" calcext:value-type="float">
            <text:p>-2.78853175648609</text:p>
          </table:table-cell>
          <table:table-cell/>
          <table:table-cell table:formula="of:=(-(([.N26]*[.P26])+([.O26]*[.Q26])))" office:value-type="float" office:value="0.596501770854885" calcext:value-type="float">
            <text:p>0.596501770854885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float" office:value="0.013262324" calcext:value-type="float">
            <text:p>0.013262324</text:p>
          </table:table-cell>
          <table:table-cell table:style-name="ce2" office:value-type="float" office:value="0.08212671" calcext:value-type="float">
            <text:p>0.08212671</text:p>
          </table:table-cell>
          <table:table-cell table:style-name="ce2" office:value-type="float" office:value="0.03218453" calcext:value-type="float">
            <text:p>0.03218453</text:p>
          </table:table-cell>
          <table:table-cell table:style-name="ce2" office:value-type="float" office:value="0.009388115" calcext:value-type="float">
            <text:p>0.009388115</text:p>
          </table:table-cell>
          <table:table-cell table:style-name="ce2" office:value-type="float" office:value="0.0325764867667685" calcext:value-type="float">
            <text:p>0.0325764867667685</text:p>
          </table:table-cell>
          <table:table-cell table:style-name="ce2" office:value-type="float" office:value="0.00899615823323149" calcext:value-type="float">
            <text:p>0.00899615823323149</text:p>
          </table:table-cell>
          <table:table-cell/>
          <table:table-cell table:style-name="ce4" table:formula="of:=[.B27]/[.C27]" office:value-type="float" office:value="0.161486123089553" calcext:value-type="float">
            <text:p>0.161486123089553</text:p>
          </table:table-cell>
          <table:table-cell table:style-name="ce4" table:formula="of:=(1-[.I27])/(1+[.I27])" office:value-type="float" office:value="0.721931894183979" calcext:value-type="float">
            <text:p>0.721931894183979</text:p>
          </table:table-cell>
          <table:table-cell table:formula="of:=((1-[.I27])^2)/(1-[.I27]+([.I27]^2))" office:value-type="float" office:value="0.813222665232295" calcext:value-type="float">
            <text:p>0.813222665232295</text:p>
          </table:table-cell>
          <table:table-cell table:formula="of:=DEGREES(ATAN([.K27]))" office:value-type="float" office:value="39.1187908924693" calcext:value-type="float">
            <text:p>39.1187908924693</text:p>
          </table:table-cell>
          <table:table-cell/>
          <table:table-cell table:formula="of:=1/(1+[.I27])" office:value-type="float" office:value="0.86096594709199" calcext:value-type="float">
            <text:p>0.86096594709199</text:p>
          </table:table-cell>
          <table:table-cell table:formula="of:=[.I27]/(1+[.I27])" office:value-type="float" office:value="0.13903405290801" calcext:value-type="float">
            <text:p>0.13903405290801</text:p>
          </table:table-cell>
          <table:table-cell table:formula="of:=LN([.N27])/LN(2)" office:value-type="float" office:value="-0.215971917582381" calcext:value-type="float">
            <text:p>-0.215971917582381</text:p>
          </table:table-cell>
          <table:table-cell table:formula="of:=LN([.O27])/LN(2)" office:value-type="float" office:value="-2.84648981665303" calcext:value-type="float">
            <text:p>-2.84648981665303</text:p>
          </table:table-cell>
          <table:table-cell/>
          <table:table-cell table:formula="of:=(-(([.N27]*[.P27])+([.O27]*[.Q27])))" office:value-type="float" office:value="0.581703482337238" calcext:value-type="float">
            <text:p>0.581703482337238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float" office:value="0.012691732" calcext:value-type="float">
            <text:p>0.012691732</text:p>
          </table:table-cell>
          <table:table-cell table:style-name="ce2" office:value-type="float" office:value="0.08070345" calcext:value-type="float">
            <text:p>0.08070345</text:p>
          </table:table-cell>
          <table:table-cell table:style-name="ce2" office:value-type="float" office:value="0.039948158" calcext:value-type="float">
            <text:p>0.039948158</text:p>
          </table:table-cell>
          <table:table-cell table:style-name="ce2" office:value-type="float" office:value="0.007170474" calcext:value-type="float">
            <text:p>0.007170474</text:p>
          </table:table-cell>
          <table:table-cell table:style-name="ce2" office:value-type="float" office:value="0.0401196837999421" calcext:value-type="float">
            <text:p>0.0401196837999421</text:p>
          </table:table-cell>
          <table:table-cell table:style-name="ce2" office:value-type="float" office:value="0.0069989482000579" calcext:value-type="float">
            <text:p>0.0069989482000579</text:p>
          </table:table-cell>
          <table:table-cell/>
          <table:table-cell table:style-name="ce4" table:formula="of:=[.B28]/[.C28]" office:value-type="float" office:value="0.157263809663651" calcext:value-type="float">
            <text:p>0.157263809663651</text:p>
          </table:table-cell>
          <table:table-cell table:style-name="ce4" table:formula="of:=(1-[.I28])/(1+[.I28])" office:value-type="float" office:value="0.728214416885017" calcext:value-type="float">
            <text:p>0.728214416885017</text:p>
          </table:table-cell>
          <table:table-cell table:formula="of:=((1-[.I28])^2)/(1-[.I28]+([.I28]^2))" office:value-type="float" office:value="0.818709402272349" calcext:value-type="float">
            <text:p>0.818709402272349</text:p>
          </table:table-cell>
          <table:table-cell table:formula="of:=DEGREES(ATAN([.K28]))" office:value-type="float" office:value="39.3075092571741" calcext:value-type="float">
            <text:p>39.3075092571741</text:p>
          </table:table-cell>
          <table:table-cell/>
          <table:table-cell table:formula="of:=1/(1+[.I28])" office:value-type="float" office:value="0.864107208442508" calcext:value-type="float">
            <text:p>0.864107208442508</text:p>
          </table:table-cell>
          <table:table-cell table:formula="of:=[.I28]/(1+[.I28])" office:value-type="float" office:value="0.135892791557492" calcext:value-type="float">
            <text:p>0.135892791557492</text:p>
          </table:table-cell>
          <table:table-cell table:formula="of:=LN([.N28])/LN(2)" office:value-type="float" office:value="-0.210717778455593" calcext:value-type="float">
            <text:p>-0.210717778455593</text:p>
          </table:table-cell>
          <table:table-cell table:formula="of:=LN([.O28])/LN(2)" office:value-type="float" office:value="-2.87945916461044" calcext:value-type="float">
            <text:p>-2.87945916461044</text:p>
          </table:table-cell>
          <table:table-cell/>
          <table:table-cell table:formula="of:=(-(([.N28]*[.P28])+([.O28]*[.Q28])))" office:value-type="float" office:value="0.573380495365186" calcext:value-type="float">
            <text:p>0.573380495365186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0.014719784" calcext:value-type="float">
            <text:p>0.014719784</text:p>
          </table:table-cell>
          <table:table-cell table:style-name="ce2" office:value-type="float" office:value="0.069510095" calcext:value-type="float">
            <text:p>0.069510095</text:p>
          </table:table-cell>
          <table:table-cell table:style-name="ce2" office:value-type="float" office:value="0.03733028" calcext:value-type="float">
            <text:p>0.03733028</text:p>
          </table:table-cell>
          <table:table-cell table:style-name="ce2" office:value-type="float" office:value="0.008355672" calcext:value-type="float">
            <text:p>0.008355672</text:p>
          </table:table-cell>
          <table:table-cell table:style-name="ce2" office:value-type="float" office:value="0.0378342954551898" calcext:value-type="float">
            <text:p>0.0378342954551898</text:p>
          </table:table-cell>
          <table:table-cell table:style-name="ce2" office:value-type="float" office:value="0.00785165654481024" calcext:value-type="float">
            <text:p>0.00785165654481024</text:p>
          </table:table-cell>
          <table:table-cell/>
          <table:table-cell table:style-name="ce4" table:formula="of:=[.B29]/[.C29]" office:value-type="float" office:value="0.21176469403473" calcext:value-type="float">
            <text:p>0.21176469403473</text:p>
          </table:table-cell>
          <table:table-cell table:style-name="ce4" table:formula="of:=(1-[.I29])/(1+[.I29])" office:value-type="float" office:value="0.650485453030272" calcext:value-type="float">
            <text:p>0.650485453030272</text:p>
          </table:table-cell>
          <table:table-cell table:formula="of:=((1-[.I29])^2)/(1-[.I29]+([.I29]^2))" office:value-type="float" office:value="0.745804967293973" calcext:value-type="float">
            <text:p>0.745804967293973</text:p>
          </table:table-cell>
          <table:table-cell table:formula="of:=DEGREES(ATAN([.K29]))" office:value-type="float" office:value="36.7157587322685" calcext:value-type="float">
            <text:p>36.7157587322685</text:p>
          </table:table-cell>
          <table:table-cell/>
          <table:table-cell table:formula="of:=1/(1+[.I29])" office:value-type="float" office:value="0.825242726515136" calcext:value-type="float">
            <text:p>0.825242726515136</text:p>
          </table:table-cell>
          <table:table-cell table:formula="of:=[.I29]/(1+[.I29])" office:value-type="float" office:value="0.174757273484864" calcext:value-type="float">
            <text:p>0.174757273484864</text:p>
          </table:table-cell>
          <table:table-cell table:formula="of:=LN([.N29])/LN(2)" office:value-type="float" office:value="-0.277109576940049" calcext:value-type="float">
            <text:p>-0.277109576940049</text:p>
          </table:table-cell>
          <table:table-cell table:formula="of:=LN([.O29])/LN(2)" office:value-type="float" office:value="-2.51657559235006" calcext:value-type="float">
            <text:p>-2.51657559235006</text:p>
          </table:table-cell>
          <table:table-cell/>
          <table:table-cell table:formula="of:=(-(([.N29]*[.P29])+([.O29]*[.Q29])))" office:value-type="float" office:value="0.668472551855115" calcext:value-type="float">
            <text:p>0.668472551855115</text:p>
          </table:table-cell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0.015046815" calcext:value-type="float">
            <text:p>0.015046815</text:p>
          </table:table-cell>
          <table:table-cell table:style-name="ce2" office:value-type="float" office:value="0.07232557" calcext:value-type="float">
            <text:p>0.07232557</text:p>
          </table:table-cell>
          <table:table-cell table:style-name="ce2" office:value-type="float" office:value="0.033168934" calcext:value-type="float">
            <text:p>0.033168934</text:p>
          </table:table-cell>
          <table:table-cell table:style-name="ce2" office:value-type="float" office:value="0.0075011714" calcext:value-type="float">
            <text:p>0.0075011714</text:p>
          </table:table-cell>
          <table:table-cell table:style-name="ce2" office:value-type="float" office:value="0.0332853893223199" calcext:value-type="float">
            <text:p>0.0332853893223199</text:p>
          </table:table-cell>
          <table:table-cell table:style-name="ce2" office:value-type="float" office:value="0.00738471607768005" calcext:value-type="float">
            <text:p>0.00738471607768005</text:p>
          </table:table-cell>
          <table:table-cell/>
          <table:table-cell table:style-name="ce4" table:formula="of:=[.B30]/[.C30]" office:value-type="float" office:value="0.208042812521215" calcext:value-type="float">
            <text:p>0.208042812521215</text:p>
          </table:table-cell>
          <table:table-cell table:style-name="ce4" table:formula="of:=(1-[.I30])/(1+[.I30])" office:value-type="float" office:value="0.655570464283423" calcext:value-type="float">
            <text:p>0.655570464283423</text:p>
          </table:table-cell>
          <table:table-cell table:formula="of:=((1-[.I30])^2)/(1-[.I30]+([.I30]^2))" office:value-type="float" office:value="0.750918224974576" calcext:value-type="float">
            <text:p>0.750918224974576</text:p>
          </table:table-cell>
          <table:table-cell table:formula="of:=DEGREES(ATAN([.K30]))" office:value-type="float" office:value="36.9035534742722" calcext:value-type="float">
            <text:p>36.9035534742722</text:p>
          </table:table-cell>
          <table:table-cell/>
          <table:table-cell table:formula="of:=1/(1+[.I30])" office:value-type="float" office:value="0.827785232141712" calcext:value-type="float">
            <text:p>0.827785232141712</text:p>
          </table:table-cell>
          <table:table-cell table:formula="of:=[.I30]/(1+[.I30])" office:value-type="float" office:value="0.172214767858288" calcext:value-type="float">
            <text:p>0.172214767858288</text:p>
          </table:table-cell>
          <table:table-cell table:formula="of:=LN([.N30])/LN(2)" office:value-type="float" office:value="-0.272671584064947" calcext:value-type="float">
            <text:p>-0.272671584064947</text:p>
          </table:table-cell>
          <table:table-cell table:formula="of:=LN([.O30])/LN(2)" office:value-type="float" office:value="-2.53771923204581" calcext:value-type="float">
            <text:p>-2.53771923204581</text:p>
          </table:table-cell>
          <table:table-cell/>
          <table:table-cell table:formula="of:=(-(([.N30]*[.P30])+([.O30]*[.Q30])))" office:value-type="float" office:value="0.662746238949934" calcext:value-type="float">
            <text:p>0.662746238949934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float" office:value="0.01311509" calcext:value-type="float">
            <text:p>0.01311509</text:p>
          </table:table-cell>
          <table:table-cell table:style-name="ce2" office:value-type="float" office:value="0.091422364" calcext:value-type="float">
            <text:p>0.091422364</text:p>
          </table:table-cell>
          <table:table-cell table:style-name="ce2" office:value-type="float" office:value="0.07691395" calcext:value-type="float">
            <text:p>0.07691395</text:p>
          </table:table-cell>
          <table:table-cell table:style-name="ce2" office:value-type="float" office:value="0.005255785" calcext:value-type="float">
            <text:p>0.005255785</text:p>
          </table:table-cell>
          <table:table-cell table:style-name="ce2" office:value-type="float" office:value="0.0782831644039475" calcext:value-type="float">
            <text:p>0.0782831644039475</text:p>
          </table:table-cell>
          <table:table-cell table:style-name="ce2" office:value-type="float" office:value="0.00388657059605255" calcext:value-type="float">
            <text:p>0.00388657059605255</text:p>
          </table:table-cell>
          <table:table-cell/>
          <table:table-cell table:style-name="ce4" table:formula="of:=[.B31]/[.C31]" office:value-type="float" office:value="0.143456036643288" calcext:value-type="float">
            <text:p>0.143456036643288</text:p>
          </table:table-cell>
          <table:table-cell table:style-name="ce4" table:formula="of:=(1-[.I31])/(1+[.I31])" office:value-type="float" office:value="0.74908342420507" calcext:value-type="float">
            <text:p>0.74908342420507</text:p>
          </table:table-cell>
          <table:table-cell table:formula="of:=((1-[.I31])^2)/(1-[.I31]+([.I31]^2))" office:value-type="float" office:value="0.836447181443865" calcext:value-type="float">
            <text:p>0.836447181443865</text:p>
          </table:table-cell>
          <table:table-cell table:formula="of:=DEGREES(ATAN([.K31]))" office:value-type="float" office:value="39.9107013344929" calcext:value-type="float">
            <text:p>39.9107013344929</text:p>
          </table:table-cell>
          <table:table-cell/>
          <table:table-cell table:formula="of:=1/(1+[.I31])" office:value-type="float" office:value="0.874541712102535" calcext:value-type="float">
            <text:p>0.874541712102535</text:p>
          </table:table-cell>
          <table:table-cell table:formula="of:=[.I31]/(1+[.I31])" office:value-type="float" office:value="0.125458287897465" calcext:value-type="float">
            <text:p>0.125458287897465</text:p>
          </table:table-cell>
          <table:table-cell table:formula="of:=LN([.N31])/LN(2)" office:value-type="float" office:value="-0.193400898380995" calcext:value-type="float">
            <text:p>-0.193400898380995</text:p>
          </table:table-cell>
          <table:table-cell table:formula="of:=LN([.O31])/LN(2)" office:value-type="float" office:value="-2.9947203151437" calcext:value-type="float">
            <text:p>-2.9947203151437</text:p>
          </table:table-cell>
          <table:table-cell/>
          <table:table-cell table:formula="of:=(-(([.N31]*[.P31])+([.O31]*[.Q31])))" office:value-type="float" office:value="0.544849636261969" calcext:value-type="float">
            <text:p>0.544849636261969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0.007618799" calcext:value-type="float">
            <text:p>0.007618799</text:p>
          </table:table-cell>
          <table:table-cell table:style-name="ce2" office:value-type="float" office:value="0.0814212" calcext:value-type="float">
            <text:p>0.0814212</text:p>
          </table:table-cell>
          <table:table-cell table:style-name="ce2" office:value-type="float" office:value="0.032415476" calcext:value-type="float">
            <text:p>0.032415476</text:p>
          </table:table-cell>
          <table:table-cell table:style-name="ce2" office:value-type="float" office:value="0.0055426476" calcext:value-type="float">
            <text:p>0.0055426476</text:p>
          </table:table-cell>
          <table:table-cell table:style-name="ce2" office:value-type="float" office:value="0.0327446343746247" calcext:value-type="float">
            <text:p>0.0327446343746247</text:p>
          </table:table-cell>
          <table:table-cell table:style-name="ce2" office:value-type="float" office:value="0.00521348922537525" calcext:value-type="float">
            <text:p>0.00521348922537525</text:p>
          </table:table-cell>
          <table:table-cell/>
          <table:table-cell table:style-name="ce4" table:formula="of:=[.B32]/[.C32]" office:value-type="float" office:value="0.0935726690346003" calcext:value-type="float">
            <text:p>0.0935726690346003</text:p>
          </table:table-cell>
          <table:table-cell table:style-name="ce4" table:formula="of:=(1-[.I32])/(1+[.I32])" office:value-type="float" office:value="0.828867945068148" calcext:value-type="float">
            <text:p>0.828867945068148</text:p>
          </table:table-cell>
          <table:table-cell table:formula="of:=((1-[.I32])^2)/(1-[.I32]+([.I32]^2))" office:value-type="float" office:value="0.897755256483779" calcext:value-type="float">
            <text:p>0.897755256483779</text:p>
          </table:table-cell>
          <table:table-cell table:formula="of:=DEGREES(ATAN([.K32]))" office:value-type="float" office:value="41.9160754906342" calcext:value-type="float">
            <text:p>41.9160754906342</text:p>
          </table:table-cell>
          <table:table-cell/>
          <table:table-cell table:formula="of:=1/(1+[.I32])" office:value-type="float" office:value="0.914433972534074" calcext:value-type="float">
            <text:p>0.914433972534074</text:p>
          </table:table-cell>
          <table:table-cell table:formula="of:=[.I32]/(1+[.I32])" office:value-type="float" office:value="0.0855660274659257" calcext:value-type="float">
            <text:p>0.0855660274659257</text:p>
          </table:table-cell>
          <table:table-cell table:formula="of:=LN([.N32])/LN(2)" office:value-type="float" office:value="-0.129049092148629" calcext:value-type="float">
            <text:p>-0.129049092148629</text:p>
          </table:table-cell>
          <table:table-cell table:formula="of:=LN([.O32])/LN(2)" office:value-type="float" office:value="-3.54681807696652" calcext:value-type="float">
            <text:p>-3.54681807696652</text:p>
          </table:table-cell>
          <table:table-cell/>
          <table:table-cell table:formula="of:=(-(([.N32]*[.P32])+([.O32]*[.Q32])))" office:value-type="float" office:value="0.421494006975746" calcext:value-type="float">
            <text:p>0.421494006975746</text:p>
          </table:table-cell>
          <table:table-cell table:number-columns-repeated="100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0.010122148" calcext:value-type="float">
            <text:p>0.010122148</text:p>
          </table:table-cell>
          <table:table-cell table:style-name="ce2" office:value-type="float" office:value="0.08558216" calcext:value-type="float">
            <text:p>0.08558216</text:p>
          </table:table-cell>
          <table:table-cell table:style-name="ce2" office:value-type="float" office:value="0.026598407" calcext:value-type="float">
            <text:p>0.026598407</text:p>
          </table:table-cell>
          <table:table-cell table:style-name="ce2" office:value-type="float" office:value="0.005406517" calcext:value-type="float">
            <text:p>0.005406517</text:p>
          </table:table-cell>
          <table:table-cell table:style-name="ce2" office:value-type="float" office:value="0.0267847184608557" calcext:value-type="float">
            <text:p>0.0267847184608557</text:p>
          </table:table-cell>
          <table:table-cell table:style-name="ce2" office:value-type="float" office:value="0.00522020553914432" calcext:value-type="float">
            <text:p>0.00522020553914432</text:p>
          </table:table-cell>
          <table:table-cell/>
          <table:table-cell table:style-name="ce4" table:formula="of:=[.B33]/[.C33]" office:value-type="float" office:value="0.118274042160189" calcext:value-type="float">
            <text:p>0.118274042160189</text:p>
          </table:table-cell>
          <table:table-cell table:style-name="ce4" table:formula="of:=(1-[.I33])/(1+[.I33])" office:value-type="float" office:value="0.788470378992762" calcext:value-type="float">
            <text:p>0.788470378992762</text:p>
          </table:table-cell>
          <table:table-cell table:formula="of:=((1-[.I33])^2)/(1-[.I33]+([.I33]^2))" office:value-type="float" office:value="0.867955676901839" calcext:value-type="float">
            <text:p>0.867955676901839</text:p>
          </table:table-cell>
          <table:table-cell table:formula="of:=DEGREES(ATAN([.K33]))" office:value-type="float" office:value="40.9565323137646" calcext:value-type="float">
            <text:p>40.9565323137646</text:p>
          </table:table-cell>
          <table:table-cell/>
          <table:table-cell table:formula="of:=1/(1+[.I33])" office:value-type="float" office:value="0.894235189496381" calcext:value-type="float">
            <text:p>0.894235189496381</text:p>
          </table:table-cell>
          <table:table-cell table:formula="of:=[.I33]/(1+[.I33])" office:value-type="float" office:value="0.105764810503619" calcext:value-type="float">
            <text:p>0.105764810503619</text:p>
          </table:table-cell>
          <table:table-cell table:formula="of:=LN([.N33])/LN(2)" office:value-type="float" office:value="-0.161273775675322" calcext:value-type="float">
            <text:p>-0.161273775675322</text:p>
          </table:table-cell>
          <table:table-cell table:formula="of:=LN([.O33])/LN(2)" office:value-type="float" office:value="-3.24106839330086" calcext:value-type="float">
            <text:p>-3.24106839330086</text:p>
          </table:table-cell>
          <table:table-cell/>
          <table:table-cell table:formula="of:=(-(([.N33]*[.P33])+([.O33]*[.Q33])))" office:value-type="float" office:value="0.487007669798553" calcext:value-type="float">
            <text:p>0.487007669798553</text:p>
          </table:table-cell>
          <table:table-cell table:number-columns-repeated="100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0.008333223" calcext:value-type="float">
            <text:p>0.008333223</text:p>
          </table:table-cell>
          <table:table-cell table:style-name="ce2" office:value-type="float" office:value="0.08547383" calcext:value-type="float">
            <text:p>0.08547383</text:p>
          </table:table-cell>
          <table:table-cell table:style-name="ce2" office:value-type="float" office:value="0.033838745" calcext:value-type="float">
            <text:p>0.033838745</text:p>
          </table:table-cell>
          <table:table-cell table:style-name="ce2" office:value-type="float" office:value="0.005903714" calcext:value-type="float">
            <text:p>0.005903714</text:p>
          </table:table-cell>
          <table:table-cell table:style-name="ce2" office:value-type="float" office:value="0.0338966222459274" calcext:value-type="float">
            <text:p>0.0338966222459274</text:p>
          </table:table-cell>
          <table:table-cell table:style-name="ce2" office:value-type="float" office:value="0.00584583675407257" calcext:value-type="float">
            <text:p>0.00584583675407257</text:p>
          </table:table-cell>
          <table:table-cell/>
          <table:table-cell table:style-name="ce4" table:formula="of:=[.B34]/[.C34]" office:value-type="float" office:value="0.0974944377711868" calcext:value-type="float">
            <text:p>0.0974944377711868</text:p>
          </table:table-cell>
          <table:table-cell table:style-name="ce4" table:formula="of:=(1-[.I34])/(1+[.I34])" office:value-type="float" office:value="0.822332698160766" calcext:value-type="float">
            <text:p>0.822332698160766</text:p>
          </table:table-cell>
          <table:table-cell table:formula="of:=((1-[.I34])^2)/(1-[.I34]+([.I34]^2))" office:value-type="float" office:value="0.893099461642231" calcext:value-type="float">
            <text:p>0.893099461642231</text:p>
          </table:table-cell>
          <table:table-cell table:formula="of:=DEGREES(ATAN([.K34]))" office:value-type="float" office:value="41.7680240638345" calcext:value-type="float">
            <text:p>41.7680240638345</text:p>
          </table:table-cell>
          <table:table-cell/>
          <table:table-cell table:formula="of:=1/(1+[.I34])" office:value-type="float" office:value="0.911166349080383" calcext:value-type="float">
            <text:p>0.911166349080383</text:p>
          </table:table-cell>
          <table:table-cell table:formula="of:=[.I34]/(1+[.I34])" office:value-type="float" office:value="0.0888336509196169" calcext:value-type="float">
            <text:p>0.0888336509196169</text:p>
          </table:table-cell>
          <table:table-cell table:formula="of:=LN([.N34])/LN(2)" office:value-type="float" office:value="-0.134213628033745" calcext:value-type="float">
            <text:p>-0.134213628033745</text:p>
          </table:table-cell>
          <table:table-cell table:formula="of:=LN([.O34])/LN(2)" office:value-type="float" office:value="-3.49274990488293" calcext:value-type="float">
            <text:p>-3.49274990488293</text:p>
          </table:table-cell>
          <table:table-cell/>
          <table:table-cell table:formula="of:=(-(([.N34]*[.P34])+([.O34]*[.Q34])))" office:value-type="float" office:value="0.432564667252236" calcext:value-type="float">
            <text:p>0.432564667252236</text:p>
          </table:table-cell>
          <table:table-cell table:number-columns-repeated="100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0.01945115" calcext:value-type="float">
            <text:p>0.01945115</text:p>
          </table:table-cell>
          <table:table-cell table:style-name="ce2" office:value-type="float" office:value="0.08608786" calcext:value-type="float">
            <text:p>0.08608786</text:p>
          </table:table-cell>
          <table:table-cell table:style-name="ce2" office:value-type="float" office:value="0.034389854" calcext:value-type="float">
            <text:p>0.034389854</text:p>
          </table:table-cell>
          <table:table-cell table:style-name="ce2" office:value-type="float" office:value="0.007397282" calcext:value-type="float">
            <text:p>0.007397282</text:p>
          </table:table-cell>
          <table:table-cell table:style-name="ce2" office:value-type="float" office:value="0.0349263063318777" calcext:value-type="float">
            <text:p>0.0349263063318777</text:p>
          </table:table-cell>
          <table:table-cell table:style-name="ce2" office:value-type="float" office:value="0.00686082966812226" calcext:value-type="float">
            <text:p>0.00686082966812226</text:p>
          </table:table-cell>
          <table:table-cell/>
          <table:table-cell table:style-name="ce4" table:formula="of:=[.B35]/[.C35]" office:value-type="float" office:value="0.225945330735367" calcext:value-type="float">
            <text:p>0.225945330735367</text:p>
          </table:table-cell>
          <table:table-cell table:style-name="ce4" table:formula="of:=(1-[.I35])/(1+[.I35])" office:value-type="float" office:value="0.631394116734656" calcext:value-type="float">
            <text:p>0.631394116734656</text:p>
          </table:table-cell>
          <table:table-cell table:formula="of:=((1-[.I35])^2)/(1-[.I35]+([.I35]^2))" office:value-type="float" office:value="0.726162043166776" calcext:value-type="float">
            <text:p>0.726162043166776</text:p>
          </table:table-cell>
          <table:table-cell table:formula="of:=DEGREES(ATAN([.K35]))" office:value-type="float" office:value="35.9857290181756" calcext:value-type="float">
            <text:p>35.9857290181756</text:p>
          </table:table-cell>
          <table:table-cell/>
          <table:table-cell table:formula="of:=1/(1+[.I35])" office:value-type="float" office:value="0.815697058367328" calcext:value-type="float">
            <text:p>0.815697058367328</text:p>
          </table:table-cell>
          <table:table-cell table:formula="of:=[.I35]/(1+[.I35])" office:value-type="float" office:value="0.184302941632672" calcext:value-type="float">
            <text:p>0.184302941632672</text:p>
          </table:table-cell>
          <table:table-cell table:formula="of:=LN([.N35])/LN(2)" office:value-type="float" office:value="-0.293894645557635" calcext:value-type="float">
            <text:p>-0.293894645557635</text:p>
          </table:table-cell>
          <table:table-cell table:formula="of:=LN([.O35])/LN(2)" office:value-type="float" office:value="-2.43984899708748" calcext:value-type="float">
            <text:p>-2.43984899708748</text:p>
          </table:table-cell>
          <table:table-cell/>
          <table:table-cell table:formula="of:=(-(([.N35]*[.P35])+([.O35]*[.Q35])))" office:value-type="float" office:value="0.689400345154019" calcext:value-type="float">
            <text:p>0.689400345154019</text:p>
          </table:table-cell>
          <table:table-cell table:number-columns-repeated="100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float" office:value="0.017652294" calcext:value-type="float">
            <text:p>0.017652294</text:p>
          </table:table-cell>
          <table:table-cell table:style-name="ce2" office:value-type="float" office:value="0.07910653" calcext:value-type="float">
            <text:p>0.07910653</text:p>
          </table:table-cell>
          <table:table-cell table:style-name="ce2" office:value-type="float" office:value="0.0344282975" calcext:value-type="float">
            <text:p>0.0344282975</text:p>
          </table:table-cell>
          <table:table-cell table:style-name="ce2" office:value-type="float" office:value="0.0064245475" calcext:value-type="float">
            <text:p>0.0064245475</text:p>
          </table:table-cell>
          <table:table-cell table:style-name="ce2" office:value-type="float" office:value="0.0353141871962068" calcext:value-type="float">
            <text:p>0.0353141871962068</text:p>
          </table:table-cell>
          <table:table-cell table:style-name="ce2" office:value-type="float" office:value="0.00553865780379324" calcext:value-type="float">
            <text:p>0.00553865780379324</text:p>
          </table:table-cell>
          <table:table-cell/>
          <table:table-cell table:style-name="ce4" table:formula="of:=[.B36]/[.C36]" office:value-type="float" office:value="0.223145851549802" calcext:value-type="float">
            <text:p>0.223145851549802</text:p>
          </table:table-cell>
          <table:table-cell table:style-name="ce4" table:formula="of:=(1-[.I36])/(1+[.I36])" office:value-type="float" office:value="0.635127975511567" calcext:value-type="float">
            <text:p>0.635127975511567</text:p>
          </table:table-cell>
          <table:table-cell table:formula="of:=((1-[.I36])^2)/(1-[.I36]+([.I36]^2))" office:value-type="float" office:value="0.730059478406702" calcext:value-type="float">
            <text:p>0.730059478406702</text:p>
          </table:table-cell>
          <table:table-cell table:formula="of:=DEGREES(ATAN([.K36]))" office:value-type="float" office:value="36.1316672270362" calcext:value-type="float">
            <text:p>36.1316672270362</text:p>
          </table:table-cell>
          <table:table-cell/>
          <table:table-cell table:formula="of:=1/(1+[.I36])" office:value-type="float" office:value="0.817563987755783" calcext:value-type="float">
            <text:p>0.817563987755783</text:p>
          </table:table-cell>
          <table:table-cell table:formula="of:=[.I36]/(1+[.I36])" office:value-type="float" office:value="0.182436012244217" calcext:value-type="float">
            <text:p>0.182436012244217</text:p>
          </table:table-cell>
          <table:table-cell table:formula="of:=LN([.N36])/LN(2)" office:value-type="float" office:value="-0.290596445371101" calcext:value-type="float">
            <text:p>-0.290596445371101</text:p>
          </table:table-cell>
          <table:table-cell table:formula="of:=LN([.O36])/LN(2)" office:value-type="float" office:value="-2.45453755421165" calcext:value-type="float">
            <text:p>-2.45453755421165</text:p>
          </table:table-cell>
          <table:table-cell/>
          <table:table-cell table:formula="of:=(-(([.N36]*[.P36])+([.O36]*[.Q36])))" office:value-type="float" office:value="0.685377231999298" calcext:value-type="float">
            <text:p>0.685377231999298</text:p>
          </table:table-cell>
          <table:table-cell table:number-columns-repeated="100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float" office:value="0.01497244" calcext:value-type="float">
            <text:p>0.01497244</text:p>
          </table:table-cell>
          <table:table-cell table:style-name="ce2" office:value-type="float" office:value="0.08992298" calcext:value-type="float">
            <text:p>0.08992298</text:p>
          </table:table-cell>
          <table:table-cell table:style-name="ce2" office:value-type="float" office:value="0.041518244" calcext:value-type="float">
            <text:p>0.041518244</text:p>
          </table:table-cell>
          <table:table-cell table:style-name="ce2" office:value-type="float" office:value="0.005179356" calcext:value-type="float">
            <text:p>0.005179356</text:p>
          </table:table-cell>
          <table:table-cell table:style-name="ce2" office:value-type="float" office:value="0.0419957154019596" calcext:value-type="float">
            <text:p>0.0419957154019596</text:p>
          </table:table-cell>
          <table:table-cell table:style-name="ce2" office:value-type="float" office:value="0.00470188459804038" calcext:value-type="float">
            <text:p>0.00470188459804038</text:p>
          </table:table-cell>
          <table:table-cell/>
          <table:table-cell table:style-name="ce4" table:formula="of:=[.B37]/[.C37]" office:value-type="float" office:value="0.166502933955258" calcext:value-type="float">
            <text:p>0.166502933955258</text:p>
          </table:table-cell>
          <table:table-cell table:style-name="ce4" table:formula="of:=(1-[.I37])/(1+[.I37])" office:value-type="float" office:value="0.714526334896223" calcext:value-type="float">
            <text:p>0.714526334896223</text:p>
          </table:table-cell>
          <table:table-cell table:formula="of:=((1-[.I37])^2)/(1-[.I37]+([.I37]^2))" office:value-type="float" office:value="0.80666626727574" calcext:value-type="float">
            <text:p>0.80666626727574</text:p>
          </table:table-cell>
          <table:table-cell table:formula="of:=DEGREES(ATAN([.K37]))" office:value-type="float" office:value="38.8919478190531" calcext:value-type="float">
            <text:p>38.8919478190531</text:p>
          </table:table-cell>
          <table:table-cell/>
          <table:table-cell table:formula="of:=1/(1+[.I37])" office:value-type="float" office:value="0.857263167448112" calcext:value-type="float">
            <text:p>0.857263167448112</text:p>
          </table:table-cell>
          <table:table-cell table:formula="of:=[.I37]/(1+[.I37])" office:value-type="float" office:value="0.142736832551888" calcext:value-type="float">
            <text:p>0.142736832551888</text:p>
          </table:table-cell>
          <table:table-cell table:formula="of:=LN([.N37])/LN(2)" office:value-type="float" office:value="-0.222189935952526" calcext:value-type="float">
            <text:p>-0.222189935952526</text:p>
          </table:table-cell>
          <table:table-cell table:formula="of:=LN([.O37])/LN(2)" office:value-type="float" office:value="-2.80857043152889" calcext:value-type="float">
            <text:p>-2.80857043152889</text:p>
          </table:table-cell>
          <table:table-cell/>
          <table:table-cell table:formula="of:=(-(([.N37]*[.P37])+([.O37]*[.Q37])))" office:value-type="float" office:value="0.59136169566508" calcext:value-type="float">
            <text:p>0.59136169566508</text:p>
          </table:table-cell>
          <table:table-cell table:number-columns-repeated="100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0.021472314" calcext:value-type="float">
            <text:p>0.021472314</text:p>
          </table:table-cell>
          <table:table-cell table:style-name="ce2" office:value-type="float" office:value="0.10296267" calcext:value-type="float">
            <text:p>0.10296267</text:p>
          </table:table-cell>
          <table:table-cell table:style-name="ce2" office:value-type="float" office:value="0.047319375" calcext:value-type="float">
            <text:p>0.047319375</text:p>
          </table:table-cell>
          <table:table-cell table:style-name="ce2" office:value-type="float" office:value="0.013553704" calcext:value-type="float">
            <text:p>0.013553704</text:p>
          </table:table-cell>
          <table:table-cell table:style-name="ce2" office:value-type="float" office:value="0.04989331681866" calcext:value-type="float">
            <text:p>0.04989331681866</text:p>
          </table:table-cell>
          <table:table-cell table:style-name="ce2" office:value-type="float" office:value="0.01097976218134" calcext:value-type="float">
            <text:p>0.01097976218134</text:p>
          </table:table-cell>
          <table:table-cell/>
          <table:table-cell table:style-name="ce4" table:formula="of:=[.B38]/[.C38]" office:value-type="float" office:value="0.208544650211577" calcext:value-type="float">
            <text:p>0.208544650211577</text:p>
          </table:table-cell>
          <table:table-cell table:style-name="ce4" table:formula="of:=(1-[.I38])/(1+[.I38])" office:value-type="float" office:value="0.654883002998578" calcext:value-type="float">
            <text:p>0.654883002998578</text:p>
          </table:table-cell>
          <table:table-cell table:formula="of:=((1-[.I38])^2)/(1-[.I38]+([.I38]^2))" office:value-type="float" office:value="0.750229841172627" calcext:value-type="float">
            <text:p>0.750229841172627</text:p>
          </table:table-cell>
          <table:table-cell table:formula="of:=DEGREES(ATAN([.K38]))" office:value-type="float" office:value="36.8783248307204" calcext:value-type="float">
            <text:p>36.8783248307204</text:p>
          </table:table-cell>
          <table:table-cell/>
          <table:table-cell table:formula="of:=1/(1+[.I38])" office:value-type="float" office:value="0.827441501499289" calcext:value-type="float">
            <text:p>0.827441501499289</text:p>
          </table:table-cell>
          <table:table-cell table:formula="of:=[.I38]/(1+[.I38])" office:value-type="float" office:value="0.172558498500711" calcext:value-type="float">
            <text:p>0.172558498500711</text:p>
          </table:table-cell>
          <table:table-cell table:formula="of:=LN([.N38])/LN(2)" office:value-type="float" office:value="-0.273270775088478" calcext:value-type="float">
            <text:p>-0.273270775088478</text:p>
          </table:table-cell>
          <table:table-cell table:formula="of:=LN([.O38])/LN(2)" office:value-type="float" office:value="-2.53484256667809" calcext:value-type="float">
            <text:p>-2.53484256667809</text:p>
          </table:table-cell>
          <table:table-cell/>
          <table:table-cell table:formula="of:=(-(([.N38]*[.P38])+([.O38]*[.Q38])))" office:value-type="float" office:value="0.663524207696744" calcext:value-type="float">
            <text:p>0.663524207696744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float" office:value="0.021741996" calcext:value-type="float">
            <text:p>0.021741996</text:p>
          </table:table-cell>
          <table:table-cell table:style-name="ce2" office:value-type="float" office:value="0.13227993" calcext:value-type="float">
            <text:p>0.13227993</text:p>
          </table:table-cell>
          <table:table-cell table:style-name="ce2" office:value-type="float" office:value="0.04206072" calcext:value-type="float">
            <text:p>0.04206072</text:p>
          </table:table-cell>
          <table:table-cell table:style-name="ce2" office:value-type="float" office:value="0.0122662075" calcext:value-type="float">
            <text:p>0.0122662075</text:p>
          </table:table-cell>
          <table:table-cell table:style-name="ce2" office:value-type="float" office:value="0.0439960211662513" calcext:value-type="float">
            <text:p>0.0439960211662513</text:p>
          </table:table-cell>
          <table:table-cell table:style-name="ce2" office:value-type="float" office:value="0.0103309063337487" calcext:value-type="float">
            <text:p>0.0103309063337487</text:p>
          </table:table-cell>
          <table:table-cell/>
          <table:table-cell table:style-name="ce4" table:formula="of:=[.B39]/[.C39]" office:value-type="float" office:value="0.164363528163343" calcext:value-type="float">
            <text:p>0.164363528163343</text:p>
          </table:table-cell>
          <table:table-cell table:style-name="ce4" table:formula="of:=(1-[.I39])/(1+[.I39])" office:value-type="float" office:value="0.717676611835123" calcext:value-type="float">
            <text:p>0.717676611835123</text:p>
          </table:table-cell>
          <table:table-cell table:formula="of:=((1-[.I39])^2)/(1-[.I39]+([.I39]^2))" office:value-type="float" office:value="0.809467133427123" calcext:value-type="float">
            <text:p>0.809467133427123</text:p>
          </table:table-cell>
          <table:table-cell table:formula="of:=DEGREES(ATAN([.K39]))" office:value-type="float" office:value="38.9890322623749" calcext:value-type="float">
            <text:p>38.9890322623749</text:p>
          </table:table-cell>
          <table:table-cell/>
          <table:table-cell table:formula="of:=1/(1+[.I39])" office:value-type="float" office:value="0.858838305917561" calcext:value-type="float">
            <text:p>0.858838305917561</text:p>
          </table:table-cell>
          <table:table-cell table:formula="of:=[.I39]/(1+[.I39])" office:value-type="float" office:value="0.141161694082439" calcext:value-type="float">
            <text:p>0.141161694082439</text:p>
          </table:table-cell>
          <table:table-cell table:formula="of:=LN([.N39])/LN(2)" office:value-type="float" office:value="-0.219541555152196" calcext:value-type="float">
            <text:p>-0.219541555152196</text:p>
          </table:table-cell>
          <table:table-cell table:formula="of:=LN([.O39])/LN(2)" office:value-type="float" office:value="-2.82457944576032" calcext:value-type="float">
            <text:p>-2.82457944576032</text:p>
          </table:table-cell>
          <table:table-cell/>
          <table:table-cell table:formula="of:=(-(([.N39]*[.P39])+([.O39]*[.Q39])))" office:value-type="float" office:value="0.587273116939382" calcext:value-type="float">
            <text:p>0.587273116939382</text:p>
          </table:table-cell>
          <table:table-cell table:number-columns-repeated="100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float" office:value="0.021949185" calcext:value-type="float">
            <text:p>0.021949185</text:p>
          </table:table-cell>
          <table:table-cell table:style-name="ce2" office:value-type="float" office:value="0.12918545" calcext:value-type="float">
            <text:p>0.12918545</text:p>
          </table:table-cell>
          <table:table-cell table:style-name="ce2" office:value-type="float" office:value="0.04191425" calcext:value-type="float">
            <text:p>0.04191425</text:p>
          </table:table-cell>
          <table:table-cell table:style-name="ce2" office:value-type="float" office:value="0.016194481" calcext:value-type="float">
            <text:p>0.016194481</text:p>
          </table:table-cell>
          <table:table-cell table:style-name="ce2" office:value-type="float" office:value="0.043812302355206" calcext:value-type="float">
            <text:p>0.043812302355206</text:p>
          </table:table-cell>
          <table:table-cell table:style-name="ce2" office:value-type="float" office:value="0.014296428644794" calcext:value-type="float">
            <text:p>0.014296428644794</text:p>
          </table:table-cell>
          <table:table-cell/>
          <table:table-cell table:style-name="ce4" table:formula="of:=[.B40]/[.C40]" office:value-type="float" office:value="0.169904466795603" calcext:value-type="float">
            <text:p>0.169904466795603</text:p>
          </table:table-cell>
          <table:table-cell table:style-name="ce4" table:formula="of:=(1-[.I40])/(1+[.I40])" office:value-type="float" office:value="0.709541297400163" calcext:value-type="float">
            <text:p>0.709541297400163</text:p>
          </table:table-cell>
          <table:table-cell table:formula="of:=((1-[.I40])^2)/(1-[.I40]+([.I40]^2))" office:value-type="float" office:value="0.802198168347783" calcext:value-type="float">
            <text:p>0.802198168347783</text:p>
          </table:table-cell>
          <table:table-cell table:formula="of:=DEGREES(ATAN([.K40]))" office:value-type="float" office:value="38.7365221502367" calcext:value-type="float">
            <text:p>38.7365221502367</text:p>
          </table:table-cell>
          <table:table-cell/>
          <table:table-cell table:formula="of:=1/(1+[.I40])" office:value-type="float" office:value="0.854770648700081" calcext:value-type="float">
            <text:p>0.854770648700081</text:p>
          </table:table-cell>
          <table:table-cell table:formula="of:=[.I40]/(1+[.I40])" office:value-type="float" office:value="0.145229351299919" calcext:value-type="float">
            <text:p>0.145229351299919</text:p>
          </table:table-cell>
          <table:table-cell table:formula="of:=LN([.N40])/LN(2)" office:value-type="float" office:value="-0.226390725614315" calcext:value-type="float">
            <text:p>-0.226390725614315</text:p>
          </table:table-cell>
          <table:table-cell table:formula="of:=LN([.O40])/LN(2)" office:value-type="float" office:value="-2.78359503896745" calcext:value-type="float">
            <text:p>-2.78359503896745</text:p>
          </table:table-cell>
          <table:table-cell/>
          <table:table-cell table:formula="of:=(-(([.N40]*[.P40])+([.O40]*[.Q40])))" office:value-type="float" office:value="0.597771849183945" calcext:value-type="float">
            <text:p>0.597771849183945</text:p>
          </table:table-cell>
          <table:table-cell table:number-columns-repeated="100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0.022056902" calcext:value-type="float">
            <text:p>0.022056902</text:p>
          </table:table-cell>
          <table:table-cell table:style-name="ce2" office:value-type="float" office:value="0.11773281" calcext:value-type="float">
            <text:p>0.11773281</text:p>
          </table:table-cell>
          <table:table-cell table:style-name="ce2" office:value-type="float" office:value="0.042482823" calcext:value-type="float">
            <text:p>0.042482823</text:p>
          </table:table-cell>
          <table:table-cell table:style-name="ce2" office:value-type="float" office:value="0.013514484" calcext:value-type="float">
            <text:p>0.013514484</text:p>
          </table:table-cell>
          <table:table-cell table:style-name="ce2" office:value-type="float" office:value="0.0450772094869689" calcext:value-type="float">
            <text:p>0.0450772094869689</text:p>
          </table:table-cell>
          <table:table-cell table:style-name="ce2" office:value-type="float" office:value="0.0109200975130311" calcext:value-type="float">
            <text:p>0.0109200975130311</text:p>
          </table:table-cell>
          <table:table-cell/>
          <table:table-cell table:style-name="ce4" table:formula="of:=[.B41]/[.C41]" office:value-type="float" office:value="0.187347112499906" calcext:value-type="float">
            <text:p>0.187347112499906</text:p>
          </table:table-cell>
          <table:table-cell table:style-name="ce4" table:formula="of:=(1-[.I41])/(1+[.I41])" office:value-type="float" office:value="0.684427391909928" calcext:value-type="float">
            <text:p>0.684427391909928</text:p>
          </table:table-cell>
          <table:table-cell table:formula="of:=((1-[.I41])^2)/(1-[.I41]+([.I41]^2))" office:value-type="float" office:value="0.779007126498144" calcext:value-type="float">
            <text:p>0.779007126498144</text:p>
          </table:table-cell>
          <table:table-cell table:formula="of:=DEGREES(ATAN([.K41]))" office:value-type="float" office:value="37.9188448651832" calcext:value-type="float">
            <text:p>37.9188448651832</text:p>
          </table:table-cell>
          <table:table-cell/>
          <table:table-cell table:formula="of:=1/(1+[.I41])" office:value-type="float" office:value="0.842213695954964" calcext:value-type="float">
            <text:p>0.842213695954964</text:p>
          </table:table-cell>
          <table:table-cell table:formula="of:=[.I41]/(1+[.I41])" office:value-type="float" office:value="0.157786304045036" calcext:value-type="float">
            <text:p>0.157786304045036</text:p>
          </table:table-cell>
          <table:table-cell table:formula="of:=LN([.N41])/LN(2)" office:value-type="float" office:value="-0.247741758295522" calcext:value-type="float">
            <text:p>-0.247741758295522</text:p>
          </table:table-cell>
          <table:table-cell table:formula="of:=LN([.O41])/LN(2)" office:value-type="float" office:value="-2.6639561109798" calcext:value-type="float">
            <text:p>-2.6639561109798</text:p>
          </table:table-cell>
          <table:table-cell/>
          <table:table-cell table:formula="of:=(-(([.N41]*[.P41])+([.O41]*[.Q41])))" office:value-type="float" office:value="0.628987290786143" calcext:value-type="float">
            <text:p>0.628987290786143</text:p>
          </table:table-cell>
          <table:table-cell table:number-columns-repeated="100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0.023300165" calcext:value-type="float">
            <text:p>0.023300165</text:p>
          </table:table-cell>
          <table:table-cell table:style-name="ce2" office:value-type="float" office:value="0.09895864" calcext:value-type="float">
            <text:p>0.09895864</text:p>
          </table:table-cell>
          <table:table-cell table:style-name="ce2" office:value-type="float" office:value="0.043608792" calcext:value-type="float">
            <text:p>0.043608792</text:p>
          </table:table-cell>
          <table:table-cell table:style-name="ce2" office:value-type="float" office:value="0.013462525" calcext:value-type="float">
            <text:p>0.013462525</text:p>
          </table:table-cell>
          <table:table-cell table:style-name="ce2" office:value-type="float" office:value="0.0458575548131279" calcext:value-type="float">
            <text:p>0.0458575548131279</text:p>
          </table:table-cell>
          <table:table-cell table:style-name="ce2" office:value-type="float" office:value="0.0112137621868721" calcext:value-type="float">
            <text:p>0.0112137621868721</text:p>
          </table:table-cell>
          <table:table-cell/>
          <table:table-cell table:style-name="ce4" table:formula="of:=[.B42]/[.C42]" office:value-type="float" office:value="0.235453569289149" calcext:value-type="float">
            <text:p>0.235453569289149</text:p>
          </table:table-cell>
          <table:table-cell table:style-name="ce4" table:formula="of:=(1-[.I42])/(1+[.I42])" office:value-type="float" office:value="0.618838659514135" calcext:value-type="float">
            <text:p>0.618838659514135</text:p>
          </table:table-cell>
          <table:table-cell table:formula="of:=((1-[.I42])^2)/(1-[.I42]+([.I42]^2))" office:value-type="float" office:value="0.71285618310412" calcext:value-type="float">
            <text:p>0.71285618310412</text:p>
          </table:table-cell>
          <table:table-cell table:formula="of:=DEGREES(ATAN([.K42]))" office:value-type="float" office:value="35.4834059909095" calcext:value-type="float">
            <text:p>35.4834059909095</text:p>
          </table:table-cell>
          <table:table-cell/>
          <table:table-cell table:formula="of:=1/(1+[.I42])" office:value-type="float" office:value="0.809419329757067" calcext:value-type="float">
            <text:p>0.809419329757067</text:p>
          </table:table-cell>
          <table:table-cell table:formula="of:=[.I42]/(1+[.I42])" office:value-type="float" office:value="0.190580670242933" calcext:value-type="float">
            <text:p>0.190580670242933</text:p>
          </table:table-cell>
          <table:table-cell table:formula="of:=LN([.N42])/LN(2)" office:value-type="float" office:value="-0.305040792443312" calcext:value-type="float">
            <text:p>-0.305040792443312</text:p>
          </table:table-cell>
          <table:table-cell table:formula="of:=LN([.O42])/LN(2)" office:value-type="float" office:value="-2.39152629441621" calcext:value-type="float">
            <text:p>-2.39152629441621</text:p>
          </table:table-cell>
          <table:table-cell/>
          <table:table-cell table:formula="of:=(-(([.N42]*[.P42])+([.O42]*[.Q42])))" office:value-type="float" office:value="0.702684597861469" calcext:value-type="float">
            <text:p>0.702684597861469</text:p>
          </table:table-cell>
          <table:table-cell table:number-columns-repeated="100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0.021438522" calcext:value-type="float">
            <text:p>0.021438522</text:p>
          </table:table-cell>
          <table:table-cell table:style-name="ce2" office:value-type="float" office:value="0.12830155" calcext:value-type="float">
            <text:p>0.12830155</text:p>
          </table:table-cell>
          <table:table-cell table:style-name="ce2" office:value-type="float" office:value="0.039728377" calcext:value-type="float">
            <text:p>0.039728377</text:p>
          </table:table-cell>
          <table:table-cell table:style-name="ce2" office:value-type="float" office:value="0.014250738" calcext:value-type="float">
            <text:p>0.014250738</text:p>
          </table:table-cell>
          <table:table-cell table:style-name="ce2" office:value-type="float" office:value="0.0410655978034064" calcext:value-type="float">
            <text:p>0.0410655978034064</text:p>
          </table:table-cell>
          <table:table-cell table:style-name="ce2" office:value-type="float" office:value="0.0129135171965936" calcext:value-type="float">
            <text:p>0.0129135171965936</text:p>
          </table:table-cell>
          <table:table-cell/>
          <table:table-cell table:style-name="ce4" table:formula="of:=[.B43]/[.C43]" office:value-type="float" office:value="0.167094801270912" calcext:value-type="float">
            <text:p>0.167094801270912</text:p>
          </table:table-cell>
          <table:table-cell table:style-name="ce4" table:formula="of:=(1-[.I43])/(1+[.I43])" office:value-type="float" office:value="0.713656849316862" calcext:value-type="float">
            <text:p>0.713656849316862</text:p>
          </table:table-cell>
          <table:table-cell table:formula="of:=((1-[.I43])^2)/(1-[.I43]+([.I43]^2))" office:value-type="float" office:value="0.805890126175414" calcext:value-type="float">
            <text:p>0.805890126175414</text:p>
          </table:table-cell>
          <table:table-cell table:formula="of:=DEGREES(ATAN([.K43]))" office:value-type="float" office:value="38.8649979208437" calcext:value-type="float">
            <text:p>38.8649979208437</text:p>
          </table:table-cell>
          <table:table-cell/>
          <table:table-cell table:formula="of:=1/(1+[.I43])" office:value-type="float" office:value="0.856828424658431" calcext:value-type="float">
            <text:p>0.856828424658431</text:p>
          </table:table-cell>
          <table:table-cell table:formula="of:=[.I43]/(1+[.I43])" office:value-type="float" office:value="0.143171575341569" calcext:value-type="float">
            <text:p>0.143171575341569</text:p>
          </table:table-cell>
          <table:table-cell table:formula="of:=LN([.N43])/LN(2)" office:value-type="float" office:value="-0.222921753648934" calcext:value-type="float">
            <text:p>-0.222921753648934</text:p>
          </table:table-cell>
          <table:table-cell table:formula="of:=LN([.O43])/LN(2)" office:value-type="float" office:value="-2.80418300022006" calcext:value-type="float">
            <text:p>-2.80418300022006</text:p>
          </table:table-cell>
          <table:table-cell/>
          <table:table-cell table:formula="of:=(-(([.N43]*[.P43])+([.O43]*[.Q43])))" office:value-type="float" office:value="0.592484992688665" calcext:value-type="float">
            <text:p>0.592484992688665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44]/[.C44]" office:value-type="string" office:string-value="" calcext:value-type="error">
            <text:p>#DIV/0!</text:p>
          </table:table-cell>
          <table:table-cell table:style-name="ce4" table:formula="of:=(1-[.I44])/(1+[.I44])" office:value-type="string" office:string-value="" calcext:value-type="error">
            <text:p>#DIV/0!</text:p>
          </table:table-cell>
          <table:table-cell table:formula="of:=((1-[.I44])^2)/(1-[.I44]+([.I44]^2))" office:value-type="string" office:string-value="" calcext:value-type="error">
            <text:p>#DIV/0!</text:p>
          </table:table-cell>
          <table:table-cell table:formula="of:=DEGREES(ATAN([.K44]))" office:value-type="string" office:string-value="" calcext:value-type="error">
            <text:p>#DIV/0!</text:p>
          </table:table-cell>
          <table:table-cell/>
          <table:table-cell table:formula="of:=1/(1+[.I44])" office:value-type="string" office:string-value="" calcext:value-type="error">
            <text:p>#DIV/0!</text:p>
          </table:table-cell>
          <table:table-cell table:formula="of:=[.I44]/(1+[.I44])" office:value-type="string" office:string-value="" calcext:value-type="error">
            <text:p>#DIV/0!</text:p>
          </table:table-cell>
          <table:table-cell table:formula="of:=LN([.N44])/LN(2)" office:value-type="string" office:string-value="" calcext:value-type="error">
            <text:p>#DIV/0!</text:p>
          </table:table-cell>
          <table:table-cell table:formula="of:=LN([.O44])/LN(2)" office:value-type="string" office:string-value="" calcext:value-type="error">
            <text:p>#DIV/0!</text:p>
          </table:table-cell>
          <table:table-cell/>
          <table:table-cell table:formula="of:=(-(([.N44]*[.P44])+([.O44]*[.Q44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45]/[.C45]" office:value-type="string" office:string-value="" calcext:value-type="error">
            <text:p>#DIV/0!</text:p>
          </table:table-cell>
          <table:table-cell table:style-name="ce4" table:formula="of:=(1-[.I45])/(1+[.I45])" office:value-type="string" office:string-value="" calcext:value-type="error">
            <text:p>#DIV/0!</text:p>
          </table:table-cell>
          <table:table-cell table:formula="of:=((1-[.I45])^2)/(1-[.I45]+([.I45]^2))" office:value-type="string" office:string-value="" calcext:value-type="error">
            <text:p>#DIV/0!</text:p>
          </table:table-cell>
          <table:table-cell table:formula="of:=DEGREES(ATAN([.K45]))" office:value-type="string" office:string-value="" calcext:value-type="error">
            <text:p>#DIV/0!</text:p>
          </table:table-cell>
          <table:table-cell/>
          <table:table-cell table:formula="of:=1/(1+[.I45])" office:value-type="string" office:string-value="" calcext:value-type="error">
            <text:p>#DIV/0!</text:p>
          </table:table-cell>
          <table:table-cell table:formula="of:=[.I45]/(1+[.I45])" office:value-type="string" office:string-value="" calcext:value-type="error">
            <text:p>#DIV/0!</text:p>
          </table:table-cell>
          <table:table-cell table:formula="of:=LN([.N45])/LN(2)" office:value-type="string" office:string-value="" calcext:value-type="error">
            <text:p>#DIV/0!</text:p>
          </table:table-cell>
          <table:table-cell table:formula="of:=LN([.O45])/LN(2)" office:value-type="string" office:string-value="" calcext:value-type="error">
            <text:p>#DIV/0!</text:p>
          </table:table-cell>
          <table:table-cell/>
          <table:table-cell table:formula="of:=(-(([.N45]*[.P45])+([.O45]*[.Q45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26134206" calcext:value-type="float">
            <text:p>0.026134206</text:p>
          </table:table-cell>
          <table:table-cell office:value-type="float" office:value="0.10029189" calcext:value-type="float">
            <text:p>0.10029189</text:p>
          </table:table-cell>
          <table:table-cell office:value-type="float" office:value="0.035922065" calcext:value-type="float">
            <text:p>0.035922065</text:p>
          </table:table-cell>
          <table:table-cell office:value-type="float" office:value="0.010106729" calcext:value-type="float">
            <text:p>0.010106729</text:p>
          </table:table-cell>
          <table:table-cell office:value-type="float" office:value="0.0369241881020863" calcext:value-type="float">
            <text:p>0.0369241881020863</text:p>
          </table:table-cell>
          <table:table-cell office:value-type="float" office:value="0.00910460589791369" calcext:value-type="float">
            <text:p>0.00910460589791369</text:p>
          </table:table-cell>
          <table:table-cell/>
          <table:table-cell table:style-name="ce4" table:formula="of:=[.B46]/[.C46]" office:value-type="float" office:value="0.260581448809071" calcext:value-type="float">
            <text:p>0.260581448809071</text:p>
          </table:table-cell>
          <table:table-cell table:style-name="ce4" table:formula="of:=(1-[.I46])/(1+[.I46])" office:value-type="float" office:value="0.58656943737312" calcext:value-type="float">
            <text:p>0.58656943737312</text:p>
          </table:table-cell>
          <table:table-cell table:formula="of:=((1-[.I46])^2)/(1-[.I46]+([.I46]^2))" office:value-type="float" office:value="0.677227062733647" calcext:value-type="float">
            <text:p>0.677227062733647</text:p>
          </table:table-cell>
          <table:table-cell table:formula="of:=DEGREES(ATAN([.K46]))" office:value-type="float" office:value="34.1069203148627" calcext:value-type="float">
            <text:p>34.1069203148627</text:p>
          </table:table-cell>
          <table:table-cell/>
          <table:table-cell table:formula="of:=1/(1+[.I46])" office:value-type="float" office:value="0.79328471868656" calcext:value-type="float">
            <text:p>0.79328471868656</text:p>
          </table:table-cell>
          <table:table-cell table:formula="of:=[.I46]/(1+[.I46])" office:value-type="float" office:value="0.20671528131344" calcext:value-type="float">
            <text:p>0.20671528131344</text:p>
          </table:table-cell>
          <table:table-cell table:formula="of:=LN([.N46])/LN(2)" office:value-type="float" office:value="-0.3340893367579" calcext:value-type="float">
            <text:p>-0.3340893367579</text:p>
          </table:table-cell>
          <table:table-cell table:formula="of:=LN([.O46])/LN(2)" office:value-type="float" office:value="-2.27428305174462" calcext:value-type="float">
            <text:p>-2.27428305174462</text:p>
          </table:table-cell>
          <table:table-cell/>
          <table:table-cell table:formula="of:=(-(([.N46]*[.P46])+([.O46]*[.Q46])))" office:value-type="float" office:value="0.735157026353947" calcext:value-type="float">
            <text:p>0.735157026353947</text:p>
          </table:table-cell>
          <table:table-cell table:number-columns-repeated="100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2759373" calcext:value-type="float">
            <text:p>0.02759373</text:p>
          </table:table-cell>
          <table:table-cell office:value-type="float" office:value="0.09948314" calcext:value-type="float">
            <text:p>0.09948314</text:p>
          </table:table-cell>
          <table:table-cell office:value-type="float" office:value="0.029623115" calcext:value-type="float">
            <text:p>0.029623115</text:p>
          </table:table-cell>
          <table:table-cell office:value-type="float" office:value="0.010888396" calcext:value-type="float">
            <text:p>0.010888396</text:p>
          </table:table-cell>
          <table:table-cell office:value-type="float" office:value="0.0308726925870981" calcext:value-type="float">
            <text:p>0.0308726925870981</text:p>
          </table:table-cell>
          <table:table-cell office:value-type="float" office:value="0.00963881841290187" calcext:value-type="float">
            <text:p>0.00963881841290187</text:p>
          </table:table-cell>
          <table:table-cell/>
          <table:table-cell table:style-name="ce4" table:formula="of:=[.B47]/[.C47]" office:value-type="float" office:value="0.277370919333668" calcext:value-type="float">
            <text:p>0.277370919333668</text:p>
          </table:table-cell>
          <table:table-cell table:style-name="ce4" table:formula="of:=(1-[.I47])/(1+[.I47])" office:value-type="float" office:value="0.565715932411618" calcext:value-type="float">
            <text:p>0.565715932411618</text:p>
          </table:table-cell>
          <table:table-cell table:formula="of:=((1-[.I47])^2)/(1-[.I47]+([.I47]^2))" office:value-type="float" office:value="0.653097161975138" calcext:value-type="float">
            <text:p>0.653097161975138</text:p>
          </table:table-cell>
          <table:table-cell table:formula="of:=DEGREES(ATAN([.K47]))" office:value-type="float" office:value="33.1484392590284" calcext:value-type="float">
            <text:p>33.1484392590284</text:p>
          </table:table-cell>
          <table:table-cell/>
          <table:table-cell table:formula="of:=1/(1+[.I47])" office:value-type="float" office:value="0.782857966205809" calcext:value-type="float">
            <text:p>0.782857966205809</text:p>
          </table:table-cell>
          <table:table-cell table:formula="of:=[.I47]/(1+[.I47])" office:value-type="float" office:value="0.217142033794191" calcext:value-type="float">
            <text:p>0.217142033794191</text:p>
          </table:table-cell>
          <table:table-cell table:formula="of:=LN([.N47])/LN(2)" office:value-type="float" office:value="-0.353177511557406" calcext:value-type="float">
            <text:p>-0.353177511557406</text:p>
          </table:table-cell>
          <table:table-cell table:formula="of:=LN([.O47])/LN(2)" office:value-type="float" office:value="-2.20328906871968" calcext:value-type="float">
            <text:p>-2.20328906871968</text:p>
          </table:table-cell>
          <table:table-cell/>
          <table:table-cell table:formula="of:=(-(([.N47]*[.P47])+([.O47]*[.Q47])))" office:value-type="float" office:value="0.75491449782576" calcext:value-type="float">
            <text:p>0.75491449782576</text:p>
          </table:table-cell>
          <table:table-cell table:number-columns-repeated="100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29582975" calcext:value-type="float">
            <text:p>0.029582975</text:p>
          </table:table-cell>
          <table:table-cell office:value-type="float" office:value="0.10620391" calcext:value-type="float">
            <text:p>0.10620391</text:p>
          </table:table-cell>
          <table:table-cell office:value-type="float" office:value="0.039950784" calcext:value-type="float">
            <text:p>0.039950784</text:p>
          </table:table-cell>
          <table:table-cell office:value-type="float" office:value="0.011172914" calcext:value-type="float">
            <text:p>0.011172914</text:p>
          </table:table-cell>
          <table:table-cell office:value-type="float" office:value="0.0404370420995238" calcext:value-type="float">
            <text:p>0.0404370420995238</text:p>
          </table:table-cell>
          <table:table-cell office:value-type="float" office:value="0.0106866559004762" calcext:value-type="float">
            <text:p>0.0106866559004762</text:p>
          </table:table-cell>
          <table:table-cell/>
          <table:table-cell table:style-name="ce4" table:formula="of:=[.B48]/[.C48]" office:value-type="float" office:value="0.278548831205932" calcext:value-type="float">
            <text:p>0.278548831205932</text:p>
          </table:table-cell>
          <table:table-cell table:style-name="ce4" table:formula="of:=(1-[.I48])/(1+[.I48])" office:value-type="float" office:value="0.56427345689534" calcext:value-type="float">
            <text:p>0.56427345689534</text:p>
          </table:table-cell>
          <table:table-cell table:formula="of:=((1-[.I48])^2)/(1-[.I48]+([.I48]^2))" office:value-type="float" office:value="0.651395906318173" calcext:value-type="float">
            <text:p>0.651395906318173</text:p>
          </table:table-cell>
          <table:table-cell table:formula="of:=DEGREES(ATAN([.K48]))" office:value-type="float" office:value="33.0800563309912" calcext:value-type="float">
            <text:p>33.0800563309912</text:p>
          </table:table-cell>
          <table:table-cell/>
          <table:table-cell table:formula="of:=1/(1+[.I48])" office:value-type="float" office:value="0.78213672844767" calcext:value-type="float">
            <text:p>0.78213672844767</text:p>
          </table:table-cell>
          <table:table-cell table:formula="of:=[.I48]/(1+[.I48])" office:value-type="float" office:value="0.21786327155233" calcext:value-type="float">
            <text:p>0.21786327155233</text:p>
          </table:table-cell>
          <table:table-cell table:formula="of:=LN([.N48])/LN(2)" office:value-type="float" office:value="-0.354507262021339" calcext:value-type="float">
            <text:p>-0.354507262021339</text:p>
          </table:table-cell>
          <table:table-cell table:formula="of:=LN([.O48])/LN(2)" office:value-type="float" office:value="-2.19850509446633" calcext:value-type="float">
            <text:p>-2.19850509446633</text:p>
          </table:table-cell>
          <table:table-cell/>
          <table:table-cell table:formula="of:=(-(([.N48]*[.P48])+([.O48]*[.Q48])))" office:value-type="float" office:value="0.756246662533211" calcext:value-type="float">
            <text:p>0.756246662533211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26928175" calcext:value-type="float">
            <text:p>0.026928175</text:p>
          </table:table-cell>
          <table:table-cell office:value-type="float" office:value="0.10418352" calcext:value-type="float">
            <text:p>0.10418352</text:p>
          </table:table-cell>
          <table:table-cell office:value-type="float" office:value="0.038411904" calcext:value-type="float">
            <text:p>0.038411904</text:p>
          </table:table-cell>
          <table:table-cell office:value-type="float" office:value="0.00832942" calcext:value-type="float">
            <text:p>0.00832942</text:p>
          </table:table-cell>
          <table:table-cell office:value-type="float" office:value="0.0388293156428453" calcext:value-type="float">
            <text:p>0.0388293156428453</text:p>
          </table:table-cell>
          <table:table-cell office:value-type="float" office:value="0.00791200835715467" calcext:value-type="float">
            <text:p>0.00791200835715467</text:p>
          </table:table-cell>
          <table:table-cell/>
          <table:table-cell table:style-name="ce4" table:formula="of:=[.B49]/[.C49]" office:value-type="float" office:value="0.258468661838264" calcext:value-type="float">
            <text:p>0.258468661838264</text:p>
          </table:table-cell>
          <table:table-cell table:style-name="ce4" table:formula="of:=(1-[.I49])/(1+[.I49])" office:value-type="float" office:value="0.589233058118881" calcext:value-type="float">
            <text:p>0.589233058118881</text:p>
          </table:table-cell>
          <table:table-cell table:formula="of:=((1-[.I49])^2)/(1-[.I49]+([.I49]^2))" office:value-type="float" office:value="0.680246558065243" calcext:value-type="float">
            <text:p>0.680246558065243</text:p>
          </table:table-cell>
          <table:table-cell table:formula="of:=DEGREES(ATAN([.K49]))" office:value-type="float" office:value="34.2253609925372" calcext:value-type="float">
            <text:p>34.2253609925372</text:p>
          </table:table-cell>
          <table:table-cell/>
          <table:table-cell table:formula="of:=1/(1+[.I49])" office:value-type="float" office:value="0.79461652905944" calcext:value-type="float">
            <text:p>0.79461652905944</text:p>
          </table:table-cell>
          <table:table-cell table:formula="of:=[.I49]/(1+[.I49])" office:value-type="float" office:value="0.205383470940559" calcext:value-type="float">
            <text:p>0.205383470940559</text:p>
          </table:table-cell>
          <table:table-cell table:formula="of:=LN([.N49])/LN(2)" office:value-type="float" office:value="-0.331669291212086" calcext:value-type="float">
            <text:p>-0.331669291212086</text:p>
          </table:table-cell>
          <table:table-cell table:formula="of:=LN([.O49])/LN(2)" office:value-type="float" office:value="-2.28360801523528" calcext:value-type="float">
            <text:p>-2.28360801523528</text:p>
          </table:table-cell>
          <table:table-cell/>
          <table:table-cell table:formula="of:=(-(([.N49]*[.P49])+([.O49]*[.Q49])))" office:value-type="float" office:value="0.732565241415256" calcext:value-type="float">
            <text:p>0.732565241415256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02926207" calcext:value-type="float">
            <text:p>0.02926207</text:p>
          </table:table-cell>
          <table:table-cell office:value-type="float" office:value="0.10371166" calcext:value-type="float">
            <text:p>0.10371166</text:p>
          </table:table-cell>
          <table:table-cell office:value-type="float" office:value="0.04448861" calcext:value-type="float">
            <text:p>0.04448861</text:p>
          </table:table-cell>
          <table:table-cell office:value-type="float" office:value="0.013629881" calcext:value-type="float">
            <text:p>0.013629881</text:p>
          </table:table-cell>
          <table:table-cell office:value-type="float" office:value="0.0455833975720859" calcext:value-type="float">
            <text:p>0.0455833975720859</text:p>
          </table:table-cell>
          <table:table-cell office:value-type="float" office:value="0.0125350934279141" calcext:value-type="float">
            <text:p>0.0125350934279141</text:p>
          </table:table-cell>
          <table:table-cell/>
          <table:table-cell table:style-name="ce4" table:formula="of:=[.B50]/[.C50]" office:value-type="float" office:value="0.282148313892575" calcext:value-type="float">
            <text:p>0.282148313892575</text:p>
          </table:table-cell>
          <table:table-cell table:style-name="ce4" table:formula="of:=(1-[.I50])/(1+[.I50])" office:value-type="float" office:value="0.559881940590822" calcext:value-type="float">
            <text:p>0.559881940590822</text:p>
          </table:table-cell>
          <table:table-cell table:formula="of:=((1-[.I50])^2)/(1-[.I50]+([.I50]^2))" office:value-type="float" office:value="0.646190979682623" calcext:value-type="float">
            <text:p>0.646190979682623</text:p>
          </table:table-cell>
          <table:table-cell table:formula="of:=DEGREES(ATAN([.K50]))" office:value-type="float" office:value="32.8701798407829" calcext:value-type="float">
            <text:p>32.8701798407829</text:p>
          </table:table-cell>
          <table:table-cell/>
          <table:table-cell table:formula="of:=1/(1+[.I50])" office:value-type="float" office:value="0.779940970295411" calcext:value-type="float">
            <text:p>0.779940970295411</text:p>
          </table:table-cell>
          <table:table-cell table:formula="of:=[.I50]/(1+[.I50])" office:value-type="float" office:value="0.220059029704589" calcext:value-type="float">
            <text:p>0.220059029704589</text:p>
          </table:table-cell>
          <table:table-cell table:formula="of:=LN([.N50])/LN(2)" office:value-type="float" office:value="-0.358563156918534" calcext:value-type="float">
            <text:p>-0.358563156918534</text:p>
          </table:table-cell>
          <table:table-cell table:formula="of:=LN([.O50])/LN(2)" office:value-type="float" office:value="-2.18403752368771" calcext:value-type="float">
            <text:p>-2.18403752368771</text:p>
          </table:table-cell>
          <table:table-cell/>
          <table:table-cell table:formula="of:=(-(([.N50]*[.P50])+([.O50]*[.Q50])))" office:value-type="float" office:value="0.760275274820358" calcext:value-type="float">
            <text:p>0.76027527482035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27254537" calcext:value-type="float">
            <text:p>0.027254537</text:p>
          </table:table-cell>
          <table:table-cell office:value-type="float" office:value="0.10205503" calcext:value-type="float">
            <text:p>0.10205503</text:p>
          </table:table-cell>
          <table:table-cell office:value-type="float" office:value="0.05196115" calcext:value-type="float">
            <text:p>0.05196115</text:p>
          </table:table-cell>
          <table:table-cell office:value-type="float" office:value="0.014335703" calcext:value-type="float">
            <text:p>0.014335703</text:p>
          </table:table-cell>
          <table:table-cell office:value-type="float" office:value="0.0528664660045028" calcext:value-type="float">
            <text:p>0.0528664660045028</text:p>
          </table:table-cell>
          <table:table-cell office:value-type="float" office:value="0.0134303869954972" calcext:value-type="float">
            <text:p>0.0134303869954972</text:p>
          </table:table-cell>
          <table:table-cell/>
          <table:table-cell table:style-name="ce4" table:formula="of:=[.B51]/[.C51]" office:value-type="float" office:value="0.26705726312559" calcext:value-type="float">
            <text:p>0.26705726312559</text:p>
          </table:table-cell>
          <table:table-cell table:style-name="ce4" table:formula="of:=(1-[.I51])/(1+[.I51])" office:value-type="float" office:value="0.578460625423021" calcext:value-type="float">
            <text:p>0.578460625423021</text:p>
          </table:table-cell>
          <table:table-cell table:formula="of:=((1-[.I51])^2)/(1-[.I51]+([.I51]^2))" office:value-type="float" office:value="0.667947562718471" calcext:value-type="float">
            <text:p>0.667947562718471</text:p>
          </table:table-cell>
          <table:table-cell table:formula="of:=DEGREES(ATAN([.K51]))" office:value-type="float" office:value="33.7408459118211" calcext:value-type="float">
            <text:p>33.7408459118211</text:p>
          </table:table-cell>
          <table:table-cell/>
          <table:table-cell table:formula="of:=1/(1+[.I51])" office:value-type="float" office:value="0.78923031271151" calcext:value-type="float">
            <text:p>0.78923031271151</text:p>
          </table:table-cell>
          <table:table-cell table:formula="of:=[.I51]/(1+[.I51])" office:value-type="float" office:value="0.21076968728849" calcext:value-type="float">
            <text:p>0.21076968728849</text:p>
          </table:table-cell>
          <table:table-cell table:formula="of:=LN([.N51])/LN(2)" office:value-type="float" office:value="-0.341481726815332" calcext:value-type="float">
            <text:p>-0.341481726815332</text:p>
          </table:table-cell>
          <table:table-cell table:formula="of:=LN([.O51])/LN(2)" office:value-type="float" office:value="-2.24626070012841" calcext:value-type="float">
            <text:p>-2.24626070012841</text:p>
          </table:table-cell>
          <table:table-cell/>
          <table:table-cell table:formula="of:=(-(([.N51]*[.P51])+([.O51]*[.Q51])))" office:value-type="float" office:value="0.74295139537422" calcext:value-type="float">
            <text:p>0.74295139537422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27827376" calcext:value-type="float">
            <text:p>0.027827376</text:p>
          </table:table-cell>
          <table:table-cell office:value-type="float" office:value="0.103801794" calcext:value-type="float">
            <text:p>0.103801794</text:p>
          </table:table-cell>
          <table:table-cell office:value-type="float" office:value="0.033429783" calcext:value-type="float">
            <text:p>0.033429783</text:p>
          </table:table-cell>
          <table:table-cell office:value-type="float" office:value="0.009707946" calcext:value-type="float">
            <text:p>0.009707946</text:p>
          </table:table-cell>
          <table:table-cell office:value-type="float" office:value="0.0341559013382738" calcext:value-type="float">
            <text:p>0.0341559013382738</text:p>
          </table:table-cell>
          <table:table-cell office:value-type="float" office:value="0.00898182766172623" calcext:value-type="float">
            <text:p>0.00898182766172623</text:p>
          </table:table-cell>
          <table:table-cell/>
          <table:table-cell table:style-name="ce4" table:formula="of:=[.B52]/[.C52]" office:value-type="float" office:value="0.268081840666453" calcext:value-type="float">
            <text:p>0.268081840666453</text:p>
          </table:table-cell>
          <table:table-cell table:style-name="ce4" table:formula="of:=(1-[.I52])/(1+[.I52])" office:value-type="float" office:value="0.577185269799999" calcext:value-type="float">
            <text:p>0.577185269799999</text:p>
          </table:table-cell>
          <table:table-cell table:formula="of:=((1-[.I52])^2)/(1-[.I52]+([.I52]^2))" office:value-type="float" office:value="0.666476114557836" calcext:value-type="float">
            <text:p>0.666476114557836</text:p>
          </table:table-cell>
          <table:table-cell table:formula="of:=DEGREES(ATAN([.K52]))" office:value-type="float" office:value="33.6825083624077" calcext:value-type="float">
            <text:p>33.6825083624077</text:p>
          </table:table-cell>
          <table:table-cell/>
          <table:table-cell table:formula="of:=1/(1+[.I52])" office:value-type="float" office:value="0.7885926349" calcext:value-type="float">
            <text:p>0.7885926349</text:p>
          </table:table-cell>
          <table:table-cell table:formula="of:=[.I52]/(1+[.I52])" office:value-type="float" office:value="0.2114073651" calcext:value-type="float">
            <text:p>0.2114073651</text:p>
          </table:table-cell>
          <table:table-cell table:formula="of:=LN([.N52])/LN(2)" office:value-type="float" office:value="-0.342647858500554" calcext:value-type="float">
            <text:p>-0.342647858500554</text:p>
          </table:table-cell>
          <table:table-cell table:formula="of:=LN([.O52])/LN(2)" office:value-type="float" office:value="-2.24190245606575" calcext:value-type="float">
            <text:p>-2.24190245606575</text:p>
          </table:table-cell>
          <table:table-cell/>
          <table:table-cell table:formula="of:=(-(([.N52]*[.P52])+([.O52]*[.Q52])))" office:value-type="float" office:value="0.744164268625874" calcext:value-type="float">
            <text:p>0.74416426862587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26875462" calcext:value-type="float">
            <text:p>0.026875462</text:p>
          </table:table-cell>
          <table:table-cell office:value-type="float" office:value="0.099812225" calcext:value-type="float">
            <text:p>0.099812225</text:p>
          </table:table-cell>
          <table:table-cell office:value-type="float" office:value="0.04434057" calcext:value-type="float">
            <text:p>0.04434057</text:p>
          </table:table-cell>
          <table:table-cell office:value-type="float" office:value="0.012123322" calcext:value-type="float">
            <text:p>0.012123322</text:p>
          </table:table-cell>
          <table:table-cell office:value-type="float" office:value="0.046376370385721" calcext:value-type="float">
            <text:p>0.046376370385721</text:p>
          </table:table-cell>
          <table:table-cell office:value-type="float" office:value="0.010087521614279" calcext:value-type="float">
            <text:p>0.010087521614279</text:p>
          </table:table-cell>
          <table:table-cell/>
          <table:table-cell table:style-name="ce4" table:formula="of:=[.B53]/[.C53]" office:value-type="float" office:value="0.26926022338446" calcext:value-type="float">
            <text:p>0.26926022338446</text:p>
          </table:table-cell>
          <table:table-cell table:style-name="ce4" table:formula="of:=(1-[.I53])/(1+[.I53])" office:value-type="float" office:value="0.57572100909854" calcext:value-type="float">
            <text:p>0.57572100909854</text:p>
          </table:table-cell>
          <table:table-cell table:formula="of:=((1-[.I53])^2)/(1-[.I53]+([.I53]^2))" office:value-type="float" office:value="0.664782704684485" calcext:value-type="float">
            <text:p>0.664782704684485</text:p>
          </table:table-cell>
          <table:table-cell table:formula="of:=DEGREES(ATAN([.K53]))" office:value-type="float" office:value="33.6152727148473" calcext:value-type="float">
            <text:p>33.6152727148473</text:p>
          </table:table-cell>
          <table:table-cell/>
          <table:table-cell table:formula="of:=1/(1+[.I53])" office:value-type="float" office:value="0.78786050454927" calcext:value-type="float">
            <text:p>0.78786050454927</text:p>
          </table:table-cell>
          <table:table-cell table:formula="of:=[.I53]/(1+[.I53])" office:value-type="float" office:value="0.21213949545073" calcext:value-type="float">
            <text:p>0.21213949545073</text:p>
          </table:table-cell>
          <table:table-cell table:formula="of:=LN([.N53])/LN(2)" office:value-type="float" office:value="-0.343987880447021" calcext:value-type="float">
            <text:p>-0.343987880447021</text:p>
          </table:table-cell>
          <table:table-cell table:formula="of:=LN([.O53])/LN(2)" office:value-type="float" office:value="-2.23691485267797" calcext:value-type="float">
            <text:p>-2.23691485267797</text:p>
          </table:table-cell>
          <table:table-cell/>
          <table:table-cell table:formula="of:=(-(([.N53]*[.P53])+([.O53]*[.Q53])))" office:value-type="float" office:value="0.745552453261172" calcext:value-type="float">
            <text:p>0.745552453261172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2914323" calcext:value-type="float">
            <text:p>0.02914323</text:p>
          </table:table-cell>
          <table:table-cell office:value-type="float" office:value="0.10486303" calcext:value-type="float">
            <text:p>0.10486303</text:p>
          </table:table-cell>
          <table:table-cell office:value-type="float" office:value="0.038864743" calcext:value-type="float">
            <text:p>0.038864743</text:p>
          </table:table-cell>
          <table:table-cell office:value-type="float" office:value="0.012494823" calcext:value-type="float">
            <text:p>0.012494823</text:p>
          </table:table-cell>
          <table:table-cell office:value-type="float" office:value="0.0396658273147279" calcext:value-type="float">
            <text:p>0.0396658273147279</text:p>
          </table:table-cell>
          <table:table-cell office:value-type="float" office:value="0.0116937386852721" calcext:value-type="float">
            <text:p>0.0116937386852721</text:p>
          </table:table-cell>
          <table:table-cell/>
          <table:table-cell table:style-name="ce4" table:formula="of:=[.B54]/[.C54]" office:value-type="float" office:value="0.277917107678464" calcext:value-type="float">
            <text:p>0.277917107678464</text:p>
          </table:table-cell>
          <table:table-cell table:style-name="ce4" table:formula="of:=(1-[.I54])/(1+[.I54])" office:value-type="float" office:value="0.565046737368836" calcext:value-type="float">
            <text:p>0.565046737368836</text:p>
          </table:table-cell>
          <table:table-cell table:formula="of:=((1-[.I54])^2)/(1-[.I54]+([.I54]^2))" office:value-type="float" office:value="0.652308430066708" calcext:value-type="float">
            <text:p>0.652308430066708</text:p>
          </table:table-cell>
          <table:table-cell table:formula="of:=DEGREES(ATAN([.K54]))" office:value-type="float" office:value="33.1167489741419" calcext:value-type="float">
            <text:p>33.1167489741419</text:p>
          </table:table-cell>
          <table:table-cell/>
          <table:table-cell table:formula="of:=1/(1+[.I54])" office:value-type="float" office:value="0.782523368684418" calcext:value-type="float">
            <text:p>0.782523368684418</text:p>
          </table:table-cell>
          <table:table-cell table:formula="of:=[.I54]/(1+[.I54])" office:value-type="float" office:value="0.217476631315582" calcext:value-type="float">
            <text:p>0.217476631315582</text:p>
          </table:table-cell>
          <table:table-cell table:formula="of:=LN([.N54])/LN(2)" office:value-type="float" office:value="-0.353794258648222" calcext:value-type="float">
            <text:p>-0.353794258648222</text:p>
          </table:table-cell>
          <table:table-cell table:formula="of:=LN([.O54])/LN(2)" office:value-type="float" office:value="-2.20106770862209" calcext:value-type="float">
            <text:p>-2.20106770862209</text:p>
          </table:table-cell>
          <table:table-cell/>
          <table:table-cell table:formula="of:=(-(([.N54]*[.P54])+([.O54]*[.Q54])))" office:value-type="float" office:value="0.755533065667251" calcext:value-type="float">
            <text:p>0.75553306566725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2696888" calcext:value-type="float">
            <text:p>0.02696888</text:p>
          </table:table-cell>
          <table:table-cell office:value-type="float" office:value="0.24872519" calcext:value-type="float">
            <text:p>0.24872519</text:p>
          </table:table-cell>
          <table:table-cell office:value-type="float" office:value="0.083180735" calcext:value-type="float">
            <text:p>0.083180735</text:p>
          </table:table-cell>
          <table:table-cell office:value-type="float" office:value="0.016047045" calcext:value-type="float">
            <text:p>0.016047045</text:p>
          </table:table-cell>
          <table:table-cell office:value-type="float" office:value="0.083510230760984" calcext:value-type="float">
            <text:p>0.083510230760984</text:p>
          </table:table-cell>
          <table:table-cell office:value-type="float" office:value="0.015717549239016" calcext:value-type="float">
            <text:p>0.015717549239016</text:p>
          </table:table-cell>
          <table:table-cell/>
          <table:table-cell table:style-name="ce4" table:formula="of:=[.B55]/[.C55]" office:value-type="float" office:value="0.108428422549401" calcext:value-type="float">
            <text:p>0.108428422549401</text:p>
          </table:table-cell>
          <table:table-cell table:style-name="ce4" table:formula="of:=(1-[.I55])/(1+[.I55])" office:value-type="float" office:value="0.804356473826223" calcext:value-type="float">
            <text:p>0.804356473826223</text:p>
          </table:table-cell>
          <table:table-cell table:formula="of:=((1-[.I55])^2)/(1-[.I55]+([.I55]^2))" office:value-type="float" office:value="0.879967867144942" calcext:value-type="float">
            <text:p>0.879967867144942</text:p>
          </table:table-cell>
          <table:table-cell table:formula="of:=DEGREES(ATAN([.K55]))" office:value-type="float" office:value="41.3467396259615" calcext:value-type="float">
            <text:p>41.3467396259615</text:p>
          </table:table-cell>
          <table:table-cell/>
          <table:table-cell table:formula="of:=1/(1+[.I55])" office:value-type="float" office:value="0.902178236913112" calcext:value-type="float">
            <text:p>0.902178236913112</text:p>
          </table:table-cell>
          <table:table-cell table:formula="of:=[.I55]/(1+[.I55])" office:value-type="float" office:value="0.0978217630868883" calcext:value-type="float">
            <text:p>0.0978217630868883</text:p>
          </table:table-cell>
          <table:table-cell table:formula="of:=LN([.N55])/LN(2)" office:value-type="float" office:value="-0.148515610289" calcext:value-type="float">
            <text:p>-0.148515610289</text:p>
          </table:table-cell>
          <table:table-cell table:formula="of:=LN([.O55])/LN(2)" office:value-type="float" office:value="-3.35370072250458" calcext:value-type="float">
            <text:p>-3.35370072250458</text:p>
          </table:table-cell>
          <table:table-cell/>
          <table:table-cell table:formula="of:=(-(([.N55]*[.P55])+([.O55]*[.Q55])))" office:value-type="float" office:value="0.462052468985775" calcext:value-type="float">
            <text:p>0.462052468985775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36252506" calcext:value-type="float">
            <text:p>0.036252506</text:p>
          </table:table-cell>
          <table:table-cell office:value-type="float" office:value="0.2193823" calcext:value-type="float">
            <text:p>0.2193823</text:p>
          </table:table-cell>
          <table:table-cell office:value-type="float" office:value="0.086034603" calcext:value-type="float">
            <text:p>0.086034603</text:p>
          </table:table-cell>
          <table:table-cell office:value-type="float" office:value="0.017358347" calcext:value-type="float">
            <text:p>0.017358347</text:p>
          </table:table-cell>
          <table:table-cell office:value-type="float" office:value="0.0865022478585661" calcext:value-type="float">
            <text:p>0.0865022478585661</text:p>
          </table:table-cell>
          <table:table-cell office:value-type="float" office:value="0.0168907021414339" calcext:value-type="float">
            <text:p>0.0168907021414339</text:p>
          </table:table-cell>
          <table:table-cell/>
          <table:table-cell table:style-name="ce4" table:formula="of:=[.B56]/[.C56]" office:value-type="float" office:value="0.165248089750176" calcext:value-type="float">
            <text:p>0.165248089750176</text:p>
          </table:table-cell>
          <table:table-cell table:style-name="ce4" table:formula="of:=(1-[.I56])/(1+[.I56])" office:value-type="float" office:value="0.716372691440148" calcext:value-type="float">
            <text:p>0.716372691440148</text:p>
          </table:table-cell>
          <table:table-cell table:formula="of:=((1-[.I56])^2)/(1-[.I56]+([.I56]^2))" office:value-type="float" office:value="0.808309964690159" calcext:value-type="float">
            <text:p>0.808309964690159</text:p>
          </table:table-cell>
          <table:table-cell table:formula="of:=DEGREES(ATAN([.K56]))" office:value-type="float" office:value="38.9489543684195" calcext:value-type="float">
            <text:p>38.9489543684195</text:p>
          </table:table-cell>
          <table:table-cell/>
          <table:table-cell table:formula="of:=1/(1+[.I56])" office:value-type="float" office:value="0.858186345720074" calcext:value-type="float">
            <text:p>0.858186345720074</text:p>
          </table:table-cell>
          <table:table-cell table:formula="of:=[.I56]/(1+[.I56])" office:value-type="float" office:value="0.141813654279926" calcext:value-type="float">
            <text:p>0.141813654279926</text:p>
          </table:table-cell>
          <table:table-cell table:formula="of:=LN([.N56])/LN(2)" office:value-type="float" office:value="-0.220637147796225" calcext:value-type="float">
            <text:p>-0.220637147796225</text:p>
          </table:table-cell>
          <table:table-cell table:formula="of:=LN([.O56])/LN(2)" office:value-type="float" office:value="-2.81793164825094" calcext:value-type="float">
            <text:p>-2.81793164825094</text:p>
          </table:table-cell>
          <table:table-cell/>
          <table:table-cell table:formula="of:=(-(([.N56]*[.P56])+([.O56]*[.Q56])))" office:value-type="float" office:value="0.588968972146863" calcext:value-type="float">
            <text:p>0.58896897214686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38769953" calcext:value-type="float">
            <text:p>0.038769953</text:p>
          </table:table-cell>
          <table:table-cell office:value-type="float" office:value="0.22338541" calcext:value-type="float">
            <text:p>0.22338541</text:p>
          </table:table-cell>
          <table:table-cell office:value-type="float" office:value="0.08017776" calcext:value-type="float">
            <text:p>0.08017776</text:p>
          </table:table-cell>
          <table:table-cell office:value-type="float" office:value="0.01662281" calcext:value-type="float">
            <text:p>0.01662281</text:p>
          </table:table-cell>
          <table:table-cell office:value-type="float" office:value="0.0802980913376753" calcext:value-type="float">
            <text:p>0.0802980913376753</text:p>
          </table:table-cell>
          <table:table-cell office:value-type="float" office:value="0.0165024786623247" calcext:value-type="float">
            <text:p>0.0165024786623247</text:p>
          </table:table-cell>
          <table:table-cell/>
          <table:table-cell table:style-name="ce4" table:formula="of:=[.B57]/[.C57]" office:value-type="float" office:value="0.173556334766895" calcext:value-type="float">
            <text:p>0.173556334766895</text:p>
          </table:table-cell>
          <table:table-cell table:style-name="ce4" table:formula="of:=(1-[.I57])/(1+[.I57])" office:value-type="float" office:value="0.70422155353732" calcext:value-type="float">
            <text:p>0.70422155353732</text:p>
          </table:table-cell>
          <table:table-cell table:formula="of:=((1-[.I57])^2)/(1-[.I57]+([.I57]^2))" office:value-type="float" office:value="0.79738112083632" calcext:value-type="float">
            <text:p>0.79738112083632</text:p>
          </table:table-cell>
          <table:table-cell table:formula="of:=DEGREES(ATAN([.K57]))" office:value-type="float" office:value="38.5681969550651" calcext:value-type="float">
            <text:p>38.5681969550651</text:p>
          </table:table-cell>
          <table:table-cell/>
          <table:table-cell table:formula="of:=1/(1+[.I57])" office:value-type="float" office:value="0.85211077676866" calcext:value-type="float">
            <text:p>0.85211077676866</text:p>
          </table:table-cell>
          <table:table-cell table:formula="of:=[.I57]/(1+[.I57])" office:value-type="float" office:value="0.14788922323134" calcext:value-type="float">
            <text:p>0.14788922323134</text:p>
          </table:table-cell>
          <table:table-cell table:formula="of:=LN([.N57])/LN(2)" office:value-type="float" office:value="-0.230887097879902" calcext:value-type="float">
            <text:p>-0.230887097879902</text:p>
          </table:table-cell>
          <table:table-cell table:formula="of:=LN([.O57])/LN(2)" office:value-type="float" office:value="-2.75741116859757" calcext:value-type="float">
            <text:p>-2.75741116859757</text:p>
          </table:table-cell>
          <table:table-cell/>
          <table:table-cell table:formula="of:=(-(([.N57]*[.P57])+([.O57]*[.Q57])))" office:value-type="float" office:value="0.604532780173621" calcext:value-type="float">
            <text:p>0.60453278017362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3597361" calcext:value-type="float">
            <text:p>0.03597361</text:p>
          </table:table-cell>
          <table:table-cell office:value-type="float" office:value="0.21904075" calcext:value-type="float">
            <text:p>0.21904075</text:p>
          </table:table-cell>
          <table:table-cell office:value-type="float" office:value="0.09358371" calcext:value-type="float">
            <text:p>0.09358371</text:p>
          </table:table-cell>
          <table:table-cell office:value-type="float" office:value="0.01906498" calcext:value-type="float">
            <text:p>0.01906498</text:p>
          </table:table-cell>
          <table:table-cell office:value-type="float" office:value="0.0954507493253005" calcext:value-type="float">
            <text:p>0.0954507493253005</text:p>
          </table:table-cell>
          <table:table-cell office:value-type="float" office:value="0.0171979406746995" calcext:value-type="float">
            <text:p>0.0171979406746995</text:p>
          </table:table-cell>
          <table:table-cell/>
          <table:table-cell table:style-name="ce4" table:formula="of:=[.B58]/[.C58]" office:value-type="float" office:value="0.164232500116987" calcext:value-type="float">
            <text:p>0.164232500116987</text:p>
          </table:table-cell>
          <table:table-cell table:style-name="ce4" table:formula="of:=(1-[.I58])/(1+[.I58])" office:value-type="float" office:value="0.717869927011169" calcext:value-type="float">
            <text:p>0.717869927011169</text:p>
          </table:table-cell>
          <table:table-cell table:formula="of:=((1-[.I58])^2)/(1-[.I58]+([.I58]^2))" office:value-type="float" office:value="0.809638436228197" calcext:value-type="float">
            <text:p>0.809638436228197</text:p>
          </table:table-cell>
          <table:table-cell table:formula="of:=DEGREES(ATAN([.K58]))" office:value-type="float" office:value="38.994961386175" calcext:value-type="float">
            <text:p>38.994961386175</text:p>
          </table:table-cell>
          <table:table-cell/>
          <table:table-cell table:formula="of:=1/(1+[.I58])" office:value-type="float" office:value="0.858934963505585" calcext:value-type="float">
            <text:p>0.858934963505585</text:p>
          </table:table-cell>
          <table:table-cell table:formula="of:=[.I58]/(1+[.I58])" office:value-type="float" office:value="0.141065036494415" calcext:value-type="float">
            <text:p>0.141065036494415</text:p>
          </table:table-cell>
          <table:table-cell table:formula="of:=LN([.N58])/LN(2)" office:value-type="float" office:value="-0.219379196794973" calcext:value-type="float">
            <text:p>-0.219379196794973</text:p>
          </table:table-cell>
          <table:table-cell table:formula="of:=LN([.O58])/LN(2)" office:value-type="float" office:value="-2.82556764009664" calcext:value-type="float">
            <text:p>-2.82556764009664</text:p>
          </table:table-cell>
          <table:table-cell/>
          <table:table-cell table:formula="of:=(-(([.N58]*[.P58])+([.O58]*[.Q58])))" office:value-type="float" office:value="0.587021264660647" calcext:value-type="float">
            <text:p>0.587021264660647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3703754" calcext:value-type="float">
            <text:p>0.03703754</text:p>
          </table:table-cell>
          <table:table-cell office:value-type="float" office:value="0.21733749" calcext:value-type="float">
            <text:p>0.21733749</text:p>
          </table:table-cell>
          <table:table-cell office:value-type="float" office:value="0.108335897" calcext:value-type="float">
            <text:p>0.108335897</text:p>
          </table:table-cell>
          <table:table-cell office:value-type="float" office:value="0.015792877" calcext:value-type="float">
            <text:p>0.015792877</text:p>
          </table:table-cell>
          <table:table-cell office:value-type="float" office:value="0.108784547340962" calcext:value-type="float">
            <text:p>0.108784547340962</text:p>
          </table:table-cell>
          <table:table-cell office:value-type="float" office:value="0.0153442266590379" calcext:value-type="float">
            <text:p>0.0153442266590379</text:p>
          </table:table-cell>
          <table:table-cell/>
          <table:table-cell table:style-name="ce4" table:formula="of:=[.B59]/[.C59]" office:value-type="float" office:value="0.17041486951929" calcext:value-type="float">
            <text:p>0.17041486951929</text:p>
          </table:table-cell>
          <table:table-cell table:style-name="ce4" table:formula="of:=(1-[.I59])/(1+[.I59])" office:value-type="float" office:value="0.708795788643249" calcext:value-type="float">
            <text:p>0.708795788643249</text:p>
          </table:table-cell>
          <table:table-cell table:formula="of:=((1-[.I59])^2)/(1-[.I59]+([.I59]^2))" office:value-type="float" office:value="0.801526161076865" calcext:value-type="float">
            <text:p>0.801526161076865</text:p>
          </table:table-cell>
          <table:table-cell table:formula="of:=DEGREES(ATAN([.K59]))" office:value-type="float" office:value="38.7130872257507" calcext:value-type="float">
            <text:p>38.7130872257507</text:p>
          </table:table-cell>
          <table:table-cell/>
          <table:table-cell table:formula="of:=1/(1+[.I59])" office:value-type="float" office:value="0.854397894321624" calcext:value-type="float">
            <text:p>0.854397894321624</text:p>
          </table:table-cell>
          <table:table-cell table:formula="of:=[.I59]/(1+[.I59])" office:value-type="float" office:value="0.145602105678376" calcext:value-type="float">
            <text:p>0.145602105678376</text:p>
          </table:table-cell>
          <table:table-cell table:formula="of:=LN([.N59])/LN(2)" office:value-type="float" office:value="-0.227020003404374" calcext:value-type="float">
            <text:p>-0.227020003404374</text:p>
          </table:table-cell>
          <table:table-cell table:formula="of:=LN([.O59])/LN(2)" office:value-type="float" office:value="-2.7798968751352" calcext:value-type="float">
            <text:p>-2.7798968751352</text:p>
          </table:table-cell>
          <table:table-cell/>
          <table:table-cell table:formula="of:=(-(([.N59]*[.P59])+([.O59]*[.Q59])))" office:value-type="float" office:value="0.598724251466008" calcext:value-type="float">
            <text:p>0.59872425146600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29882435" calcext:value-type="float">
            <text:p>0.029882435</text:p>
          </table:table-cell>
          <table:table-cell office:value-type="float" office:value="0.16740626" calcext:value-type="float">
            <text:p>0.16740626</text:p>
          </table:table-cell>
          <table:table-cell office:value-type="float" office:value="0.066373263" calcext:value-type="float">
            <text:p>0.066373263</text:p>
          </table:table-cell>
          <table:table-cell office:value-type="float" office:value="0.015964397" calcext:value-type="float">
            <text:p>0.015964397</text:p>
          </table:table-cell>
          <table:table-cell office:value-type="float" office:value="0.066576476814578" calcext:value-type="float">
            <text:p>0.066576476814578</text:p>
          </table:table-cell>
          <table:table-cell office:value-type="float" office:value="0.015761183185422" calcext:value-type="float">
            <text:p>0.015761183185422</text:p>
          </table:table-cell>
          <table:table-cell/>
          <table:table-cell table:style-name="ce4" table:formula="of:=[.B60]/[.C60]" office:value-type="float" office:value="0.178502494470637" calcext:value-type="float">
            <text:p>0.178502494470637</text:p>
          </table:table-cell>
          <table:table-cell table:style-name="ce4" table:formula="of:=(1-[.I60])/(1+[.I60])" office:value-type="float" office:value="0.697068957752496" calcext:value-type="float">
            <text:p>0.697068957752496</text:p>
          </table:table-cell>
          <table:table-cell table:formula="of:=((1-[.I60])^2)/(1-[.I60]+([.I60]^2))" office:value-type="float" office:value="0.79082408440739" calcext:value-type="float">
            <text:p>0.79082408440739</text:p>
          </table:table-cell>
          <table:table-cell table:formula="of:=DEGREES(ATAN([.K60]))" office:value-type="float" office:value="38.3377963611827" calcext:value-type="float">
            <text:p>38.3377963611827</text:p>
          </table:table-cell>
          <table:table-cell/>
          <table:table-cell table:formula="of:=1/(1+[.I60])" office:value-type="float" office:value="0.848534478876248" calcext:value-type="float">
            <text:p>0.848534478876248</text:p>
          </table:table-cell>
          <table:table-cell table:formula="of:=[.I60]/(1+[.I60])" office:value-type="float" office:value="0.151465521123752" calcext:value-type="float">
            <text:p>0.151465521123752</text:p>
          </table:table-cell>
          <table:table-cell table:formula="of:=LN([.N60])/LN(2)" office:value-type="float" office:value="-0.236954812263607" calcext:value-type="float">
            <text:p>-0.236954812263607</text:p>
          </table:table-cell>
          <table:table-cell table:formula="of:=LN([.O60])/LN(2)" office:value-type="float" office:value="-2.72293867191468" calcext:value-type="float">
            <text:p>-2.72293867191468</text:p>
          </table:table-cell>
          <table:table-cell/>
          <table:table-cell table:formula="of:=(-(([.N60]*[.P60])+([.O60]*[.Q60])))" office:value-type="float" office:value="0.613495653070894" calcext:value-type="float">
            <text:p>0.61349565307089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42373713" calcext:value-type="float">
            <text:p>0.042373713</text:p>
          </table:table-cell>
          <table:table-cell office:value-type="float" office:value="0.18609685" calcext:value-type="float">
            <text:p>0.18609685</text:p>
          </table:table-cell>
          <table:table-cell office:value-type="float" office:value="0.09301828" calcext:value-type="float">
            <text:p>0.09301828</text:p>
          </table:table-cell>
          <table:table-cell office:value-type="float" office:value="0.009975806" calcext:value-type="float">
            <text:p>0.009975806</text:p>
          </table:table-cell>
          <table:table-cell office:value-type="float" office:value="0.093042031466759" calcext:value-type="float">
            <text:p>0.093042031466759</text:p>
          </table:table-cell>
          <table:table-cell office:value-type="float" office:value="0.00995205453324095" calcext:value-type="float">
            <text:p>0.00995205453324095</text:p>
          </table:table-cell>
          <table:table-cell/>
          <table:table-cell table:style-name="ce4" table:formula="of:=[.B61]/[.C61]" office:value-type="float" office:value="0.227697099655368" calcext:value-type="float">
            <text:p>0.227697099655368</text:p>
          </table:table-cell>
          <table:table-cell table:style-name="ce4" table:formula="of:=(1-[.I61])/(1+[.I61])" office:value-type="float" office:value="0.629066323086883" calcext:value-type="float">
            <text:p>0.629066323086883</text:p>
          </table:table-cell>
          <table:table-cell table:formula="of:=((1-[.I61])^2)/(1-[.I61]+([.I61]^2))" office:value-type="float" office:value="0.723718483308076" calcext:value-type="float">
            <text:p>0.723718483308076</text:p>
          </table:table-cell>
          <table:table-cell table:formula="of:=DEGREES(ATAN([.K61]))" office:value-type="float" office:value="35.8939544122371" calcext:value-type="float">
            <text:p>35.8939544122371</text:p>
          </table:table-cell>
          <table:table-cell/>
          <table:table-cell table:formula="of:=1/(1+[.I61])" office:value-type="float" office:value="0.814533161543441" calcext:value-type="float">
            <text:p>0.814533161543441</text:p>
          </table:table-cell>
          <table:table-cell table:formula="of:=[.I61]/(1+[.I61])" office:value-type="float" office:value="0.185466838456559" calcext:value-type="float">
            <text:p>0.185466838456559</text:p>
          </table:table-cell>
          <table:table-cell table:formula="of:=LN([.N61])/LN(2)" office:value-type="float" office:value="-0.295954659463299" calcext:value-type="float">
            <text:p>-0.295954659463299</text:p>
          </table:table-cell>
          <table:table-cell table:formula="of:=LN([.O61])/LN(2)" office:value-type="float" office:value="-2.43076683942188" calcext:value-type="float">
            <text:p>-2.43076683942188</text:p>
          </table:table-cell>
          <table:table-cell/>
          <table:table-cell table:formula="of:=(-(([.N61]*[.P61])+([.O61]*[.Q61])))" office:value-type="float" office:value="0.69189152517877" calcext:value-type="float">
            <text:p>0.6918915251787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052120347" calcext:value-type="float">
            <text:p>0.052120347</text:p>
          </table:table-cell>
          <table:table-cell office:value-type="float" office:value="0.18152551" calcext:value-type="float">
            <text:p>0.18152551</text:p>
          </table:table-cell>
          <table:table-cell office:value-type="float" office:value="0.090849146" calcext:value-type="float">
            <text:p>0.090849146</text:p>
          </table:table-cell>
          <table:table-cell office:value-type="float" office:value="0.015910584" calcext:value-type="float">
            <text:p>0.015910584</text:p>
          </table:table-cell>
          <table:table-cell office:value-type="float" office:value="0.0914167326772628" calcext:value-type="float">
            <text:p>0.0914167326772628</text:p>
          </table:table-cell>
          <table:table-cell office:value-type="float" office:value="0.0153429973227372" calcext:value-type="float">
            <text:p>0.0153429973227372</text:p>
          </table:table-cell>
          <table:table-cell/>
          <table:table-cell table:style-name="ce4" table:formula="of:=[.B62]/[.C62]" office:value-type="float" office:value="0.287124090713201" calcext:value-type="float">
            <text:p>0.287124090713201</text:p>
          </table:table-cell>
          <table:table-cell table:style-name="ce4" table:formula="of:=(1-[.I62])/(1+[.I62])" office:value-type="float" office:value="0.553851733822954" calcext:value-type="float">
            <text:p>0.553851733822954</text:p>
          </table:table-cell>
          <table:table-cell table:formula="of:=((1-[.I62])^2)/(1-[.I62]+([.I62]^2))" office:value-type="float" office:value="0.638981190412506" calcext:value-type="float">
            <text:p>0.638981190412506</text:p>
          </table:table-cell>
          <table:table-cell table:formula="of:=DEGREES(ATAN([.K62]))" office:value-type="float" office:value="32.5778125280522" calcext:value-type="float">
            <text:p>32.5778125280522</text:p>
          </table:table-cell>
          <table:table-cell/>
          <table:table-cell table:formula="of:=1/(1+[.I62])" office:value-type="float" office:value="0.776925866911477" calcext:value-type="float">
            <text:p>0.776925866911477</text:p>
          </table:table-cell>
          <table:table-cell table:formula="of:=[.I62]/(1+[.I62])" office:value-type="float" office:value="0.223074133088523" calcext:value-type="float">
            <text:p>0.223074133088523</text:p>
          </table:table-cell>
          <table:table-cell table:formula="of:=LN([.N62])/LN(2)" office:value-type="float" office:value="-0.364151149461053" calcext:value-type="float">
            <text:p>-0.364151149461053</text:p>
          </table:table-cell>
          <table:table-cell table:formula="of:=LN([.O62])/LN(2)" office:value-type="float" office:value="-2.16440486157633" calcext:value-type="float">
            <text:p>-2.16440486157633</text:p>
          </table:table-cell>
          <table:table-cell/>
          <table:table-cell table:formula="of:=(-(([.N62]*[.P62])+([.O62]*[.Q62])))" office:value-type="float" office:value="0.765741185630564" calcext:value-type="float">
            <text:p>0.76574118563056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38655378" calcext:value-type="float">
            <text:p>0.038655378</text:p>
          </table:table-cell>
          <table:table-cell office:value-type="float" office:value="0.16128394" calcext:value-type="float">
            <text:p>0.16128394</text:p>
          </table:table-cell>
          <table:table-cell office:value-type="float" office:value="0.091374524" calcext:value-type="float">
            <text:p>0.091374524</text:p>
          </table:table-cell>
          <table:table-cell office:value-type="float" office:value="0.019324368" calcext:value-type="float">
            <text:p>0.019324368</text:p>
          </table:table-cell>
          <table:table-cell office:value-type="float" office:value="0.0917874515799594" calcext:value-type="float">
            <text:p>0.0917874515799594</text:p>
          </table:table-cell>
          <table:table-cell office:value-type="float" office:value="0.0189114404200406" calcext:value-type="float">
            <text:p>0.0189114404200406</text:p>
          </table:table-cell>
          <table:table-cell/>
          <table:table-cell table:style-name="ce4" table:formula="of:=[.B63]/[.C63]" office:value-type="float" office:value="0.239672827933147" calcext:value-type="float">
            <text:p>0.239672827933147</text:p>
          </table:table-cell>
          <table:table-cell table:style-name="ce4" table:formula="of:=(1-[.I63])/(1+[.I63])" office:value-type="float" office:value="0.613328900121586" calcext:value-type="float">
            <text:p>0.613328900121586</text:p>
          </table:table-cell>
          <table:table-cell table:formula="of:=((1-[.I63])^2)/(1-[.I63]+([.I63]^2))" office:value-type="float" office:value="0.706919110978964" calcext:value-type="float">
            <text:p>0.706919110978964</text:p>
          </table:table-cell>
          <table:table-cell table:formula="of:=DEGREES(ATAN([.K63]))" office:value-type="float" office:value="35.2572205746613" calcext:value-type="float">
            <text:p>35.2572205746613</text:p>
          </table:table-cell>
          <table:table-cell/>
          <table:table-cell table:formula="of:=1/(1+[.I63])" office:value-type="float" office:value="0.806664450060793" calcext:value-type="float">
            <text:p>0.806664450060793</text:p>
          </table:table-cell>
          <table:table-cell table:formula="of:=[.I63]/(1+[.I63])" office:value-type="float" office:value="0.193335549939207" calcext:value-type="float">
            <text:p>0.193335549939207</text:p>
          </table:table-cell>
          <table:table-cell table:formula="of:=LN([.N63])/LN(2)" office:value-type="float" office:value="-0.309959417548595" calcext:value-type="float">
            <text:p>-0.309959417548595</text:p>
          </table:table-cell>
          <table:table-cell table:formula="of:=LN([.O63])/LN(2)" office:value-type="float" office:value="-2.37082115467191" calcext:value-type="float">
            <text:p>-2.37082115467191</text:p>
          </table:table-cell>
          <table:table-cell/>
          <table:table-cell table:formula="of:=(-(([.N63]*[.P63])+([.O63]*[.Q63])))" office:value-type="float" office:value="0.708397254844001" calcext:value-type="float">
            <text:p>0.70839725484400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35682626" calcext:value-type="float">
            <text:p>0.035682626</text:p>
          </table:table-cell>
          <table:table-cell office:value-type="float" office:value="0.20557193" calcext:value-type="float">
            <text:p>0.20557193</text:p>
          </table:table-cell>
          <table:table-cell office:value-type="float" office:value="0.087397784" calcext:value-type="float">
            <text:p>0.087397784</text:p>
          </table:table-cell>
          <table:table-cell office:value-type="float" office:value="0.018930305" calcext:value-type="float">
            <text:p>0.018930305</text:p>
          </table:table-cell>
          <table:table-cell office:value-type="float" office:value="0.0877829113977288" calcext:value-type="float">
            <text:p>0.0877829113977288</text:p>
          </table:table-cell>
          <table:table-cell office:value-type="float" office:value="0.0185451776022712" calcext:value-type="float">
            <text:p>0.0185451776022712</text:p>
          </table:table-cell>
          <table:table-cell/>
          <table:table-cell table:style-name="ce4" table:formula="of:=[.B64]/[.C64]" office:value-type="float" office:value="0.173577326437515" calcext:value-type="float">
            <text:p>0.173577326437515</text:p>
          </table:table-cell>
          <table:table-cell table:style-name="ce4" table:formula="of:=(1-[.I64])/(1+[.I64])" office:value-type="float" office:value="0.704191070281798" calcext:value-type="float">
            <text:p>0.704191070281798</text:p>
          </table:table-cell>
          <table:table-cell table:formula="of:=((1-[.I64])^2)/(1-[.I64]+([.I64]^2))" office:value-type="float" office:value="0.797353371768714" calcext:value-type="float">
            <text:p>0.797353371768714</text:p>
          </table:table-cell>
          <table:table-cell table:formula="of:=DEGREES(ATAN([.K64]))" office:value-type="float" office:value="38.5672250087512" calcext:value-type="float">
            <text:p>38.5672250087512</text:p>
          </table:table-cell>
          <table:table-cell/>
          <table:table-cell table:formula="of:=1/(1+[.I64])" office:value-type="float" office:value="0.852095535140899" calcext:value-type="float">
            <text:p>0.852095535140899</text:p>
          </table:table-cell>
          <table:table-cell table:formula="of:=[.I64]/(1+[.I64])" office:value-type="float" office:value="0.147904464859101" calcext:value-type="float">
            <text:p>0.147904464859101</text:p>
          </table:table-cell>
          <table:table-cell table:formula="of:=LN([.N64])/LN(2)" office:value-type="float" office:value="-0.230912903465331" calcext:value-type="float">
            <text:p>-0.230912903465331</text:p>
          </table:table-cell>
          <table:table-cell table:formula="of:=LN([.O64])/LN(2)" office:value-type="float" office:value="-2.75726249050409" calcext:value-type="float">
            <text:p>-2.75726249050409</text:p>
          </table:table-cell>
          <table:table-cell/>
          <table:table-cell table:formula="of:=(-(([.N64]*[.P64])+([.O64]*[.Q64])))" office:value-type="float" office:value="0.604571287183309" calcext:value-type="float">
            <text:p>0.60457128718330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34213305" calcext:value-type="float">
            <text:p>0.034213305</text:p>
          </table:table-cell>
          <table:table-cell office:value-type="float" office:value="0.20032999" calcext:value-type="float">
            <text:p>0.20032999</text:p>
          </table:table-cell>
          <table:table-cell office:value-type="float" office:value="0.06818773" calcext:value-type="float">
            <text:p>0.06818773</text:p>
          </table:table-cell>
          <table:table-cell office:value-type="float" office:value="0.013811449" calcext:value-type="float">
            <text:p>0.013811449</text:p>
          </table:table-cell>
          <table:table-cell office:value-type="float" office:value="0.0682511386037324" calcext:value-type="float">
            <text:p>0.0682511386037324</text:p>
          </table:table-cell>
          <table:table-cell office:value-type="float" office:value="0.0137480403962676" calcext:value-type="float">
            <text:p>0.0137480403962676</text:p>
          </table:table-cell>
          <table:table-cell/>
          <table:table-cell table:style-name="ce4" table:formula="of:=[.B65]/[.C65]" office:value-type="float" office:value="0.170784738720348" calcext:value-type="float">
            <text:p>0.170784738720348</text:p>
          </table:table-cell>
          <table:table-cell table:style-name="ce4" table:formula="of:=(1-[.I65])/(1+[.I65])" office:value-type="float" office:value="0.708255953341152" calcext:value-type="float">
            <text:p>0.708255953341152</text:p>
          </table:table-cell>
          <table:table-cell table:formula="of:=((1-[.I65])^2)/(1-[.I65]+([.I65]^2))" office:value-type="float" office:value="0.801038929307097" calcext:value-type="float">
            <text:p>0.801038929307097</text:p>
          </table:table-cell>
          <table:table-cell table:formula="of:=DEGREES(ATAN([.K65]))" office:value-type="float" office:value="38.6960863664309" calcext:value-type="float">
            <text:p>38.6960863664309</text:p>
          </table:table-cell>
          <table:table-cell/>
          <table:table-cell table:formula="of:=1/(1+[.I65])" office:value-type="float" office:value="0.854127976670576" calcext:value-type="float">
            <text:p>0.854127976670576</text:p>
          </table:table-cell>
          <table:table-cell table:formula="of:=[.I65]/(1+[.I65])" office:value-type="float" office:value="0.145872023329424" calcext:value-type="float">
            <text:p>0.145872023329424</text:p>
          </table:table-cell>
          <table:table-cell table:formula="of:=LN([.N65])/LN(2)" office:value-type="float" office:value="-0.227475845328066" calcext:value-type="float">
            <text:p>-0.227475845328066</text:p>
          </table:table-cell>
          <table:table-cell table:formula="of:=LN([.O65])/LN(2)" office:value-type="float" office:value="-2.77722487834939" calcext:value-type="float">
            <text:p>-2.77722487834939</text:p>
          </table:table-cell>
          <table:table-cell/>
          <table:table-cell table:formula="of:=(-(([.N65]*[.P65])+([.O65]*[.Q65])))" office:value-type="float" office:value="0.599412895757129" calcext:value-type="float">
            <text:p>0.59941289575712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03145617" calcext:value-type="float">
            <text:p>0.03145617</text:p>
          </table:table-cell>
          <table:table-cell office:value-type="float" office:value="0.18378583" calcext:value-type="float">
            <text:p>0.18378583</text:p>
          </table:table-cell>
          <table:table-cell office:value-type="float" office:value="0.07448545" calcext:value-type="float">
            <text:p>0.07448545</text:p>
          </table:table-cell>
          <table:table-cell office:value-type="float" office:value="0.0142662395" calcext:value-type="float">
            <text:p>0.0142662395</text:p>
          </table:table-cell>
          <table:table-cell office:value-type="float" office:value="0.0744956867516731" calcext:value-type="float">
            <text:p>0.0744956867516731</text:p>
          </table:table-cell>
          <table:table-cell office:value-type="float" office:value="0.0142560027483269" calcext:value-type="float">
            <text:p>0.0142560027483269</text:p>
          </table:table-cell>
          <table:table-cell/>
          <table:table-cell table:style-name="ce4" table:formula="of:=[.B66]/[.C66]" office:value-type="float" office:value="0.171156666430704" calcext:value-type="float">
            <text:p>0.171156666430704</text:p>
          </table:table-cell>
          <table:table-cell table:style-name="ce4" table:formula="of:=(1-[.I66])/(1+[.I66])" office:value-type="float" office:value="0.707713457410728" calcext:value-type="float">
            <text:p>0.707713457410728</text:p>
          </table:table-cell>
          <table:table-cell table:formula="of:=((1-[.I66])^2)/(1-[.I66]+([.I66]^2))" office:value-type="float" office:value="0.800548770955133" calcext:value-type="float">
            <text:p>0.800548770955133</text:p>
          </table:table-cell>
          <table:table-cell table:formula="of:=DEGREES(ATAN([.K66]))" office:value-type="float" office:value="38.678975232048" calcext:value-type="float">
            <text:p>38.678975232048</text:p>
          </table:table-cell>
          <table:table-cell/>
          <table:table-cell table:formula="of:=1/(1+[.I66])" office:value-type="float" office:value="0.853856728705364" calcext:value-type="float">
            <text:p>0.853856728705364</text:p>
          </table:table-cell>
          <table:table-cell table:formula="of:=[.I66]/(1+[.I66])" office:value-type="float" office:value="0.146143271294636" calcext:value-type="float">
            <text:p>0.146143271294636</text:p>
          </table:table-cell>
          <table:table-cell table:formula="of:=LN([.N66])/LN(2)" office:value-type="float" office:value="-0.227934079053837" calcext:value-type="float">
            <text:p>-0.227934079053837</text:p>
          </table:table-cell>
          <table:table-cell table:formula="of:=LN([.O66])/LN(2)" office:value-type="float" office:value="-2.77454468855101" calcext:value-type="float">
            <text:p>-2.77454468855101</text:p>
          </table:table-cell>
          <table:table-cell/>
          <table:table-cell table:formula="of:=(-(([.N66]*[.P66])+([.O66]*[.Q66])))" office:value-type="float" office:value="0.60010408423938" calcext:value-type="float">
            <text:p>0.600104084239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31478193" calcext:value-type="float">
            <text:p>0.031478193</text:p>
          </table:table-cell>
          <table:table-cell office:value-type="float" office:value="0.20497629" calcext:value-type="float">
            <text:p>0.20497629</text:p>
          </table:table-cell>
          <table:table-cell office:value-type="float" office:value="0.0690922" calcext:value-type="float">
            <text:p>0.0690922</text:p>
          </table:table-cell>
          <table:table-cell office:value-type="float" office:value="0.012381689" calcext:value-type="float">
            <text:p>0.012381689</text:p>
          </table:table-cell>
          <table:table-cell office:value-type="float" office:value="0.0691012556888828" calcext:value-type="float">
            <text:p>0.0691012556888828</text:p>
          </table:table-cell>
          <table:table-cell office:value-type="float" office:value="0.0123726333111172" calcext:value-type="float">
            <text:p>0.0123726333111172</text:p>
          </table:table-cell>
          <table:table-cell/>
          <table:table-cell table:style-name="ce4" table:formula="of:=[.B67]/[.C67]" office:value-type="float" office:value="0.153569922648127" calcext:value-type="float">
            <text:p>0.153569922648127</text:p>
          </table:table-cell>
          <table:table-cell table:style-name="ce4" table:formula="of:=(1-[.I67])/(1+[.I67])" office:value-type="float" office:value="0.733748393343001" calcext:value-type="float">
            <text:p>0.733748393343001</text:p>
          </table:table-cell>
          <table:table-cell table:formula="of:=((1-[.I67])^2)/(1-[.I67]+([.I67]^2))" office:value-type="float" office:value="0.82348564710818" calcext:value-type="float">
            <text:p>0.82348564710818</text:p>
          </table:table-cell>
          <table:table-cell table:formula="of:=DEGREES(ATAN([.K67]))" office:value-type="float" office:value="39.470965638518" calcext:value-type="float">
            <text:p>39.470965638518</text:p>
          </table:table-cell>
          <table:table-cell/>
          <table:table-cell table:formula="of:=1/(1+[.I67])" office:value-type="float" office:value="0.866874196671501" calcext:value-type="float">
            <text:p>0.866874196671501</text:p>
          </table:table-cell>
          <table:table-cell table:formula="of:=[.I67]/(1+[.I67])" office:value-type="float" office:value="0.133125803328499" calcext:value-type="float">
            <text:p>0.133125803328499</text:p>
          </table:table-cell>
          <table:table-cell table:formula="of:=LN([.N67])/LN(2)" office:value-type="float" office:value="-0.206105454389642" calcext:value-type="float">
            <text:p>-0.206105454389642</text:p>
          </table:table-cell>
          <table:table-cell table:formula="of:=LN([.O67])/LN(2)" office:value-type="float" office:value="-2.90913786378704" calcext:value-type="float">
            <text:p>-2.90913786378704</text:p>
          </table:table-cell>
          <table:table-cell/>
          <table:table-cell table:formula="of:=(-(([.N67]*[.P67])+([.O67]*[.Q67])))" office:value-type="float" office:value="0.56594881531364" calcext:value-type="float">
            <text:p>0.5659488153136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31843044" calcext:value-type="float">
            <text:p>0.031843044</text:p>
          </table:table-cell>
          <table:table-cell office:value-type="float" office:value="0.18880099" calcext:value-type="float">
            <text:p>0.18880099</text:p>
          </table:table-cell>
          <table:table-cell office:value-type="float" office:value="0.06788387" calcext:value-type="float">
            <text:p>0.06788387</text:p>
          </table:table-cell>
          <table:table-cell office:value-type="float" office:value="0.012752849" calcext:value-type="float">
            <text:p>0.012752849</text:p>
          </table:table-cell>
          <table:table-cell office:value-type="float" office:value="0.0678953106612301" calcext:value-type="float">
            <text:p>0.0678953106612301</text:p>
          </table:table-cell>
          <table:table-cell office:value-type="float" office:value="0.0127414083387699" calcext:value-type="float">
            <text:p>0.0127414083387699</text:p>
          </table:table-cell>
          <table:table-cell/>
          <table:table-cell table:style-name="ce4" table:formula="of:=[.B68]/[.C68]" office:value-type="float" office:value="0.168659306288595" calcext:value-type="float">
            <text:p>0.168659306288595</text:p>
          </table:table-cell>
          <table:table-cell table:style-name="ce4" table:formula="of:=(1-[.I68])/(1+[.I68])" office:value-type="float" office:value="0.711362746386335" calcext:value-type="float">
            <text:p>0.711362746386335</text:p>
          </table:table-cell>
          <table:table-cell table:formula="of:=((1-[.I68])^2)/(1-[.I68]+([.I68]^2))" office:value-type="float" office:value="0.803835864109858" calcext:value-type="float">
            <text:p>0.803835864109858</text:p>
          </table:table-cell>
          <table:table-cell table:formula="of:=DEGREES(ATAN([.K68]))" office:value-type="float" office:value="38.793569201618" calcext:value-type="float">
            <text:p>38.793569201618</text:p>
          </table:table-cell>
          <table:table-cell/>
          <table:table-cell table:formula="of:=1/(1+[.I68])" office:value-type="float" office:value="0.855681373193168" calcext:value-type="float">
            <text:p>0.855681373193168</text:p>
          </table:table-cell>
          <table:table-cell table:formula="of:=[.I68]/(1+[.I68])" office:value-type="float" office:value="0.144318626806832" calcext:value-type="float">
            <text:p>0.144318626806832</text:p>
          </table:table-cell>
          <table:table-cell table:formula="of:=LN([.N68])/LN(2)" office:value-type="float" office:value="-0.224854409111849" calcext:value-type="float">
            <text:p>-0.224854409111849</text:p>
          </table:table-cell>
          <table:table-cell table:formula="of:=LN([.O68])/LN(2)" office:value-type="float" office:value="-2.79267057837377" calcext:value-type="float">
            <text:p>-2.79267057837377</text:p>
          </table:table-cell>
          <table:table-cell/>
          <table:table-cell table:formula="of:=(-(([.N68]*[.P68])+([.O68]*[.Q68])))" office:value-type="float" office:value="0.59543811255211" calcext:value-type="float">
            <text:p>0.5954381125521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3119771" calcext:value-type="float">
            <text:p>0.03119771</text:p>
          </table:table-cell>
          <table:table-cell office:value-type="float" office:value="0.1933481" calcext:value-type="float">
            <text:p>0.1933481</text:p>
          </table:table-cell>
          <table:table-cell office:value-type="float" office:value="0.05866335" calcext:value-type="float">
            <text:p>0.05866335</text:p>
          </table:table-cell>
          <table:table-cell office:value-type="float" office:value="0.010757919" calcext:value-type="float">
            <text:p>0.010757919</text:p>
          </table:table-cell>
          <table:table-cell office:value-type="float" office:value="0.0587277629381211" calcext:value-type="float">
            <text:p>0.0587277629381211</text:p>
          </table:table-cell>
          <table:table-cell office:value-type="float" office:value="0.0106935060618789" calcext:value-type="float">
            <text:p>0.0106935060618789</text:p>
          </table:table-cell>
          <table:table-cell/>
          <table:table-cell table:style-name="ce4" table:formula="of:=[.B69]/[.C69]" office:value-type="float" office:value="0.161355141322827" calcext:value-type="float">
            <text:p>0.161355141322827</text:p>
          </table:table-cell>
          <table:table-cell table:style-name="ce4" table:formula="of:=(1-[.I69])/(1+[.I69])" office:value-type="float" office:value="0.722126099792287" calcext:value-type="float">
            <text:p>0.722126099792287</text:p>
          </table:table-cell>
          <table:table-cell table:formula="of:=((1-[.I69])^2)/(1-[.I69]+([.I69]^2))" office:value-type="float" office:value="0.813393304090548" calcext:value-type="float">
            <text:p>0.813393304090548</text:p>
          </table:table-cell>
          <table:table-cell table:formula="of:=DEGREES(ATAN([.K69]))" office:value-type="float" office:value="39.1246753725536" calcext:value-type="float">
            <text:p>39.1246753725536</text:p>
          </table:table-cell>
          <table:table-cell/>
          <table:table-cell table:formula="of:=1/(1+[.I69])" office:value-type="float" office:value="0.861063049896144" calcext:value-type="float">
            <text:p>0.861063049896144</text:p>
          </table:table-cell>
          <table:table-cell table:formula="of:=[.I69]/(1+[.I69])" office:value-type="float" office:value="0.138936950103856" calcext:value-type="float">
            <text:p>0.138936950103856</text:p>
          </table:table-cell>
          <table:table-cell table:formula="of:=LN([.N69])/LN(2)" office:value-type="float" office:value="-0.215809214475287" calcext:value-type="float">
            <text:p>-0.215809214475287</text:p>
          </table:table-cell>
          <table:table-cell table:formula="of:=LN([.O69])/LN(2)" office:value-type="float" office:value="-2.84749776164146" calcext:value-type="float">
            <text:p>-2.84749776164146</text:p>
          </table:table-cell>
          <table:table-cell/>
          <table:table-cell table:formula="of:=(-(([.N69]*[.P69])+([.O69]*[.Q69])))" office:value-type="float" office:value="0.581447994841804" calcext:value-type="float">
            <text:p>0.58144799484180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29028477" calcext:value-type="float">
            <text:p>0.029028477</text:p>
          </table:table-cell>
          <table:table-cell office:value-type="float" office:value="0.17635822" calcext:value-type="float">
            <text:p>0.17635822</text:p>
          </table:table-cell>
          <table:table-cell office:value-type="float" office:value="0.05007487" calcext:value-type="float">
            <text:p>0.05007487</text:p>
          </table:table-cell>
          <table:table-cell office:value-type="float" office:value="0.009781823" calcext:value-type="float">
            <text:p>0.009781823</text:p>
          </table:table-cell>
          <table:table-cell office:value-type="float" office:value="0.0502336009010301" calcext:value-type="float">
            <text:p>0.0502336009010301</text:p>
          </table:table-cell>
          <table:table-cell office:value-type="float" office:value="0.00962309209896995" calcext:value-type="float">
            <text:p>0.00962309209896995</text:p>
          </table:table-cell>
          <table:table-cell/>
          <table:table-cell table:style-name="ce4" table:formula="of:=[.B70]/[.C70]" office:value-type="float" office:value="0.164599512288114" calcext:value-type="float">
            <text:p>0.164599512288114</text:p>
          </table:table-cell>
          <table:table-cell table:style-name="ce4" table:formula="of:=(1-[.I70])/(1+[.I70])" office:value-type="float" office:value="0.717328557068134" calcext:value-type="float">
            <text:p>0.717328557068134</text:p>
          </table:table-cell>
          <table:table-cell table:formula="of:=((1-[.I70])^2)/(1-[.I70]+([.I70]^2))" office:value-type="float" office:value="0.80915854468582" calcext:value-type="float">
            <text:p>0.80915854468582</text:p>
          </table:table-cell>
          <table:table-cell table:formula="of:=DEGREES(ATAN([.K70]))" office:value-type="float" office:value="38.9783488977133" calcext:value-type="float">
            <text:p>38.9783488977133</text:p>
          </table:table-cell>
          <table:table-cell/>
          <table:table-cell table:formula="of:=1/(1+[.I70])" office:value-type="float" office:value="0.858664278534067" calcext:value-type="float">
            <text:p>0.858664278534067</text:p>
          </table:table-cell>
          <table:table-cell table:formula="of:=[.I70]/(1+[.I70])" office:value-type="float" office:value="0.141335721465933" calcext:value-type="float">
            <text:p>0.141335721465933</text:p>
          </table:table-cell>
          <table:table-cell table:formula="of:=LN([.N70])/LN(2)" office:value-type="float" office:value="-0.219833919712551" calcext:value-type="float">
            <text:p>-0.219833919712551</text:p>
          </table:table-cell>
          <table:table-cell table:formula="of:=LN([.O70])/LN(2)" office:value-type="float" office:value="-2.82280195357039" calcext:value-type="float">
            <text:p>-2.82280195357039</text:p>
          </table:table-cell>
          <table:table-cell/>
          <table:table-cell table:formula="of:=(-(([.N70]*[.P70])+([.O70]*[.Q70])))" office:value-type="float" office:value="0.58772628473061" calcext:value-type="float">
            <text:p>0.5877262847306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71]/[.C71]" office:value-type="string" office:string-value="" calcext:value-type="error">
            <text:p>#DIV/0!</text:p>
          </table:table-cell>
          <table:table-cell table:style-name="ce4" table:formula="of:=(1-[.I71])/(1+[.I71])" office:value-type="string" office:string-value="" calcext:value-type="error">
            <text:p>#DIV/0!</text:p>
          </table:table-cell>
          <table:table-cell table:formula="of:=((1-[.I71])^2)/(1-[.I71]+([.I71]^2))" office:value-type="string" office:string-value="" calcext:value-type="error">
            <text:p>#DIV/0!</text:p>
          </table:table-cell>
          <table:table-cell table:formula="of:=DEGREES(ATAN([.K71]))" office:value-type="string" office:string-value="" calcext:value-type="error">
            <text:p>#DIV/0!</text:p>
          </table:table-cell>
          <table:table-cell/>
          <table:table-cell table:formula="of:=1/(1+[.I71])" office:value-type="string" office:string-value="" calcext:value-type="error">
            <text:p>#DIV/0!</text:p>
          </table:table-cell>
          <table:table-cell table:formula="of:=[.I71]/(1+[.I71])" office:value-type="string" office:string-value="" calcext:value-type="error">
            <text:p>#DIV/0!</text:p>
          </table:table-cell>
          <table:table-cell table:formula="of:=LN([.N71])/LN(2)" office:value-type="string" office:string-value="" calcext:value-type="error">
            <text:p>#DIV/0!</text:p>
          </table:table-cell>
          <table:table-cell table:formula="of:=LN([.O71])/LN(2)" office:value-type="string" office:string-value="" calcext:value-type="error">
            <text:p>#DIV/0!</text:p>
          </table:table-cell>
          <table:table-cell/>
          <table:table-cell table:formula="of:=(-(([.N71]*[.P71])+([.O71]*[.Q71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72]/[.C72]" office:value-type="string" office:string-value="" calcext:value-type="error">
            <text:p>#DIV/0!</text:p>
          </table:table-cell>
          <table:table-cell table:style-name="ce4" table:formula="of:=(1-[.I72])/(1+[.I72])" office:value-type="string" office:string-value="" calcext:value-type="error">
            <text:p>#DIV/0!</text:p>
          </table:table-cell>
          <table:table-cell table:formula="of:=((1-[.I72])^2)/(1-[.I72]+([.I72]^2))" office:value-type="string" office:string-value="" calcext:value-type="error">
            <text:p>#DIV/0!</text:p>
          </table:table-cell>
          <table:table-cell table:formula="of:=DEGREES(ATAN([.K72]))" office:value-type="string" office:string-value="" calcext:value-type="error">
            <text:p>#DIV/0!</text:p>
          </table:table-cell>
          <table:table-cell/>
          <table:table-cell table:formula="of:=1/(1+[.I72])" office:value-type="string" office:string-value="" calcext:value-type="error">
            <text:p>#DIV/0!</text:p>
          </table:table-cell>
          <table:table-cell table:formula="of:=[.I72]/(1+[.I72])" office:value-type="string" office:string-value="" calcext:value-type="error">
            <text:p>#DIV/0!</text:p>
          </table:table-cell>
          <table:table-cell table:formula="of:=LN([.N72])/LN(2)" office:value-type="string" office:string-value="" calcext:value-type="error">
            <text:p>#DIV/0!</text:p>
          </table:table-cell>
          <table:table-cell table:formula="of:=LN([.O72])/LN(2)" office:value-type="string" office:string-value="" calcext:value-type="error">
            <text:p>#DIV/0!</text:p>
          </table:table-cell>
          <table:table-cell/>
          <table:table-cell table:formula="of:=(-(([.N72]*[.P72])+([.O72]*[.Q72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float" office:value="0.03189748" calcext:value-type="float">
            <text:p>0.03189748</text:p>
          </table:table-cell>
          <table:table-cell table:style-name="ce2" office:value-type="float" office:value="0.15245998" calcext:value-type="float">
            <text:p>0.15245998</text:p>
          </table:table-cell>
          <table:table-cell table:style-name="ce2" office:value-type="float" office:value="0.06313922" calcext:value-type="float">
            <text:p>0.06313922</text:p>
          </table:table-cell>
          <table:table-cell table:style-name="ce2" office:value-type="float" office:value="0.008848725" calcext:value-type="float">
            <text:p>0.008848725</text:p>
          </table:table-cell>
          <table:table-cell table:style-name="ce2" office:value-type="float" office:value="0.0643720712925763" calcext:value-type="float">
            <text:p>0.0643720712925763</text:p>
          </table:table-cell>
          <table:table-cell table:style-name="ce2" office:value-type="float" office:value="0.00761587370742368" calcext:value-type="float">
            <text:p>0.00761587370742368</text:p>
          </table:table-cell>
          <table:table-cell/>
          <table:table-cell table:style-name="ce4" table:formula="of:=[.B73]/[.C73]" office:value-type="float" office:value="0.209218707755307" calcext:value-type="float">
            <text:p>0.209218707755307</text:p>
          </table:table-cell>
          <table:table-cell table:style-name="ce4" table:formula="of:=(1-[.I73])/(1+[.I73])" office:value-type="float" office:value="0.653960517789733" calcext:value-type="float">
            <text:p>0.653960517789733</text:p>
          </table:table-cell>
          <table:table-cell table:formula="of:=((1-[.I73])^2)/(1-[.I73]+([.I73]^2))" office:value-type="float" office:value="0.749304696949074" calcext:value-type="float">
            <text:p>0.749304696949074</text:p>
          </table:table-cell>
          <table:table-cell table:formula="of:=DEGREES(ATAN([.K73]))" office:value-type="float" office:value="36.8443928600291" calcext:value-type="float">
            <text:p>36.8443928600291</text:p>
          </table:table-cell>
          <table:table-cell/>
          <table:table-cell table:formula="of:=1/(1+[.I73])" office:value-type="float" office:value="0.826980258894866" calcext:value-type="float">
            <text:p>0.826980258894866</text:p>
          </table:table-cell>
          <table:table-cell table:formula="of:=[.I73]/(1+[.I73])" office:value-type="float" office:value="0.173019741105133" calcext:value-type="float">
            <text:p>0.173019741105133</text:p>
          </table:table-cell>
          <table:table-cell table:formula="of:=LN([.N73])/LN(2)" office:value-type="float" office:value="-0.274075204105573" calcext:value-type="float">
            <text:p>-0.274075204105573</text:p>
          </table:table-cell>
          <table:table-cell table:formula="of:=LN([.O73])/LN(2)" office:value-type="float" office:value="-2.53099143985978" calcext:value-type="float">
            <text:p>-2.53099143985978</text:p>
          </table:table-cell>
          <table:table-cell/>
          <table:table-cell table:formula="of:=(-(([.N73]*[.P73])+([.O73]*[.Q73])))" office:value-type="float" office:value="0.664566266911738" calcext:value-type="float">
            <text:p>0.66456626691173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float" office:value="0.03526906" calcext:value-type="float">
            <text:p>0.03526906</text:p>
          </table:table-cell>
          <table:table-cell table:style-name="ce2" office:value-type="float" office:value="0.14543943" calcext:value-type="float">
            <text:p>0.14543943</text:p>
          </table:table-cell>
          <table:table-cell table:style-name="ce2" office:value-type="float" office:value="0.06898197" calcext:value-type="float">
            <text:p>0.06898197</text:p>
          </table:table-cell>
          <table:table-cell table:style-name="ce2" office:value-type="float" office:value="0.009384605" calcext:value-type="float">
            <text:p>0.009384605</text:p>
          </table:table-cell>
          <table:table-cell table:style-name="ce2" office:value-type="float" office:value="0.0696140044737349" calcext:value-type="float">
            <text:p>0.0696140044737349</text:p>
          </table:table-cell>
          <table:table-cell table:style-name="ce2" office:value-type="float" office:value="0.00875257052626515" calcext:value-type="float">
            <text:p>0.00875257052626515</text:p>
          </table:table-cell>
          <table:table-cell/>
          <table:table-cell table:style-name="ce4" table:formula="of:=[.B74]/[.C74]" office:value-type="float" office:value="0.242499987795607" calcext:value-type="float">
            <text:p>0.242499987795607</text:p>
          </table:table-cell>
          <table:table-cell table:style-name="ce4" table:formula="of:=(1-[.I74])/(1+[.I74])" office:value-type="float" office:value="0.609657963496901" calcext:value-type="float">
            <text:p>0.609657963496901</text:p>
          </table:table-cell>
          <table:table-cell table:formula="of:=((1-[.I74])^2)/(1-[.I74]+([.I74]^2))" office:value-type="float" office:value="0.702930136908244" calcext:value-type="float">
            <text:p>0.702930136908244</text:p>
          </table:table-cell>
          <table:table-cell table:formula="of:=DEGREES(ATAN([.K74]))" office:value-type="float" office:value="35.104539309254" calcext:value-type="float">
            <text:p>35.104539309254</text:p>
          </table:table-cell>
          <table:table-cell/>
          <table:table-cell table:formula="of:=1/(1+[.I74])" office:value-type="float" office:value="0.80482898174845" calcext:value-type="float">
            <text:p>0.80482898174845</text:p>
          </table:table-cell>
          <table:table-cell table:formula="of:=[.I74]/(1+[.I74])" office:value-type="float" office:value="0.19517101825155" calcext:value-type="float">
            <text:p>0.19517101825155</text:p>
          </table:table-cell>
          <table:table-cell table:formula="of:=LN([.N74])/LN(2)" office:value-type="float" office:value="-0.313245837616762" calcext:value-type="float">
            <text:p>-0.313245837616762</text:p>
          </table:table-cell>
          <table:table-cell table:formula="of:=LN([.O74])/LN(2)" office:value-type="float" office:value="-2.35718925781144" calcext:value-type="float">
            <text:p>-2.35718925781144</text:p>
          </table:table-cell>
          <table:table-cell/>
          <table:table-cell table:formula="of:=(-(([.N74]*[.P74])+([.O74]*[.Q74])))" office:value-type="float" office:value="0.712164356184714" calcext:value-type="float">
            <text:p>0.71216435618471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float" office:value="0.035957135" calcext:value-type="float">
            <text:p>0.035957135</text:p>
          </table:table-cell>
          <table:table-cell table:style-name="ce2" office:value-type="float" office:value="0.18055" calcext:value-type="float">
            <text:p>0.18055</text:p>
          </table:table-cell>
          <table:table-cell table:style-name="ce2" office:value-type="float" office:value="0.05674251" calcext:value-type="float">
            <text:p>0.05674251</text:p>
          </table:table-cell>
          <table:table-cell table:style-name="ce2" office:value-type="float" office:value="0.013271509" calcext:value-type="float">
            <text:p>0.013271509</text:p>
          </table:table-cell>
          <table:table-cell table:style-name="ce2" office:value-type="float" office:value="0.0597703331557357" calcext:value-type="float">
            <text:p>0.0597703331557357</text:p>
          </table:table-cell>
          <table:table-cell table:style-name="ce2" office:value-type="float" office:value="0.0102436858442643" calcext:value-type="float">
            <text:p>0.0102436858442643</text:p>
          </table:table-cell>
          <table:table-cell/>
          <table:table-cell table:style-name="ce4" table:formula="of:=[.B75]/[.C75]" office:value-type="float" office:value="0.199153337025755" calcext:value-type="float">
            <text:p>0.199153337025755</text:p>
          </table:table-cell>
          <table:table-cell table:style-name="ce4" table:formula="of:=(1-[.I75])/(1+[.I75])" office:value-type="float" office:value="0.667843417723855" calcext:value-type="float">
            <text:p>0.667843417723855</text:p>
          </table:table-cell>
          <table:table-cell table:formula="of:=((1-[.I75])^2)/(1-[.I75]+([.I75]^2))" office:value-type="float" office:value="0.763056190184602" calcext:value-type="float">
            <text:p>0.763056190184602</text:p>
          </table:table-cell>
          <table:table-cell table:formula="of:=DEGREES(ATAN([.K75]))" office:value-type="float" office:value="37.3456663533452" calcext:value-type="float">
            <text:p>37.3456663533452</text:p>
          </table:table-cell>
          <table:table-cell/>
          <table:table-cell table:formula="of:=1/(1+[.I75])" office:value-type="float" office:value="0.833921708861927" calcext:value-type="float">
            <text:p>0.833921708861927</text:p>
          </table:table-cell>
          <table:table-cell table:formula="of:=[.I75]/(1+[.I75])" office:value-type="float" office:value="0.166078291138073" calcext:value-type="float">
            <text:p>0.166078291138073</text:p>
          </table:table-cell>
          <table:table-cell table:formula="of:=LN([.N75])/LN(2)" office:value-type="float" office:value="-0.262016149513029" calcext:value-type="float">
            <text:p>-0.262016149513029</text:p>
          </table:table-cell>
          <table:table-cell table:formula="of:=LN([.O75])/LN(2)" office:value-type="float" office:value="-2.59006459060754" calcext:value-type="float">
            <text:p>-2.59006459060754</text:p>
          </table:table-cell>
          <table:table-cell/>
          <table:table-cell table:formula="of:=(-(([.N75]*[.P75])+([.O75]*[.Q75])))" office:value-type="float" office:value="0.64865445629666" calcext:value-type="float">
            <text:p>0.6486544562966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float" office:value="0.035203982" calcext:value-type="float">
            <text:p>0.035203982</text:p>
          </table:table-cell>
          <table:table-cell table:style-name="ce2" office:value-type="float" office:value="0.13792568" calcext:value-type="float">
            <text:p>0.13792568</text:p>
          </table:table-cell>
          <table:table-cell table:style-name="ce2" office:value-type="float" office:value="0.06521478" calcext:value-type="float">
            <text:p>0.06521478</text:p>
          </table:table-cell>
          <table:table-cell table:style-name="ce2" office:value-type="float" office:value="0.016569765" calcext:value-type="float">
            <text:p>0.016569765</text:p>
          </table:table-cell>
          <table:table-cell table:style-name="ce2" office:value-type="float" office:value="0.0693724844337606" calcext:value-type="float">
            <text:p>0.0693724844337606</text:p>
          </table:table-cell>
          <table:table-cell table:style-name="ce2" office:value-type="float" office:value="0.0124120605662394" calcext:value-type="float">
            <text:p>0.0124120605662394</text:p>
          </table:table-cell>
          <table:table-cell/>
          <table:table-cell table:style-name="ce4" table:formula="of:=[.B76]/[.C76]" office:value-type="float" office:value="0.255238777869357" calcext:value-type="float">
            <text:p>0.255238777869357</text:p>
          </table:table-cell>
          <table:table-cell table:style-name="ce4" table:formula="of:=(1-[.I76])/(1+[.I76])" office:value-type="float" office:value="0.593322350505138" calcext:value-type="float">
            <text:p>0.593322350505138</text:p>
          </table:table-cell>
          <table:table-cell table:formula="of:=((1-[.I76])^2)/(1-[.I76]+([.I76]^2))" office:value-type="float" office:value="0.684854625135587" calcext:value-type="float">
            <text:p>0.684854625135587</text:p>
          </table:table-cell>
          <table:table-cell table:formula="of:=DEGREES(ATAN([.K76]))" office:value-type="float" office:value="34.4054737753078" calcext:value-type="float">
            <text:p>34.4054737753078</text:p>
          </table:table-cell>
          <table:table-cell/>
          <table:table-cell table:formula="of:=1/(1+[.I76])" office:value-type="float" office:value="0.796661175252569" calcext:value-type="float">
            <text:p>0.796661175252569</text:p>
          </table:table-cell>
          <table:table-cell table:formula="of:=[.I76]/(1+[.I76])" office:value-type="float" office:value="0.203338824747431" calcext:value-type="float">
            <text:p>0.203338824747431</text:p>
          </table:table-cell>
          <table:table-cell table:formula="of:=LN([.N76])/LN(2)" office:value-type="float" office:value="-0.327961827029598" calcext:value-type="float">
            <text:p>-0.327961827029598</text:p>
          </table:table-cell>
          <table:table-cell table:formula="of:=LN([.O76])/LN(2)" office:value-type="float" office:value="-2.29804239065968" calcext:value-type="float">
            <text:p>-2.29804239065968</text:p>
          </table:table-cell>
          <table:table-cell/>
          <table:table-cell table:formula="of:=(-(([.N76]*[.P76])+([.O76]*[.Q76])))" office:value-type="float" office:value="0.728555693495895" calcext:value-type="float">
            <text:p>0.728555693495895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float" office:value="0.03737861" calcext:value-type="float">
            <text:p>0.03737861</text:p>
          </table:table-cell>
          <table:table-cell table:style-name="ce2" office:value-type="float" office:value="0.10040691" calcext:value-type="float">
            <text:p>0.10040691</text:p>
          </table:table-cell>
          <table:table-cell table:style-name="ce2" office:value-type="float" office:value="0.056020297" calcext:value-type="float">
            <text:p>0.056020297</text:p>
          </table:table-cell>
          <table:table-cell table:style-name="ce2" office:value-type="float" office:value="0.015336945" calcext:value-type="float">
            <text:p>0.015336945</text:p>
          </table:table-cell>
          <table:table-cell table:style-name="ce2" office:value-type="float" office:value="0.0610243255461123" calcext:value-type="float">
            <text:p>0.0610243255461123</text:p>
          </table:table-cell>
          <table:table-cell table:style-name="ce2" office:value-type="float" office:value="0.0103329164538877" calcext:value-type="float">
            <text:p>0.0103329164538877</text:p>
          </table:table-cell>
          <table:table-cell/>
          <table:table-cell table:style-name="ce4" table:formula="of:=[.B77]/[.C77]" office:value-type="float" office:value="0.372271290890238" calcext:value-type="float">
            <text:p>0.372271290890238</text:p>
          </table:table-cell>
          <table:table-cell table:style-name="ce4" table:formula="of:=(1-[.I77])/(1+[.I77])" office:value-type="float" office:value="0.457437762690884" calcext:value-type="float">
            <text:p>0.457437762690884</text:p>
          </table:table-cell>
          <table:table-cell table:formula="of:=((1-[.I77])^2)/(1-[.I77]+([.I77]^2))" office:value-type="float" office:value="0.514205680469346" calcext:value-type="float">
            <text:p>0.514205680469346</text:p>
          </table:table-cell>
          <table:table-cell table:formula="of:=DEGREES(ATAN([.K77]))" office:value-type="float" office:value="27.2124849964803" calcext:value-type="float">
            <text:p>27.2124849964803</text:p>
          </table:table-cell>
          <table:table-cell/>
          <table:table-cell table:formula="of:=1/(1+[.I77])" office:value-type="float" office:value="0.728718881345442" calcext:value-type="float">
            <text:p>0.728718881345442</text:p>
          </table:table-cell>
          <table:table-cell table:formula="of:=[.I77]/(1+[.I77])" office:value-type="float" office:value="0.271281118654558" calcext:value-type="float">
            <text:p>0.271281118654558</text:p>
          </table:table-cell>
          <table:table-cell table:formula="of:=LN([.N77])/LN(2)" office:value-type="float" office:value="-0.456565723006025" calcext:value-type="float">
            <text:p>-0.456565723006025</text:p>
          </table:table-cell>
          <table:table-cell table:formula="of:=LN([.O77])/LN(2)" office:value-type="float" office:value="-1.88213945630324" calcext:value-type="float">
            <text:p>-1.88213945630324</text:p>
          </table:table-cell>
          <table:table-cell/>
          <table:table-cell table:formula="of:=(-(([.N77]*[.P77])+([.O77]*[.Q77])))" office:value-type="float" office:value="0.843296960099448" calcext:value-type="float">
            <text:p>0.84329696009944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float" office:value="0.06598698" calcext:value-type="float">
            <text:p>0.06598698</text:p>
          </table:table-cell>
          <table:table-cell table:style-name="ce2" office:value-type="float" office:value="0.13401945" calcext:value-type="float">
            <text:p>0.13401945</text:p>
          </table:table-cell>
          <table:table-cell table:style-name="ce2" office:value-type="float" office:value="0.0630932005" calcext:value-type="float">
            <text:p>0.0630932005</text:p>
          </table:table-cell>
          <table:table-cell table:style-name="ce2" office:value-type="float" office:value="0.0129381045" calcext:value-type="float">
            <text:p>0.0129381045</text:p>
          </table:table-cell>
          <table:table-cell table:style-name="ce2" office:value-type="float" office:value="0.0636998949382168" calcext:value-type="float">
            <text:p>0.0636998949382168</text:p>
          </table:table-cell>
          <table:table-cell table:style-name="ce2" office:value-type="float" office:value="0.0123314100617831" calcext:value-type="float">
            <text:p>0.0123314100617831</text:p>
          </table:table-cell>
          <table:table-cell/>
          <table:table-cell table:style-name="ce4" table:formula="of:=[.B78]/[.C78]" office:value-type="float" office:value="0.492368682306934" calcext:value-type="float">
            <text:p>0.492368682306934</text:p>
          </table:table-cell>
          <table:table-cell table:style-name="ce4" table:formula="of:=(1-[.I78])/(1+[.I78])" office:value-type="float" office:value="0.340151414132036" calcext:value-type="float">
            <text:p>0.340151414132036</text:p>
          </table:table-cell>
          <table:table-cell table:formula="of:=((1-[.I78])^2)/(1-[.I78]+([.I78]^2))" office:value-type="float" office:value="0.343559395774564" calcext:value-type="float">
            <text:p>0.343559395774564</text:p>
          </table:table-cell>
          <table:table-cell table:formula="of:=DEGREES(ATAN([.K78]))" office:value-type="float" office:value="18.9606404962543" calcext:value-type="float">
            <text:p>18.9606404962543</text:p>
          </table:table-cell>
          <table:table-cell/>
          <table:table-cell table:formula="of:=1/(1+[.I78])" office:value-type="float" office:value="0.670075707066018" calcext:value-type="float">
            <text:p>0.670075707066018</text:p>
          </table:table-cell>
          <table:table-cell table:formula="of:=[.I78]/(1+[.I78])" office:value-type="float" office:value="0.329924292933982" calcext:value-type="float">
            <text:p>0.329924292933982</text:p>
          </table:table-cell>
          <table:table-cell table:formula="of:=LN([.N78])/LN(2)" office:value-type="float" office:value="-0.577603990304485" calcext:value-type="float">
            <text:p>-0.577603990304485</text:p>
          </table:table-cell>
          <table:table-cell table:formula="of:=LN([.O78])/LN(2)" office:value-type="float" office:value="-1.59979308477762" calcext:value-type="float">
            <text:p>-1.59979308477762</text:p>
          </table:table-cell>
          <table:table-cell/>
          <table:table-cell table:formula="of:=(-(([.N78]*[.P78])+([.O78]*[.Q78])))" office:value-type="float" office:value="0.914849004543363" calcext:value-type="float">
            <text:p>0.91484900454336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float" office:value="0.0564919" calcext:value-type="float">
            <text:p>0.0564919</text:p>
          </table:table-cell>
          <table:table-cell table:style-name="ce2" office:value-type="float" office:value="0.1281454" calcext:value-type="float">
            <text:p>0.1281454</text:p>
          </table:table-cell>
          <table:table-cell table:style-name="ce2" office:value-type="float" office:value="0.05739357" calcext:value-type="float">
            <text:p>0.05739357</text:p>
          </table:table-cell>
          <table:table-cell table:style-name="ce2" office:value-type="float" office:value="0.01611077" calcext:value-type="float">
            <text:p>0.01611077</text:p>
          </table:table-cell>
          <table:table-cell table:style-name="ce2" office:value-type="float" office:value="0.0590750542114605" calcext:value-type="float">
            <text:p>0.0590750542114605</text:p>
          </table:table-cell>
          <table:table-cell table:style-name="ce2" office:value-type="float" office:value="0.0144292857885395" calcext:value-type="float">
            <text:p>0.0144292857885395</text:p>
          </table:table-cell>
          <table:table-cell/>
          <table:table-cell table:style-name="ce4" table:formula="of:=[.B79]/[.C79]" office:value-type="float" office:value="0.440842199563933" calcext:value-type="float">
            <text:p>0.440842199563933</text:p>
          </table:table-cell>
          <table:table-cell table:style-name="ce4" table:formula="of:=(1-[.I79])/(1+[.I79])" office:value-type="float" office:value="0.388077057019356" calcext:value-type="float">
            <text:p>0.388077057019356</text:p>
          </table:table-cell>
          <table:table-cell table:formula="of:=((1-[.I79])^2)/(1-[.I79]+([.I79]^2))" office:value-type="float" office:value="0.414940402051897" calcext:value-type="float">
            <text:p>0.414940402051897</text:p>
          </table:table-cell>
          <table:table-cell table:formula="of:=DEGREES(ATAN([.K79]))" office:value-type="float" office:value="22.5355369627581" calcext:value-type="float">
            <text:p>22.5355369627581</text:p>
          </table:table-cell>
          <table:table-cell/>
          <table:table-cell table:formula="of:=1/(1+[.I79])" office:value-type="float" office:value="0.694038528509678" calcext:value-type="float">
            <text:p>0.694038528509678</text:p>
          </table:table-cell>
          <table:table-cell table:formula="of:=[.I79]/(1+[.I79])" office:value-type="float" office:value="0.305961471490322" calcext:value-type="float">
            <text:p>0.305961471490322</text:p>
          </table:table-cell>
          <table:table-cell table:formula="of:=LN([.N79])/LN(2)" office:value-type="float" office:value="-0.526912340805784" calcext:value-type="float">
            <text:p>-0.526912340805784</text:p>
          </table:table-cell>
          <table:table-cell table:formula="of:=LN([.O79])/LN(2)" office:value-type="float" office:value="-1.708578103373" calcext:value-type="float">
            <text:p>-1.708578103373</text:p>
          </table:table-cell>
          <table:table-cell/>
          <table:table-cell table:formula="of:=(-(([.N79]*[.P79])+([.O79]*[.Q79])))" office:value-type="float" office:value="0.888456536330583" calcext:value-type="float">
            <text:p>0.88845653633058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float" office:value="0.043609194" calcext:value-type="float">
            <text:p>0.043609194</text:p>
          </table:table-cell>
          <table:table-cell table:style-name="ce2" office:value-type="float" office:value="0.19086549" calcext:value-type="float">
            <text:p>0.19086549</text:p>
          </table:table-cell>
          <table:table-cell table:style-name="ce2" office:value-type="float" office:value="0.0682293165" calcext:value-type="float">
            <text:p>0.0682293165</text:p>
          </table:table-cell>
          <table:table-cell table:style-name="ce2" office:value-type="float" office:value="0.0173902835" calcext:value-type="float">
            <text:p>0.0173902835</text:p>
          </table:table-cell>
          <table:table-cell table:style-name="ce2" office:value-type="float" office:value="0.0704329544865713" calcext:value-type="float">
            <text:p>0.0704329544865713</text:p>
          </table:table-cell>
          <table:table-cell table:style-name="ce2" office:value-type="float" office:value="0.0151866455134287" calcext:value-type="float">
            <text:p>0.0151866455134287</text:p>
          </table:table-cell>
          <table:table-cell/>
          <table:table-cell table:style-name="ce4" table:formula="of:=[.B80]/[.C80]" office:value-type="float" office:value="0.228481293291941" calcext:value-type="float">
            <text:p>0.228481293291941</text:p>
          </table:table-cell>
          <table:table-cell table:style-name="ce4" table:formula="of:=(1-[.I80])/(1+[.I80])" office:value-type="float" office:value="0.628026418408565" calcext:value-type="float">
            <text:p>0.628026418408565</text:p>
          </table:table-cell>
          <table:table-cell table:formula="of:=((1-[.I80])^2)/(1-[.I80]+([.I80]^2))" office:value-type="float" office:value="0.722623433516809" calcext:value-type="float">
            <text:p>0.722623433516809</text:p>
          </table:table-cell>
          <table:table-cell table:formula="of:=DEGREES(ATAN([.K80]))" office:value-type="float" office:value="35.8527576217105" calcext:value-type="float">
            <text:p>35.8527576217105</text:p>
          </table:table-cell>
          <table:table-cell/>
          <table:table-cell table:formula="of:=1/(1+[.I80])" office:value-type="float" office:value="0.814013209204282" calcext:value-type="float">
            <text:p>0.814013209204282</text:p>
          </table:table-cell>
          <table:table-cell table:formula="of:=[.I80]/(1+[.I80])" office:value-type="float" office:value="0.185986790795718" calcext:value-type="float">
            <text:p>0.185986790795718</text:p>
          </table:table-cell>
          <table:table-cell table:formula="of:=LN([.N80])/LN(2)" office:value-type="float" office:value="-0.296875889217841" calcext:value-type="float">
            <text:p>-0.296875889217841</text:p>
          </table:table-cell>
          <table:table-cell table:formula="of:=LN([.O80])/LN(2)" office:value-type="float" office:value="-2.42672793339398" calcext:value-type="float">
            <text:p>-2.42672793339398</text:p>
          </table:table-cell>
          <table:table-cell/>
          <table:table-cell table:formula="of:=(-(([.N80]*[.P80])+([.O80]*[.Q80])))" office:value-type="float" office:value="0.693000235783861" calcext:value-type="float">
            <text:p>0.69300023578386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float" office:value="0.04971112" calcext:value-type="float">
            <text:p>0.04971112</text:p>
          </table:table-cell>
          <table:table-cell table:style-name="ce2" office:value-type="float" office:value="0.17900783" calcext:value-type="float">
            <text:p>0.17900783</text:p>
          </table:table-cell>
          <table:table-cell table:style-name="ce2" office:value-type="float" office:value="0.066373935" calcext:value-type="float">
            <text:p>0.066373935</text:p>
          </table:table-cell>
          <table:table-cell table:style-name="ce2" office:value-type="float" office:value="0.017627235" calcext:value-type="float">
            <text:p>0.017627235</text:p>
          </table:table-cell>
          <table:table-cell table:style-name="ce2" office:value-type="float" office:value="0.0681331954886254" calcext:value-type="float">
            <text:p>0.0681331954886254</text:p>
          </table:table-cell>
          <table:table-cell table:style-name="ce2" office:value-type="float" office:value="0.0158679745113746" calcext:value-type="float">
            <text:p>0.0158679745113746</text:p>
          </table:table-cell>
          <table:table-cell/>
          <table:table-cell table:style-name="ce4" table:formula="of:=[.B81]/[.C81]" office:value-type="float" office:value="0.277703606596426" calcext:value-type="float">
            <text:p>0.277703606596426</text:p>
          </table:table-cell>
          <table:table-cell table:style-name="ce4" table:formula="of:=(1-[.I81])/(1+[.I81])" office:value-type="float" office:value="0.565308252770485" calcext:value-type="float">
            <text:p>0.565308252770485</text:p>
          </table:table-cell>
          <table:table-cell table:formula="of:=((1-[.I81])^2)/(1-[.I81]+([.I81]^2))" office:value-type="float" office:value="0.652616765871535" calcext:value-type="float">
            <text:p>0.652616765871535</text:p>
          </table:table-cell>
          <table:table-cell table:formula="of:=DEGREES(ATAN([.K81]))" office:value-type="float" office:value="33.1291402542819" calcext:value-type="float">
            <text:p>33.1291402542819</text:p>
          </table:table-cell>
          <table:table-cell/>
          <table:table-cell table:formula="of:=1/(1+[.I81])" office:value-type="float" office:value="0.782654126385243" calcext:value-type="float">
            <text:p>0.782654126385243</text:p>
          </table:table-cell>
          <table:table-cell table:formula="of:=[.I81]/(1+[.I81])" office:value-type="float" office:value="0.217345873614757" calcext:value-type="float">
            <text:p>0.217345873614757</text:p>
          </table:table-cell>
          <table:table-cell table:formula="of:=LN([.N81])/LN(2)" office:value-type="float" office:value="-0.35355320804844" calcext:value-type="float">
            <text:p>-0.35355320804844</text:p>
          </table:table-cell>
          <table:table-cell table:formula="of:=LN([.O81])/LN(2)" office:value-type="float" office:value="-2.20193538906679" calcext:value-type="float">
            <text:p>-2.20193538906679</text:p>
          </table:table-cell>
          <table:table-cell/>
          <table:table-cell table:formula="of:=(-(([.N81]*[.P81])+([.O81]*[.Q81])))" office:value-type="float" office:value="0.755291447955825" calcext:value-type="float">
            <text:p>0.755291447955825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float" office:value="0.043502618" calcext:value-type="float">
            <text:p>0.043502618</text:p>
          </table:table-cell>
          <table:table-cell table:style-name="ce2" office:value-type="float" office:value="0.12345801" calcext:value-type="float">
            <text:p>0.12345801</text:p>
          </table:table-cell>
          <table:table-cell table:style-name="ce2" office:value-type="float" office:value="0.05961485" calcext:value-type="float">
            <text:p>0.05961485</text:p>
          </table:table-cell>
          <table:table-cell table:style-name="ce2" office:value-type="float" office:value="0.00977268" calcext:value-type="float">
            <text:p>0.00977268</text:p>
          </table:table-cell>
          <table:table-cell table:style-name="ce2" office:value-type="float" office:value="0.0622209946401309" calcext:value-type="float">
            <text:p>0.0622209946401309</text:p>
          </table:table-cell>
          <table:table-cell table:style-name="ce2" office:value-type="float" office:value="0.00716653535986913" calcext:value-type="float">
            <text:p>0.00716653535986913</text:p>
          </table:table-cell>
          <table:table-cell/>
          <table:table-cell table:style-name="ce4" table:formula="of:=[.B82]/[.C82]" office:value-type="float" office:value="0.352367724054519" calcext:value-type="float">
            <text:p>0.352367724054519</text:p>
          </table:table-cell>
          <table:table-cell table:style-name="ce4" table:formula="of:=(1-[.I82])/(1+[.I82])" office:value-type="float" office:value="0.478887705189992" calcext:value-type="float">
            <text:p>0.478887705189992</text:p>
          </table:table-cell>
          <table:table-cell table:formula="of:=((1-[.I82])^2)/(1-[.I82]+([.I82]^2))" office:value-type="float" office:value="0.543444059426243" calcext:value-type="float">
            <text:p>0.543444059426243</text:p>
          </table:table-cell>
          <table:table-cell table:formula="of:=DEGREES(ATAN([.K82]))" office:value-type="float" office:value="28.5216058118501" calcext:value-type="float">
            <text:p>28.5216058118501</text:p>
          </table:table-cell>
          <table:table-cell/>
          <table:table-cell table:formula="of:=1/(1+[.I82])" office:value-type="float" office:value="0.739443852594996" calcext:value-type="float">
            <text:p>0.739443852594996</text:p>
          </table:table-cell>
          <table:table-cell table:formula="of:=[.I82]/(1+[.I82])" office:value-type="float" office:value="0.260556147405004" calcext:value-type="float">
            <text:p>0.260556147405004</text:p>
          </table:table-cell>
          <table:table-cell table:formula="of:=LN([.N82])/LN(2)" office:value-type="float" office:value="-0.43548749003504" calcext:value-type="float">
            <text:p>-0.43548749003504</text:p>
          </table:table-cell>
          <table:table-cell table:formula="of:=LN([.O82])/LN(2)" office:value-type="float" office:value="-1.94033380163742" calcext:value-type="float">
            <text:p>-1.94033380163742</text:p>
          </table:table-cell>
          <table:table-cell/>
          <table:table-cell table:formula="of:=(-(([.N82]*[.P82])+([.O82]*[.Q82])))" office:value-type="float" office:value="0.827584447422786" calcext:value-type="float">
            <text:p>0.82758444742278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0.062165767" calcext:value-type="float">
            <text:p>0.062165767</text:p>
          </table:table-cell>
          <table:table-cell table:style-name="ce2" office:value-type="float" office:value="0.13236822" calcext:value-type="float">
            <text:p>0.13236822</text:p>
          </table:table-cell>
          <table:table-cell table:style-name="ce2" office:value-type="float" office:value="0.066238993" calcext:value-type="float">
            <text:p>0.066238993</text:p>
          </table:table-cell>
          <table:table-cell table:style-name="ce2" office:value-type="float" office:value="0.016353817" calcext:value-type="float">
            <text:p>0.016353817</text:p>
          </table:table-cell>
          <table:table-cell table:style-name="ce2" office:value-type="float" office:value="0.0674059717632375" calcext:value-type="float">
            <text:p>0.0674059717632375</text:p>
          </table:table-cell>
          <table:table-cell table:style-name="ce2" office:value-type="float" office:value="0.0151868382367625" calcext:value-type="float">
            <text:p>0.0151868382367625</text:p>
          </table:table-cell>
          <table:table-cell/>
          <table:table-cell table:style-name="ce4" table:formula="of:=[.B83]/[.C83]" office:value-type="float" office:value="0.469642690670011" calcext:value-type="float">
            <text:p>0.469642690670011</text:p>
          </table:table-cell>
          <table:table-cell table:style-name="ce4" table:formula="of:=(1-[.I83])/(1+[.I83])" office:value-type="float" office:value="0.360875002268884" calcext:value-type="float">
            <text:p>0.360875002268884</text:p>
          </table:table-cell>
          <table:table-cell table:formula="of:=((1-[.I83])^2)/(1-[.I83]+([.I83]^2))" office:value-type="float" office:value="0.374578235876213" calcext:value-type="float">
            <text:p>0.374578235876213</text:p>
          </table:table-cell>
          <table:table-cell table:formula="of:=DEGREES(ATAN([.K83]))" office:value-type="float" office:value="20.5348562622841" calcext:value-type="float">
            <text:p>20.5348562622841</text:p>
          </table:table-cell>
          <table:table-cell/>
          <table:table-cell table:formula="of:=1/(1+[.I83])" office:value-type="float" office:value="0.680437501134442" calcext:value-type="float">
            <text:p>0.680437501134442</text:p>
          </table:table-cell>
          <table:table-cell table:formula="of:=[.I83]/(1+[.I83])" office:value-type="float" office:value="0.319562498865558" calcext:value-type="float">
            <text:p>0.319562498865558</text:p>
          </table:table-cell>
          <table:table-cell table:formula="of:=LN([.N83])/LN(2)" office:value-type="float" office:value="-0.5554654400563" calcext:value-type="float">
            <text:p>-0.5554654400563</text:p>
          </table:table-cell>
          <table:table-cell table:formula="of:=LN([.O83])/LN(2)" office:value-type="float" office:value="-1.64582997909669" calcext:value-type="float">
            <text:p>-1.64582997909669</text:p>
          </table:table-cell>
          <table:table-cell/>
          <table:table-cell table:formula="of:=(-(([.N83]*[.P83])+([.O83]*[.Q83])))" office:value-type="float" office:value="0.903905056826439" calcext:value-type="float">
            <text:p>0.90390505682643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float" office:value="0.030389491" calcext:value-type="float">
            <text:p>0.030389491</text:p>
          </table:table-cell>
          <table:table-cell table:style-name="ce2" office:value-type="float" office:value="0.13099603" calcext:value-type="float">
            <text:p>0.13099603</text:p>
          </table:table-cell>
          <table:table-cell table:style-name="ce2" office:value-type="float" office:value="0.062348902" calcext:value-type="float">
            <text:p>0.062348902</text:p>
          </table:table-cell>
          <table:table-cell table:style-name="ce2" office:value-type="float" office:value="0.013960873" calcext:value-type="float">
            <text:p>0.013960873</text:p>
          </table:table-cell>
          <table:table-cell table:style-name="ce2" office:value-type="float" office:value="0.0632613924591063" calcext:value-type="float">
            <text:p>0.0632613924591063</text:p>
          </table:table-cell>
          <table:table-cell table:style-name="ce2" office:value-type="float" office:value="0.0130483825408937" calcext:value-type="float">
            <text:p>0.0130483825408937</text:p>
          </table:table-cell>
          <table:table-cell/>
          <table:table-cell table:style-name="ce4" table:formula="of:=[.B84]/[.C84]" office:value-type="float" office:value="0.231987877800571" calcext:value-type="float">
            <text:p>0.231987877800571</text:p>
          </table:table-cell>
          <table:table-cell table:style-name="ce4" table:formula="of:=(1-[.I84])/(1+[.I84])" office:value-type="float" office:value="0.623392596662993" calcext:value-type="float">
            <text:p>0.623392596662993</text:p>
          </table:table-cell>
          <table:table-cell table:formula="of:=((1-[.I84])^2)/(1-[.I84]+([.I84]^2))" office:value-type="float" office:value="0.717718095805512" calcext:value-type="float">
            <text:p>0.717718095805512</text:p>
          </table:table-cell>
          <table:table-cell table:formula="of:=DEGREES(ATAN([.K84]))" office:value-type="float" office:value="35.6676879631478" calcext:value-type="float">
            <text:p>35.6676879631478</text:p>
          </table:table-cell>
          <table:table-cell/>
          <table:table-cell table:formula="of:=1/(1+[.I84])" office:value-type="float" office:value="0.811696298331496" calcext:value-type="float">
            <text:p>0.811696298331496</text:p>
          </table:table-cell>
          <table:table-cell table:formula="of:=[.I84]/(1+[.I84])" office:value-type="float" office:value="0.188303701668503" calcext:value-type="float">
            <text:p>0.188303701668503</text:p>
          </table:table-cell>
          <table:table-cell table:formula="of:=LN([.N84])/LN(2)" office:value-type="float" office:value="-0.300988060640736" calcext:value-type="float">
            <text:p>-0.300988060640736</text:p>
          </table:table-cell>
          <table:table-cell table:formula="of:=LN([.O84])/LN(2)" office:value-type="float" office:value="-2.40886673420074" calcext:value-type="float">
            <text:p>-2.40886673420074</text:p>
          </table:table-cell>
          <table:table-cell/>
          <table:table-cell table:formula="of:=(-(([.N84]*[.P84])+([.O84]*[.Q84])))" office:value-type="float" office:value="0.697909417540181" calcext:value-type="float">
            <text:p>0.69790941754018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float" office:value="0.025727352" calcext:value-type="float">
            <text:p>0.025727352</text:p>
          </table:table-cell>
          <table:table-cell table:style-name="ce2" office:value-type="float" office:value="0.15052935" calcext:value-type="float">
            <text:p>0.15052935</text:p>
          </table:table-cell>
          <table:table-cell table:style-name="ce2" office:value-type="float" office:value="0.05235515" calcext:value-type="float">
            <text:p>0.05235515</text:p>
          </table:table-cell>
          <table:table-cell table:style-name="ce2" office:value-type="float" office:value="0.011530459" calcext:value-type="float">
            <text:p>0.011530459</text:p>
          </table:table-cell>
          <table:table-cell table:style-name="ce2" office:value-type="float" office:value="0.0523782916150794" calcext:value-type="float">
            <text:p>0.0523782916150794</text:p>
          </table:table-cell>
          <table:table-cell table:style-name="ce2" office:value-type="float" office:value="0.0115073173849206" calcext:value-type="float">
            <text:p>0.0115073173849206</text:p>
          </table:table-cell>
          <table:table-cell/>
          <table:table-cell table:style-name="ce4" table:formula="of:=[.B85]/[.C85]" office:value-type="float" office:value="0.17091252968275" calcext:value-type="float">
            <text:p>0.17091252968275</text:p>
          </table:table-cell>
          <table:table-cell table:style-name="ce4" table:formula="of:=(1-[.I85])/(1+[.I85])" office:value-type="float" office:value="0.708069517833143" calcext:value-type="float">
            <text:p>0.708069517833143</text:p>
          </table:table-cell>
          <table:table-cell table:formula="of:=((1-[.I85])^2)/(1-[.I85]+([.I85]^2))" office:value-type="float" office:value="0.800870539662208" calcext:value-type="float">
            <text:p>0.800870539662208</text:p>
          </table:table-cell>
          <table:table-cell table:formula="of:=DEGREES(ATAN([.K85]))" office:value-type="float" office:value="38.6902089076772" calcext:value-type="float">
            <text:p>38.6902089076772</text:p>
          </table:table-cell>
          <table:table-cell/>
          <table:table-cell table:formula="of:=1/(1+[.I85])" office:value-type="float" office:value="0.854034758916571" calcext:value-type="float">
            <text:p>0.854034758916571</text:p>
          </table:table-cell>
          <table:table-cell table:formula="of:=[.I85]/(1+[.I85])" office:value-type="float" office:value="0.145965241083428" calcext:value-type="float">
            <text:p>0.145965241083428</text:p>
          </table:table-cell>
          <table:table-cell table:formula="of:=LN([.N85])/LN(2)" office:value-type="float" office:value="-0.227633306662115" calcext:value-type="float">
            <text:p>-0.227633306662115</text:p>
          </table:table-cell>
          <table:table-cell table:formula="of:=LN([.O85])/LN(2)" office:value-type="float" office:value="-2.77630323596578" calcext:value-type="float">
            <text:p>-2.77630323596578</text:p>
          </table:table-cell>
          <table:table-cell/>
          <table:table-cell table:formula="of:=(-(([.N85]*[.P85])+([.O85]*[.Q85])))" office:value-type="float" office:value="0.599650527335009" calcext:value-type="float">
            <text:p>0.599650527335009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86]/[.C86]" office:value-type="string" office:string-value="" calcext:value-type="error">
            <text:p>#DIV/0!</text:p>
          </table:table-cell>
          <table:table-cell table:style-name="ce4" table:formula="of:=(1-[.I86])/(1+[.I86])" office:value-type="string" office:string-value="" calcext:value-type="error">
            <text:p>#DIV/0!</text:p>
          </table:table-cell>
          <table:table-cell table:formula="of:=((1-[.I86])^2)/(1-[.I86]+([.I86]^2))" office:value-type="string" office:string-value="" calcext:value-type="error">
            <text:p>#DIV/0!</text:p>
          </table:table-cell>
          <table:table-cell table:formula="of:=DEGREES(ATAN([.K86]))" office:value-type="string" office:string-value="" calcext:value-type="error">
            <text:p>#DIV/0!</text:p>
          </table:table-cell>
          <table:table-cell/>
          <table:table-cell table:formula="of:=1/(1+[.I86])" office:value-type="string" office:string-value="" calcext:value-type="error">
            <text:p>#DIV/0!</text:p>
          </table:table-cell>
          <table:table-cell table:formula="of:=[.I86]/(1+[.I86])" office:value-type="string" office:string-value="" calcext:value-type="error">
            <text:p>#DIV/0!</text:p>
          </table:table-cell>
          <table:table-cell table:formula="of:=LN([.N86])/LN(2)" office:value-type="string" office:string-value="" calcext:value-type="error">
            <text:p>#DIV/0!</text:p>
          </table:table-cell>
          <table:table-cell table:formula="of:=LN([.O86])/LN(2)" office:value-type="string" office:string-value="" calcext:value-type="error">
            <text:p>#DIV/0!</text:p>
          </table:table-cell>
          <table:table-cell/>
          <table:table-cell table:formula="of:=(-(([.N86]*[.P86])+([.O86]*[.Q86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87]/[.C87]" office:value-type="string" office:string-value="" calcext:value-type="error">
            <text:p>#DIV/0!</text:p>
          </table:table-cell>
          <table:table-cell table:style-name="ce4" table:formula="of:=(1-[.I87])/(1+[.I87])" office:value-type="string" office:string-value="" calcext:value-type="error">
            <text:p>#DIV/0!</text:p>
          </table:table-cell>
          <table:table-cell table:formula="of:=((1-[.I87])^2)/(1-[.I87]+([.I87]^2))" office:value-type="string" office:string-value="" calcext:value-type="error">
            <text:p>#DIV/0!</text:p>
          </table:table-cell>
          <table:table-cell table:formula="of:=DEGREES(ATAN([.K87]))" office:value-type="string" office:string-value="" calcext:value-type="error">
            <text:p>#DIV/0!</text:p>
          </table:table-cell>
          <table:table-cell/>
          <table:table-cell table:formula="of:=1/(1+[.I87])" office:value-type="string" office:string-value="" calcext:value-type="error">
            <text:p>#DIV/0!</text:p>
          </table:table-cell>
          <table:table-cell table:formula="of:=[.I87]/(1+[.I87])" office:value-type="string" office:string-value="" calcext:value-type="error">
            <text:p>#DIV/0!</text:p>
          </table:table-cell>
          <table:table-cell table:formula="of:=LN([.N87])/LN(2)" office:value-type="string" office:string-value="" calcext:value-type="error">
            <text:p>#DIV/0!</text:p>
          </table:table-cell>
          <table:table-cell table:formula="of:=LN([.O87])/LN(2)" office:value-type="string" office:string-value="" calcext:value-type="error">
            <text:p>#DIV/0!</text:p>
          </table:table-cell>
          <table:table-cell/>
          <table:table-cell table:formula="of:=(-(([.N87]*[.P87])+([.O87]*[.Q87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03657411" calcext:value-type="float">
            <text:p>0.03657411</text:p>
          </table:table-cell>
          <table:table-cell office:value-type="float" office:value="0.12353093" calcext:value-type="float">
            <text:p>0.12353093</text:p>
          </table:table-cell>
          <table:table-cell office:value-type="float" office:value="0.054029163" calcext:value-type="float">
            <text:p>0.054029163</text:p>
          </table:table-cell>
          <table:table-cell office:value-type="float" office:value="0.01461573" calcext:value-type="float">
            <text:p>0.01461573</text:p>
          </table:table-cell>
          <table:table-cell office:value-type="float" office:value="0.0543457860716783" calcext:value-type="float">
            <text:p>0.0543457860716783</text:p>
          </table:table-cell>
          <table:table-cell office:value-type="float" office:value="0.0142991069283217" calcext:value-type="float">
            <text:p>0.0142991069283217</text:p>
          </table:table-cell>
          <table:table-cell/>
          <table:table-cell table:style-name="ce4" table:formula="of:=[.B88]/[.C88]" office:value-type="float" office:value="0.296072489699543" calcext:value-type="float">
            <text:p>0.296072489699543</text:p>
          </table:table-cell>
          <table:table-cell table:style-name="ce4" table:formula="of:=(1-[.I88])/(1+[.I88])" office:value-type="float" office:value="0.543123564379985" calcext:value-type="float">
            <text:p>0.543123564379985</text:p>
          </table:table-cell>
          <table:table-cell table:formula="of:=((1-[.I88])^2)/(1-[.I88]+([.I88]^2))" office:value-type="float" office:value="0.625975789020903" calcext:value-type="float">
            <text:p>0.625975789020903</text:p>
          </table:table-cell>
          <table:table-cell table:formula="of:=DEGREES(ATAN([.K88]))" office:value-type="float" office:value="32.0455695092649" calcext:value-type="float">
            <text:p>32.0455695092649</text:p>
          </table:table-cell>
          <table:table-cell/>
          <table:table-cell table:formula="of:=1/(1+[.I88])" office:value-type="float" office:value="0.771561782189992" calcext:value-type="float">
            <text:p>0.771561782189992</text:p>
          </table:table-cell>
          <table:table-cell table:formula="of:=[.I88]/(1+[.I88])" office:value-type="float" office:value="0.228438217810008" calcext:value-type="float">
            <text:p>0.228438217810008</text:p>
          </table:table-cell>
          <table:table-cell table:formula="of:=LN([.N88])/LN(2)" office:value-type="float" office:value="-0.374146410819284" calcext:value-type="float">
            <text:p>-0.374146410819284</text:p>
          </table:table-cell>
          <table:table-cell table:formula="of:=LN([.O88])/LN(2)" office:value-type="float" office:value="-2.13012406050656" calcext:value-type="float">
            <text:p>-2.13012406050656</text:p>
          </table:table-cell>
          <table:table-cell/>
          <table:table-cell table:formula="of:=(-(([.N88]*[.P88])+([.O88]*[.Q88])))" office:value-type="float" office:value="0.775278815628051" calcext:value-type="float">
            <text:p>0.77527881562805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4557782" calcext:value-type="float">
            <text:p>0.04557782</text:p>
          </table:table-cell>
          <table:table-cell office:value-type="float" office:value="0.22739454" calcext:value-type="float">
            <text:p>0.22739454</text:p>
          </table:table-cell>
          <table:table-cell office:value-type="float" office:value="0.08125498" calcext:value-type="float">
            <text:p>0.08125498</text:p>
          </table:table-cell>
          <table:table-cell office:value-type="float" office:value="0.022591116" calcext:value-type="float">
            <text:p>0.022591116</text:p>
          </table:table-cell>
          <table:table-cell office:value-type="float" office:value="0.0829846964339003" calcext:value-type="float">
            <text:p>0.0829846964339003</text:p>
          </table:table-cell>
          <table:table-cell office:value-type="float" office:value="0.0208613995660997" calcext:value-type="float">
            <text:p>0.0208613995660997</text:p>
          </table:table-cell>
          <table:table-cell/>
          <table:table-cell table:style-name="ce4" table:formula="of:=[.B89]/[.C89]" office:value-type="float" office:value="0.200434979661341" calcext:value-type="float">
            <text:p>0.200434979661341</text:p>
          </table:table-cell>
          <table:table-cell table:style-name="ce4" table:formula="of:=(1-[.I89])/(1+[.I89])" office:value-type="float" office:value="0.666062747158723" calcext:value-type="float">
            <text:p>0.666062747158723</text:p>
          </table:table-cell>
          <table:table-cell table:formula="of:=((1-[.I89])^2)/(1-[.I89]+([.I89]^2))" office:value-type="float" office:value="0.761312822689863" calcext:value-type="float">
            <text:p>0.761312822689863</text:p>
          </table:table-cell>
          <table:table-cell table:formula="of:=DEGREES(ATAN([.K89]))" office:value-type="float" office:value="37.2824833477692" calcext:value-type="float">
            <text:p>37.2824833477692</text:p>
          </table:table-cell>
          <table:table-cell/>
          <table:table-cell table:formula="of:=1/(1+[.I89])" office:value-type="float" office:value="0.833031373579362" calcext:value-type="float">
            <text:p>0.833031373579362</text:p>
          </table:table-cell>
          <table:table-cell table:formula="of:=[.I89]/(1+[.I89])" office:value-type="float" office:value="0.166968626420638" calcext:value-type="float">
            <text:p>0.166968626420638</text:p>
          </table:table-cell>
          <table:table-cell table:formula="of:=LN([.N89])/LN(2)" office:value-type="float" office:value="-0.263557263576236" calcext:value-type="float">
            <text:p>-0.263557263576236</text:p>
          </table:table-cell>
          <table:table-cell table:formula="of:=LN([.O89])/LN(2)" office:value-type="float" office:value="-2.58235105062833" calcext:value-type="float">
            <text:p>-2.58235105062833</text:p>
          </table:table-cell>
          <table:table-cell/>
          <table:table-cell table:formula="of:=(-(([.N89]*[.P89])+([.O89]*[.Q89])))" office:value-type="float" office:value="0.650723077153035" calcext:value-type="float">
            <text:p>0.650723077153035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036313258" calcext:value-type="float">
            <text:p>0.036313258</text:p>
          </table:table-cell>
          <table:table-cell office:value-type="float" office:value="0.13892843" calcext:value-type="float">
            <text:p>0.13892843</text:p>
          </table:table-cell>
          <table:table-cell office:value-type="float" office:value="0.0604073" calcext:value-type="float">
            <text:p>0.0604073</text:p>
          </table:table-cell>
          <table:table-cell office:value-type="float" office:value="0.010640236" calcext:value-type="float">
            <text:p>0.010640236</text:p>
          </table:table-cell>
          <table:table-cell office:value-type="float" office:value="0.0621966740845091" calcext:value-type="float">
            <text:p>0.0621966740845091</text:p>
          </table:table-cell>
          <table:table-cell office:value-type="float" office:value="0.00885086191549091" calcext:value-type="float">
            <text:p>0.00885086191549091</text:p>
          </table:table-cell>
          <table:table-cell/>
          <table:table-cell table:style-name="ce4" table:formula="of:=[.B90]/[.C90]" office:value-type="float" office:value="0.26138104346245" calcext:value-type="float">
            <text:p>0.26138104346245</text:p>
          </table:table-cell>
          <table:table-cell table:style-name="ce4" table:formula="of:=(1-[.I90])/(1+[.I90])" office:value-type="float" office:value="0.585563704453703" calcext:value-type="float">
            <text:p>0.585563704453703</text:p>
          </table:table-cell>
          <table:table-cell table:formula="of:=((1-[.I90])^2)/(1-[.I90]+([.I90]^2))" office:value-type="float" office:value="0.676083270999163" calcext:value-type="float">
            <text:p>0.676083270999163</text:p>
          </table:table-cell>
          <table:table-cell table:formula="of:=DEGREES(ATAN([.K90]))" office:value-type="float" office:value="34.061967890953" calcext:value-type="float">
            <text:p>34.061967890953</text:p>
          </table:table-cell>
          <table:table-cell/>
          <table:table-cell table:formula="of:=1/(1+[.I90])" office:value-type="float" office:value="0.792781852226851" calcext:value-type="float">
            <text:p>0.792781852226851</text:p>
          </table:table-cell>
          <table:table-cell table:formula="of:=[.I90]/(1+[.I90])" office:value-type="float" office:value="0.207218147773149" calcext:value-type="float">
            <text:p>0.207218147773149</text:p>
          </table:table-cell>
          <table:table-cell table:formula="of:=LN([.N90])/LN(2)" office:value-type="float" office:value="-0.335004157087972" calcext:value-type="float">
            <text:p>-0.335004157087972</text:p>
          </table:table-cell>
          <table:table-cell table:formula="of:=LN([.O90])/LN(2)" office:value-type="float" office:value="-2.27077773782902" calcext:value-type="float">
            <text:p>-2.27077773782902</text:p>
          </table:table-cell>
          <table:table-cell/>
          <table:table-cell table:formula="of:=(-(([.N90]*[.P90])+([.O90]*[.Q90])))" office:value-type="float" office:value="0.736131572997327" calcext:value-type="float">
            <text:p>0.736131572997327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51977925" calcext:value-type="float">
            <text:p>0.051977925</text:p>
          </table:table-cell>
          <table:table-cell office:value-type="float" office:value="0.2134588" calcext:value-type="float">
            <text:p>0.2134588</text:p>
          </table:table-cell>
          <table:table-cell office:value-type="float" office:value="0.1032022" calcext:value-type="float">
            <text:p>0.1032022</text:p>
          </table:table-cell>
          <table:table-cell office:value-type="float" office:value="0.02293958" calcext:value-type="float">
            <text:p>0.02293958</text:p>
          </table:table-cell>
          <table:table-cell office:value-type="float" office:value="0.104659862703626" calcext:value-type="float">
            <text:p>0.104659862703626</text:p>
          </table:table-cell>
          <table:table-cell office:value-type="float" office:value="0.0214819172963739" calcext:value-type="float">
            <text:p>0.0214819172963739</text:p>
          </table:table-cell>
          <table:table-cell/>
          <table:table-cell table:style-name="ce4" table:formula="of:=[.B91]/[.C91]" office:value-type="float" office:value="0.243503313051512" calcext:value-type="float">
            <text:p>0.243503313051512</text:p>
          </table:table-cell>
          <table:table-cell table:style-name="ce4" table:formula="of:=(1-[.I91])/(1+[.I91])" office:value-type="float" office:value="0.608359205004507" calcext:value-type="float">
            <text:p>0.608359205004507</text:p>
          </table:table-cell>
          <table:table-cell table:formula="of:=((1-[.I91])^2)/(1-[.I91]+([.I91]^2))" office:value-type="float" office:value="0.701512461835363" calcext:value-type="float">
            <text:p>0.701512461835363</text:p>
          </table:table-cell>
          <table:table-cell table:formula="of:=DEGREES(ATAN([.K91]))" office:value-type="float" office:value="35.0501383992483" calcext:value-type="float">
            <text:p>35.0501383992483</text:p>
          </table:table-cell>
          <table:table-cell/>
          <table:table-cell table:formula="of:=1/(1+[.I91])" office:value-type="float" office:value="0.804179602502254" calcext:value-type="float">
            <text:p>0.804179602502254</text:p>
          </table:table-cell>
          <table:table-cell table:formula="of:=[.I91]/(1+[.I91])" office:value-type="float" office:value="0.195820397497746" calcext:value-type="float">
            <text:p>0.195820397497746</text:p>
          </table:table-cell>
          <table:table-cell table:formula="of:=LN([.N91])/LN(2)" office:value-type="float" office:value="-0.314410351315671" calcext:value-type="float">
            <text:p>-0.314410351315671</text:p>
          </table:table-cell>
          <table:table-cell table:formula="of:=LN([.O91])/LN(2)" office:value-type="float" office:value="-2.35239704477644" calcext:value-type="float">
            <text:p>-2.35239704477644</text:p>
          </table:table-cell>
          <table:table-cell/>
          <table:table-cell table:formula="of:=(-(([.N91]*[.P91])+([.O91]*[.Q91])))" office:value-type="float" office:value="0.713489715724277" calcext:value-type="float">
            <text:p>0.713489715724277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070056" calcext:value-type="float">
            <text:p>0.070056</text:p>
          </table:table-cell>
          <table:table-cell office:value-type="float" office:value="0.31079727" calcext:value-type="float">
            <text:p>0.31079727</text:p>
          </table:table-cell>
          <table:table-cell office:value-type="float" office:value="0.1437796" calcext:value-type="float">
            <text:p>0.1437796</text:p>
          </table:table-cell>
          <table:table-cell office:value-type="float" office:value="0.023508942" calcext:value-type="float">
            <text:p>0.023508942</text:p>
          </table:table-cell>
          <table:table-cell office:value-type="float" office:value="0.146157626379891" calcext:value-type="float">
            <text:p>0.146157626379891</text:p>
          </table:table-cell>
          <table:table-cell office:value-type="float" office:value="0.0211309156201093" calcext:value-type="float">
            <text:p>0.0211309156201093</text:p>
          </table:table-cell>
          <table:table-cell/>
          <table:table-cell table:style-name="ce4" table:formula="of:=[.B92]/[.C92]" office:value-type="float" office:value="0.225407385335141" calcext:value-type="float">
            <text:p>0.225407385335141</text:p>
          </table:table-cell>
          <table:table-cell table:style-name="ce4" table:formula="of:=(1-[.I92])/(1+[.I92])" office:value-type="float" office:value="0.632110287513089" calcext:value-type="float">
            <text:p>0.632110287513089</text:p>
          </table:table-cell>
          <table:table-cell table:formula="of:=((1-[.I92])^2)/(1-[.I92]+([.I92]^2))" office:value-type="float" office:value="0.726911698766806" calcext:value-type="float">
            <text:p>0.726911698766806</text:p>
          </table:table-cell>
          <table:table-cell table:formula="of:=DEGREES(ATAN([.K92]))" office:value-type="float" office:value="36.0138416854663" calcext:value-type="float">
            <text:p>36.0138416854663</text:p>
          </table:table-cell>
          <table:table-cell/>
          <table:table-cell table:formula="of:=1/(1+[.I92])" office:value-type="float" office:value="0.816055143756544" calcext:value-type="float">
            <text:p>0.816055143756544</text:p>
          </table:table-cell>
          <table:table-cell table:formula="of:=[.I92]/(1+[.I92])" office:value-type="float" office:value="0.183944856243456" calcext:value-type="float">
            <text:p>0.183944856243456</text:p>
          </table:table-cell>
          <table:table-cell table:formula="of:=LN([.N92])/LN(2)" office:value-type="float" office:value="-0.293261451347315" calcext:value-type="float">
            <text:p>-0.293261451347315</text:p>
          </table:table-cell>
          <table:table-cell table:formula="of:=LN([.O92])/LN(2)" office:value-type="float" office:value="-2.44265476092937" calcext:value-type="float">
            <text:p>-2.44265476092937</text:p>
          </table:table-cell>
          <table:table-cell/>
          <table:table-cell table:formula="of:=(-(([.N92]*[.P92])+([.O92]*[.Q92])))" office:value-type="float" office:value="0.688631294689031" calcext:value-type="float">
            <text:p>0.68863129468903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6617877" calcext:value-type="float">
            <text:p>0.06617877</text:p>
          </table:table-cell>
          <table:table-cell office:value-type="float" office:value="0.24966055" calcext:value-type="float">
            <text:p>0.24966055</text:p>
          </table:table-cell>
          <table:table-cell office:value-type="float" office:value="0.119502105" calcext:value-type="float">
            <text:p>0.119502105</text:p>
          </table:table-cell>
          <table:table-cell office:value-type="float" office:value="0.021754915" calcext:value-type="float">
            <text:p>0.021754915</text:p>
          </table:table-cell>
          <table:table-cell office:value-type="float" office:value="0.122311767930146" calcext:value-type="float">
            <text:p>0.122311767930146</text:p>
          </table:table-cell>
          <table:table-cell office:value-type="float" office:value="0.0189452520698538" calcext:value-type="float">
            <text:p>0.0189452520698538</text:p>
          </table:table-cell>
          <table:table-cell/>
          <table:table-cell table:style-name="ce4" table:formula="of:=[.B93]/[.C93]" office:value-type="float" office:value="0.265074998833416" calcext:value-type="float">
            <text:p>0.265074998833416</text:p>
          </table:table-cell>
          <table:table-cell table:style-name="ce4" table:formula="of:=(1-[.I93])/(1+[.I93])" office:value-type="float" office:value="0.580933938180971" calcext:value-type="float">
            <text:p>0.580933938180971</text:p>
          </table:table-cell>
          <table:table-cell table:formula="of:=((1-[.I93])^2)/(1-[.I93]+([.I93]^2))" office:value-type="float" office:value="0.670791888742778" calcext:value-type="float">
            <text:p>0.670791888742778</text:p>
          </table:table-cell>
          <table:table-cell table:formula="of:=DEGREES(ATAN([.K93]))" office:value-type="float" office:value="33.853388461245" calcext:value-type="float">
            <text:p>33.853388461245</text:p>
          </table:table-cell>
          <table:table-cell/>
          <table:table-cell table:formula="of:=1/(1+[.I93])" office:value-type="float" office:value="0.790466969090486" calcext:value-type="float">
            <text:p>0.790466969090486</text:p>
          </table:table-cell>
          <table:table-cell table:formula="of:=[.I93]/(1+[.I93])" office:value-type="float" office:value="0.209533030909514" calcext:value-type="float">
            <text:p>0.209533030909514</text:p>
          </table:table-cell>
          <table:table-cell table:formula="of:=LN([.N93])/LN(2)" office:value-type="float" office:value="-0.339222916332783" calcext:value-type="float">
            <text:p>-0.339222916332783</text:p>
          </table:table-cell>
          <table:table-cell table:formula="of:=LN([.O93])/LN(2)" office:value-type="float" office:value="-2.25475040574512" calcext:value-type="float">
            <text:p>-2.25475040574512</text:p>
          </table:table-cell>
          <table:table-cell/>
          <table:table-cell table:formula="of:=(-(([.N93]*[.P93])+([.O93]*[.Q93])))" office:value-type="float" office:value="0.740589196979843" calcext:value-type="float">
            <text:p>0.74058919697984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52393865" calcext:value-type="float">
            <text:p>0.052393865</text:p>
          </table:table-cell>
          <table:table-cell office:value-type="float" office:value="0.24428916" calcext:value-type="float">
            <text:p>0.24428916</text:p>
          </table:table-cell>
          <table:table-cell office:value-type="float" office:value="0.12976822" calcext:value-type="float">
            <text:p>0.12976822</text:p>
          </table:table-cell>
          <table:table-cell office:value-type="float" office:value="0.021072498" calcext:value-type="float">
            <text:p>0.021072498</text:p>
          </table:table-cell>
          <table:table-cell office:value-type="float" office:value="0.132195049790227" calcext:value-type="float">
            <text:p>0.132195049790227</text:p>
          </table:table-cell>
          <table:table-cell office:value-type="float" office:value="0.0186456682097725" calcext:value-type="float">
            <text:p>0.0186456682097725</text:p>
          </table:table-cell>
          <table:table-cell/>
          <table:table-cell table:style-name="ce4" table:formula="of:=[.B94]/[.C94]" office:value-type="float" office:value="0.214474784718241" calcext:value-type="float">
            <text:p>0.214474784718241</text:p>
          </table:table-cell>
          <table:table-cell table:style-name="ce4" table:formula="of:=(1-[.I94])/(1+[.I94])" office:value-type="float" office:value="0.64680240805823" calcext:value-type="float">
            <text:p>0.64680240805823</text:p>
          </table:table-cell>
          <table:table-cell table:formula="of:=((1-[.I94])^2)/(1-[.I94]+([.I94]^2))" office:value-type="float" office:value="0.742070442422576" calcext:value-type="float">
            <text:p>0.742070442422576</text:p>
          </table:table-cell>
          <table:table-cell table:formula="of:=DEGREES(ATAN([.K94]))" office:value-type="float" office:value="36.5780178952093" calcext:value-type="float">
            <text:p>36.5780178952093</text:p>
          </table:table-cell>
          <table:table-cell/>
          <table:table-cell table:formula="of:=1/(1+[.I94])" office:value-type="float" office:value="0.823401204029115" calcext:value-type="float">
            <text:p>0.823401204029115</text:p>
          </table:table-cell>
          <table:table-cell table:formula="of:=[.I94]/(1+[.I94])" office:value-type="float" office:value="0.176598795970885" calcext:value-type="float">
            <text:p>0.176598795970885</text:p>
          </table:table-cell>
          <table:table-cell table:formula="of:=LN([.N94])/LN(2)" office:value-type="float" office:value="-0.280332536627059" calcext:value-type="float">
            <text:p>-0.280332536627059</text:p>
          </table:table-cell>
          <table:table-cell table:formula="of:=LN([.O94])/LN(2)" office:value-type="float" office:value="-2.5014525879868" calcext:value-type="float">
            <text:p>-2.5014525879868</text:p>
          </table:table-cell>
          <table:table-cell/>
          <table:table-cell table:formula="of:=(-(([.N94]*[.P94])+([.O94]*[.Q94])))" office:value-type="float" office:value="0.672579663403979" calcext:value-type="float">
            <text:p>0.67257966340397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034133192" calcext:value-type="float">
            <text:p>0.034133192</text:p>
          </table:table-cell>
          <table:table-cell office:value-type="float" office:value="0.24574618" calcext:value-type="float">
            <text:p>0.24574618</text:p>
          </table:table-cell>
          <table:table-cell office:value-type="float" office:value="0.12932064" calcext:value-type="float">
            <text:p>0.12932064</text:p>
          </table:table-cell>
          <table:table-cell office:value-type="float" office:value="0.01780214" calcext:value-type="float">
            <text:p>0.01780214</text:p>
          </table:table-cell>
          <table:table-cell office:value-type="float" office:value="0.131165908237494" calcext:value-type="float">
            <text:p>0.131165908237494</text:p>
          </table:table-cell>
          <table:table-cell office:value-type="float" office:value="0.0159568717625063" calcext:value-type="float">
            <text:p>0.0159568717625063</text:p>
          </table:table-cell>
          <table:table-cell/>
          <table:table-cell table:style-name="ce4" table:formula="of:=[.B95]/[.C95]" office:value-type="float" office:value="0.138896124448404" calcext:value-type="float">
            <text:p>0.138896124448404</text:p>
          </table:table-cell>
          <table:table-cell table:style-name="ce4" table:formula="of:=(1-[.I95])/(1+[.I95])" office:value-type="float" office:value="0.756086404252758" calcext:value-type="float">
            <text:p>0.756086404252758</text:p>
          </table:table-cell>
          <table:table-cell table:formula="of:=((1-[.I95])^2)/(1-[.I95]+([.I95]^2))" office:value-type="float" office:value="0.842234491026497" calcext:value-type="float">
            <text:p>0.842234491026497</text:p>
          </table:table-cell>
          <table:table-cell table:formula="of:=DEGREES(ATAN([.K95]))" office:value-type="float" office:value="40.1052393941157" calcext:value-type="float">
            <text:p>40.1052393941157</text:p>
          </table:table-cell>
          <table:table-cell/>
          <table:table-cell table:formula="of:=1/(1+[.I95])" office:value-type="float" office:value="0.878043202126379" calcext:value-type="float">
            <text:p>0.878043202126379</text:p>
          </table:table-cell>
          <table:table-cell table:formula="of:=[.I95]/(1+[.I95])" office:value-type="float" office:value="0.121956797873621" calcext:value-type="float">
            <text:p>0.121956797873621</text:p>
          </table:table-cell>
          <table:table-cell table:formula="of:=LN([.N95])/LN(2)" office:value-type="float" office:value="-0.187636168839581" calcext:value-type="float">
            <text:p>-0.187636168839581</text:p>
          </table:table-cell>
          <table:table-cell table:formula="of:=LN([.O95])/LN(2)" office:value-type="float" office:value="-3.03555791867021" calcext:value-type="float">
            <text:p>-3.03555791867021</text:p>
          </table:table-cell>
          <table:table-cell/>
          <table:table-cell table:formula="of:=(-(([.N95]*[.P95])+([.O95]*[.Q95])))" office:value-type="float" office:value="0.534959586043564" calcext:value-type="float">
            <text:p>0.53495958604356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042688936" calcext:value-type="float">
            <text:p>0.042688936</text:p>
          </table:table-cell>
          <table:table-cell office:value-type="float" office:value="0.13848945" calcext:value-type="float">
            <text:p>0.13848945</text:p>
          </table:table-cell>
          <table:table-cell office:value-type="float" office:value="0.06439585" calcext:value-type="float">
            <text:p>0.06439585</text:p>
          </table:table-cell>
          <table:table-cell office:value-type="float" office:value="0.012452347" calcext:value-type="float">
            <text:p>0.012452347</text:p>
          </table:table-cell>
          <table:table-cell office:value-type="float" office:value="0.0655987268364957" calcext:value-type="float">
            <text:p>0.0655987268364957</text:p>
          </table:table-cell>
          <table:table-cell office:value-type="float" office:value="0.0112494701635043" calcext:value-type="float">
            <text:p>0.0112494701635043</text:p>
          </table:table-cell>
          <table:table-cell/>
          <table:table-cell table:style-name="ce4" table:formula="of:=[.B96]/[.C96]" office:value-type="float" office:value="0.308246844795759" calcext:value-type="float">
            <text:p>0.308246844795759</text:p>
          </table:table-cell>
          <table:table-cell table:style-name="ce4" table:formula="of:=(1-[.I96])/(1+[.I96])" office:value-type="float" office:value="0.528763480650501" calcext:value-type="float">
            <text:p>0.528763480650501</text:p>
          </table:table-cell>
          <table:table-cell table:formula="of:=((1-[.I96])^2)/(1-[.I96]+([.I96]^2))" office:value-type="float" office:value="0.608211891900368" calcext:value-type="float">
            <text:p>0.608211891900368</text:p>
          </table:table-cell>
          <table:table-cell table:formula="of:=DEGREES(ATAN([.K96]))" office:value-type="float" office:value="31.3084643621163" calcext:value-type="float">
            <text:p>31.3084643621163</text:p>
          </table:table-cell>
          <table:table-cell/>
          <table:table-cell table:formula="of:=1/(1+[.I96])" office:value-type="float" office:value="0.76438174032525" calcext:value-type="float">
            <text:p>0.76438174032525</text:p>
          </table:table-cell>
          <table:table-cell table:formula="of:=[.I96]/(1+[.I96])" office:value-type="float" office:value="0.235618259674749" calcext:value-type="float">
            <text:p>0.235618259674749</text:p>
          </table:table-cell>
          <table:table-cell table:formula="of:=LN([.N96])/LN(2)" office:value-type="float" office:value="-0.387634779493044" calcext:value-type="float">
            <text:p>-0.387634779493044</text:p>
          </table:table-cell>
          <table:table-cell table:formula="of:=LN([.O96])/LN(2)" office:value-type="float" office:value="-2.08547674705419" calcext:value-type="float">
            <text:p>-2.08547674705419</text:p>
          </table:table-cell>
          <table:table-cell/>
          <table:table-cell table:formula="of:=(-(([.N96]*[.P96])+([.O96]*[.Q96])))" office:value-type="float" office:value="0.787677349092553" calcext:value-type="float">
            <text:p>0.78767734909255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055950683" calcext:value-type="float">
            <text:p>0.055950683</text:p>
          </table:table-cell>
          <table:table-cell office:value-type="float" office:value="0.17513688" calcext:value-type="float">
            <text:p>0.17513688</text:p>
          </table:table-cell>
          <table:table-cell office:value-type="float" office:value="0.058143828" calcext:value-type="float">
            <text:p>0.058143828</text:p>
          </table:table-cell>
          <table:table-cell office:value-type="float" office:value="0.015550761" calcext:value-type="float">
            <text:p>0.015550761</text:p>
          </table:table-cell>
          <table:table-cell office:value-type="float" office:value="0.05836331628734" calcext:value-type="float">
            <text:p>0.05836331628734</text:p>
          </table:table-cell>
          <table:table-cell office:value-type="float" office:value="0.01533127271266" calcext:value-type="float">
            <text:p>0.01533127271266</text:p>
          </table:table-cell>
          <table:table-cell/>
          <table:table-cell table:style-name="ce4" table:formula="of:=[.B97]/[.C97]" office:value-type="float" office:value="0.319468309587335" calcext:value-type="float">
            <text:p>0.319468309587335</text:p>
          </table:table-cell>
          <table:table-cell table:style-name="ce4" table:formula="of:=(1-[.I97])/(1+[.I97])" office:value-type="float" office:value="0.515762057692391" calcext:value-type="float">
            <text:p>0.515762057692391</text:p>
          </table:table-cell>
          <table:table-cell table:formula="of:=((1-[.I97])^2)/(1-[.I97]+([.I97]^2))" office:value-type="float" office:value="0.591781623595037" calcext:value-type="float">
            <text:p>0.591781623595037</text:p>
          </table:table-cell>
          <table:table-cell table:formula="of:=DEGREES(ATAN([.K97]))" office:value-type="float" office:value="30.6162668336927" calcext:value-type="float">
            <text:p>30.6162668336927</text:p>
          </table:table-cell>
          <table:table-cell/>
          <table:table-cell table:formula="of:=1/(1+[.I97])" office:value-type="float" office:value="0.757881028846195" calcext:value-type="float">
            <text:p>0.757881028846195</text:p>
          </table:table-cell>
          <table:table-cell table:formula="of:=[.I97]/(1+[.I97])" office:value-type="float" office:value="0.242118971153805" calcext:value-type="float">
            <text:p>0.242118971153805</text:p>
          </table:table-cell>
          <table:table-cell table:formula="of:=LN([.N97])/LN(2)" office:value-type="float" office:value="-0.399956701061887" calcext:value-type="float">
            <text:p>-0.399956701061887</text:p>
          </table:table-cell>
          <table:table-cell table:formula="of:=LN([.O97])/LN(2)" office:value-type="float" office:value="-2.04621196921752" calcext:value-type="float">
            <text:p>-2.04621196921752</text:p>
          </table:table-cell>
          <table:table-cell/>
          <table:table-cell table:formula="of:=(-(([.N97]*[.P97])+([.O97]*[.Q97])))" office:value-type="float" office:value="0.798546332844259" calcext:value-type="float">
            <text:p>0.79854633284425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05951718" calcext:value-type="float">
            <text:p>0.05951718</text:p>
          </table:table-cell>
          <table:table-cell office:value-type="float" office:value="0.2809192" calcext:value-type="float">
            <text:p>0.2809192</text:p>
          </table:table-cell>
          <table:table-cell office:value-type="float" office:value="0.071984447" calcext:value-type="float">
            <text:p>0.071984447</text:p>
          </table:table-cell>
          <table:table-cell office:value-type="float" office:value="0.023474283" calcext:value-type="float">
            <text:p>0.023474283</text:p>
          </table:table-cell>
          <table:table-cell office:value-type="float" office:value="0.0754063448267572" calcext:value-type="float">
            <text:p>0.0754063448267572</text:p>
          </table:table-cell>
          <table:table-cell office:value-type="float" office:value="0.0200523851732428" calcext:value-type="float">
            <text:p>0.0200523851732428</text:p>
          </table:table-cell>
          <table:table-cell/>
          <table:table-cell table:style-name="ce4" table:formula="of:=[.B98]/[.C98]" office:value-type="float" office:value="0.211865831883332" calcext:value-type="float">
            <text:p>0.211865831883332</text:p>
          </table:table-cell>
          <table:table-cell table:style-name="ce4" table:formula="of:=(1-[.I98])/(1+[.I98])" office:value-type="float" office:value="0.650347709607299" calcext:value-type="float">
            <text:p>0.650347709607299</text:p>
          </table:table-cell>
          <table:table-cell table:formula="of:=((1-[.I98])^2)/(1-[.I98]+([.I98]^2))" office:value-type="float" office:value="0.745665768475183" calcext:value-type="float">
            <text:p>0.745665768475183</text:p>
          </table:table-cell>
          <table:table-cell table:formula="of:=DEGREES(ATAN([.K98]))" office:value-type="float" office:value="36.7106334858327" calcext:value-type="float">
            <text:p>36.7106334858327</text:p>
          </table:table-cell>
          <table:table-cell/>
          <table:table-cell table:formula="of:=1/(1+[.I98])" office:value-type="float" office:value="0.825173854803649" calcext:value-type="float">
            <text:p>0.825173854803649</text:p>
          </table:table-cell>
          <table:table-cell table:formula="of:=[.I98]/(1+[.I98])" office:value-type="float" office:value="0.174826145196351" calcext:value-type="float">
            <text:p>0.174826145196351</text:p>
          </table:table-cell>
          <table:table-cell table:formula="of:=LN([.N98])/LN(2)" office:value-type="float" office:value="-0.277229983966738" calcext:value-type="float">
            <text:p>-0.277229983966738</text:p>
          </table:table-cell>
          <table:table-cell table:formula="of:=LN([.O98])/LN(2)" office:value-type="float" office:value="-2.5160071393137" calcext:value-type="float">
            <text:p>-2.5160071393137</text:p>
          </table:table-cell>
          <table:table-cell/>
          <table:table-cell table:formula="of:=(-(([.N98]*[.P98])+([.O98]*[.Q98])))" office:value-type="float" office:value="0.668626763989699" calcext:value-type="float">
            <text:p>0.66862676398969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50800942" calcext:value-type="float">
            <text:p>0.050800942</text:p>
          </table:table-cell>
          <table:table-cell office:value-type="float" office:value="0.28648418" calcext:value-type="float">
            <text:p>0.28648418</text:p>
          </table:table-cell>
          <table:table-cell office:value-type="float" office:value="0.079026358" calcext:value-type="float">
            <text:p>0.079026358</text:p>
          </table:table-cell>
          <table:table-cell office:value-type="float" office:value="0.017824082" calcext:value-type="float">
            <text:p>0.017824082</text:p>
          </table:table-cell>
          <table:table-cell office:value-type="float" office:value="0.0831260765135451" calcext:value-type="float">
            <text:p>0.0831260765135451</text:p>
          </table:table-cell>
          <table:table-cell office:value-type="float" office:value="0.0137243634864549" calcext:value-type="float">
            <text:p>0.0137243634864549</text:p>
          </table:table-cell>
          <table:table-cell/>
          <table:table-cell table:style-name="ce4" table:formula="of:=[.B99]/[.C99]" office:value-type="float" office:value="0.177325470467514" calcext:value-type="float">
            <text:p>0.177325470467514</text:p>
          </table:table-cell>
          <table:table-cell table:style-name="ce4" table:formula="of:=(1-[.I99])/(1+[.I99])" office:value-type="float" office:value="0.698765592156775" calcext:value-type="float">
            <text:p>0.698765592156775</text:p>
          </table:table-cell>
          <table:table-cell table:formula="of:=((1-[.I99])^2)/(1-[.I99]+([.I99]^2))" office:value-type="float" office:value="0.792387827466378" calcext:value-type="float">
            <text:p>0.792387827466378</text:p>
          </table:table-cell>
          <table:table-cell table:formula="of:=DEGREES(ATAN([.K99]))" office:value-type="float" office:value="38.3928767011313" calcext:value-type="float">
            <text:p>38.3928767011313</text:p>
          </table:table-cell>
          <table:table-cell/>
          <table:table-cell table:formula="of:=1/(1+[.I99])" office:value-type="float" office:value="0.849382796078387" calcext:value-type="float">
            <text:p>0.849382796078387</text:p>
          </table:table-cell>
          <table:table-cell table:formula="of:=[.I99]/(1+[.I99])" office:value-type="float" office:value="0.150617203921613" calcext:value-type="float">
            <text:p>0.150617203921613</text:p>
          </table:table-cell>
          <table:table-cell table:formula="of:=LN([.N99])/LN(2)" office:value-type="float" office:value="-0.235513207138888" calcext:value-type="float">
            <text:p>-0.235513207138888</text:p>
          </table:table-cell>
          <table:table-cell table:formula="of:=LN([.O99])/LN(2)" office:value-type="float" office:value="-2.73104152677105" calcext:value-type="float">
            <text:p>-2.73104152677105</text:p>
          </table:table-cell>
          <table:table-cell/>
          <table:table-cell table:formula="of:=(-(([.N99]*[.P99])+([.O99]*[.Q99])))" office:value-type="float" office:value="0.611382704949085" calcext:value-type="float">
            <text:p>0.611382704949085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05383084" calcext:value-type="float">
            <text:p>0.05383084</text:p>
          </table:table-cell>
          <table:table-cell office:value-type="float" office:value="0.24984269" calcext:value-type="float">
            <text:p>0.24984269</text:p>
          </table:table-cell>
          <table:table-cell office:value-type="float" office:value="0.08073158" calcext:value-type="float">
            <text:p>0.08073158</text:p>
          </table:table-cell>
          <table:table-cell office:value-type="float" office:value="0.01353316" calcext:value-type="float">
            <text:p>0.01353316</text:p>
          </table:table-cell>
          <table:table-cell office:value-type="float" office:value="0.0831786494448829" calcext:value-type="float">
            <text:p>0.0831786494448829</text:p>
          </table:table-cell>
          <table:table-cell office:value-type="float" office:value="0.0110860905551171" calcext:value-type="float">
            <text:p>0.0110860905551171</text:p>
          </table:table-cell>
          <table:table-cell/>
          <table:table-cell table:style-name="ce4" table:formula="of:=[.B100]/[.C100]" office:value-type="float" office:value="0.215458935380499" calcext:value-type="float">
            <text:p>0.215458935380499</text:p>
          </table:table-cell>
          <table:table-cell table:style-name="ce4" table:formula="of:=(1-[.I100])/(1+[.I100])" office:value-type="float" office:value="0.645469000870771" calcext:value-type="float">
            <text:p>0.645469000870771</text:p>
          </table:table-cell>
          <table:table-cell table:formula="of:=((1-[.I100])^2)/(1-[.I100]+([.I100]^2))" office:value-type="float" office:value="0.740711950734451" calcext:value-type="float">
            <text:p>0.740711950734451</text:p>
          </table:table-cell>
          <table:table-cell table:formula="of:=DEGREES(ATAN([.K100]))" office:value-type="float" office:value="36.5277902336941" calcext:value-type="float">
            <text:p>36.5277902336941</text:p>
          </table:table-cell>
          <table:table-cell/>
          <table:table-cell table:formula="of:=1/(1+[.I100])" office:value-type="float" office:value="0.822734500435385" calcext:value-type="float">
            <text:p>0.822734500435385</text:p>
          </table:table-cell>
          <table:table-cell table:formula="of:=[.I100]/(1+[.I100])" office:value-type="float" office:value="0.177265499564615" calcext:value-type="float">
            <text:p>0.177265499564615</text:p>
          </table:table-cell>
          <table:table-cell table:formula="of:=LN([.N100])/LN(2)" office:value-type="float" office:value="-0.281501152335229" calcext:value-type="float">
            <text:p>-0.281501152335229</text:p>
          </table:table-cell>
          <table:table-cell table:formula="of:=LN([.O100])/LN(2)" office:value-type="float" office:value="-2.4960163169719" calcext:value-type="float">
            <text:p>-2.4960163169719</text:p>
          </table:table-cell>
          <table:table-cell/>
          <table:table-cell table:formula="of:=(-(([.N100]*[.P100])+([.O100]*[.Q100])))" office:value-type="float" office:value="0.674058289287964" calcext:value-type="float">
            <text:p>0.67405828928796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039057758" calcext:value-type="float">
            <text:p>0.039057758</text:p>
          </table:table-cell>
          <table:table-cell office:value-type="float" office:value="0.28166136" calcext:value-type="float">
            <text:p>0.28166136</text:p>
          </table:table-cell>
          <table:table-cell office:value-type="float" office:value="0.071827945" calcext:value-type="float">
            <text:p>0.071827945</text:p>
          </table:table-cell>
          <table:table-cell office:value-type="float" office:value="0.017156095" calcext:value-type="float">
            <text:p>0.017156095</text:p>
          </table:table-cell>
          <table:table-cell office:value-type="float" office:value="0.072778187327435" calcext:value-type="float">
            <text:p>0.072778187327435</text:p>
          </table:table-cell>
          <table:table-cell office:value-type="float" office:value="0.016205852672565" calcext:value-type="float">
            <text:p>0.016205852672565</text:p>
          </table:table-cell>
          <table:table-cell/>
          <table:table-cell table:style-name="ce4" table:formula="of:=[.B101]/[.C101]" office:value-type="float" office:value="0.138669209010423" calcext:value-type="float">
            <text:p>0.138669209010423</text:p>
          </table:table-cell>
          <table:table-cell table:style-name="ce4" table:formula="of:=(1-[.I101])/(1+[.I101])" office:value-type="float" office:value="0.756436359369135" calcext:value-type="float">
            <text:p>0.756436359369135</text:p>
          </table:table-cell>
          <table:table-cell table:formula="of:=((1-[.I101])^2)/(1-[.I101]+([.I101]^2))" office:value-type="float" office:value="0.842521556307703" calcext:value-type="float">
            <text:p>0.842521556307703</text:p>
          </table:table-cell>
          <table:table-cell table:formula="of:=DEGREES(ATAN([.K101]))" office:value-type="float" office:value="40.1148601369986" calcext:value-type="float">
            <text:p>40.1148601369986</text:p>
          </table:table-cell>
          <table:table-cell/>
          <table:table-cell table:formula="of:=1/(1+[.I101])" office:value-type="float" office:value="0.878218179684568" calcext:value-type="float">
            <text:p>0.878218179684568</text:p>
          </table:table-cell>
          <table:table-cell table:formula="of:=[.I101]/(1+[.I101])" office:value-type="float" office:value="0.121781820315433" calcext:value-type="float">
            <text:p>0.121781820315433</text:p>
          </table:table-cell>
          <table:table-cell table:formula="of:=LN([.N101])/LN(2)" office:value-type="float" office:value="-0.187348695392957" calcext:value-type="float">
            <text:p>-0.187348695392957</text:p>
          </table:table-cell>
          <table:table-cell table:formula="of:=LN([.O101])/LN(2)" office:value-type="float" office:value="-3.03762931220405" calcext:value-type="float">
            <text:p>-3.03762931220405</text:p>
          </table:table-cell>
          <table:table-cell/>
          <table:table-cell table:formula="of:=(-(([.N101]*[.P101])+([.O101]*[.Q101])))" office:value-type="float" office:value="0.534461057318006" calcext:value-type="float">
            <text:p>0.534461057318006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04758933" calcext:value-type="float">
            <text:p>0.04758933</text:p>
          </table:table-cell>
          <table:table-cell office:value-type="float" office:value="0.2918759" calcext:value-type="float">
            <text:p>0.2918759</text:p>
          </table:table-cell>
          <table:table-cell office:value-type="float" office:value="0.08621078" calcext:value-type="float">
            <text:p>0.08621078</text:p>
          </table:table-cell>
          <table:table-cell office:value-type="float" office:value="0.02237562" calcext:value-type="float">
            <text:p>0.02237562</text:p>
          </table:table-cell>
          <table:table-cell office:value-type="float" office:value="0.0896863445183226" calcext:value-type="float">
            <text:p>0.0896863445183226</text:p>
          </table:table-cell>
          <table:table-cell office:value-type="float" office:value="0.0189000554816774" calcext:value-type="float">
            <text:p>0.0189000554816774</text:p>
          </table:table-cell>
          <table:table-cell/>
          <table:table-cell table:style-name="ce4" table:formula="of:=[.B102]/[.C102]" office:value-type="float" office:value="0.163046452276464" calcext:value-type="float">
            <text:p>0.163046452276464</text:p>
          </table:table-cell>
          <table:table-cell table:style-name="ce4" table:formula="of:=(1-[.I102])/(1+[.I102])" office:value-type="float" office:value="0.719621770983732" calcext:value-type="float">
            <text:p>0.719621770983732</text:p>
          </table:table-cell>
          <table:table-cell table:formula="of:=((1-[.I102])^2)/(1-[.I102]+([.I102]^2))" office:value-type="float" office:value="0.811187799285343" calcext:value-type="float">
            <text:p>0.811187799285343</text:p>
          </table:table-cell>
          <table:table-cell table:formula="of:=DEGREES(ATAN([.K102]))" office:value-type="float" office:value="39.0485427531637" calcext:value-type="float">
            <text:p>39.0485427531637</text:p>
          </table:table-cell>
          <table:table-cell/>
          <table:table-cell table:formula="of:=1/(1+[.I102])" office:value-type="float" office:value="0.859810885491866" calcext:value-type="float">
            <text:p>0.859810885491866</text:p>
          </table:table-cell>
          <table:table-cell table:formula="of:=[.I102]/(1+[.I102])" office:value-type="float" office:value="0.140189114508134" calcext:value-type="float">
            <text:p>0.140189114508134</text:p>
          </table:table-cell>
          <table:table-cell table:formula="of:=LN([.N102])/LN(2)" office:value-type="float" office:value="-0.217908719451329" calcext:value-type="float">
            <text:p>-0.217908719451329</text:p>
          </table:table-cell>
          <table:table-cell table:formula="of:=LN([.O102])/LN(2)" office:value-type="float" office:value="-2.83455376447486" calcext:value-type="float">
            <text:p>-2.83455376447486</text:p>
          </table:table-cell>
          <table:table-cell/>
          <table:table-cell table:formula="of:=(-(([.N102]*[.P102])+([.O102]*[.Q102])))" office:value-type="float" office:value="0.584733871295274" calcext:value-type="float">
            <text:p>0.58473387129527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6633496" calcext:value-type="float">
            <text:p>0.06633496</text:p>
          </table:table-cell>
          <table:table-cell office:value-type="float" office:value="0.25444278" calcext:value-type="float">
            <text:p>0.25444278</text:p>
          </table:table-cell>
          <table:table-cell office:value-type="float" office:value="0.0725955785" calcext:value-type="float">
            <text:p>0.0725955785</text:p>
          </table:table-cell>
          <table:table-cell office:value-type="float" office:value="0.0295183515" calcext:value-type="float">
            <text:p>0.0295183515</text:p>
          </table:table-cell>
          <table:table-cell office:value-type="float" office:value="0.0760108751668489" calcext:value-type="float">
            <text:p>0.0760108751668489</text:p>
          </table:table-cell>
          <table:table-cell office:value-type="float" office:value="0.0261030548331511" calcext:value-type="float">
            <text:p>0.0261030548331511</text:p>
          </table:table-cell>
          <table:table-cell/>
          <table:table-cell table:style-name="ce4" table:formula="of:=[.B103]/[.C103]" office:value-type="float" office:value="0.260706788378904" calcext:value-type="float">
            <text:p>0.260706788378904</text:p>
          </table:table-cell>
          <table:table-cell table:style-name="ce4" table:formula="of:=(1-[.I103])/(1+[.I103])" office:value-type="float" office:value="0.586411700512635" calcext:value-type="float">
            <text:p>0.586411700512635</text:p>
          </table:table-cell>
          <table:table-cell table:formula="of:=((1-[.I103])^2)/(1-[.I103]+([.I103]^2))" office:value-type="float" office:value="0.677047806711699" calcext:value-type="float">
            <text:p>0.677047806711699</text:p>
          </table:table-cell>
          <table:table-cell table:formula="of:=DEGREES(ATAN([.K103]))" office:value-type="float" office:value="34.0998784861727" calcext:value-type="float">
            <text:p>34.0998784861727</text:p>
          </table:table-cell>
          <table:table-cell/>
          <table:table-cell table:formula="of:=1/(1+[.I103])" office:value-type="float" office:value="0.793205850256318" calcext:value-type="float">
            <text:p>0.793205850256318</text:p>
          </table:table-cell>
          <table:table-cell table:formula="of:=[.I103]/(1+[.I103])" office:value-type="float" office:value="0.206794149743682" calcext:value-type="float">
            <text:p>0.206794149743682</text:p>
          </table:table-cell>
          <table:table-cell table:formula="of:=LN([.N103])/LN(2)" office:value-type="float" office:value="-0.334232776744892" calcext:value-type="float">
            <text:p>-0.334232776744892</text:p>
          </table:table-cell>
          <table:table-cell table:formula="of:=LN([.O103])/LN(2)" office:value-type="float" office:value="-2.27373272284749" calcext:value-type="float">
            <text:p>-2.27373272284749</text:p>
          </table:table-cell>
          <table:table-cell/>
          <table:table-cell table:formula="of:=(-(([.N103]*[.P103])+([.O103]*[.Q103])))" office:value-type="float" office:value="0.735310019027097" calcext:value-type="float">
            <text:p>0.735310019027097</text:p>
          </table:table-cell>
          <table:table-cell table:number-columns-repeated="100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46285056" calcext:value-type="float">
            <text:p>0.046285056</text:p>
          </table:table-cell>
          <table:table-cell office:value-type="float" office:value="0.18476053" calcext:value-type="float">
            <text:p>0.18476053</text:p>
          </table:table-cell>
          <table:table-cell office:value-type="float" office:value="0.0484490865" calcext:value-type="float">
            <text:p>0.0484490865</text:p>
          </table:table-cell>
          <table:table-cell office:value-type="float" office:value="0.0235925635" calcext:value-type="float">
            <text:p>0.0235925635</text:p>
          </table:table-cell>
          <table:table-cell office:value-type="float" office:value="0.0494569173436339" calcext:value-type="float">
            <text:p>0.0494569173436339</text:p>
          </table:table-cell>
          <table:table-cell office:value-type="float" office:value="0.0225847326563661" calcext:value-type="float">
            <text:p>0.0225847326563661</text:p>
          </table:table-cell>
          <table:table-cell/>
          <table:table-cell table:style-name="ce4" table:formula="of:=[.B104]/[.C104]" office:value-type="float" office:value="0.250513765034123" calcext:value-type="float">
            <text:p>0.250513765034123</text:p>
          </table:table-cell>
          <table:table-cell table:style-name="ce4" table:formula="of:=(1-[.I104])/(1+[.I104])" office:value-type="float" office:value="0.599342650934695" calcext:value-type="float">
            <text:p>0.599342650934695</text:p>
          </table:table-cell>
          <table:table-cell table:formula="of:=((1-[.I104])^2)/(1-[.I104]+([.I104]^2))" office:value-type="float" office:value="0.691577954638692" calcext:value-type="float">
            <text:p>0.691577954638692</text:p>
          </table:table-cell>
          <table:table-cell table:formula="of:=DEGREES(ATAN([.K104]))" office:value-type="float" office:value="34.6668797168497" calcext:value-type="float">
            <text:p>34.6668797168497</text:p>
          </table:table-cell>
          <table:table-cell/>
          <table:table-cell table:formula="of:=1/(1+[.I104])" office:value-type="float" office:value="0.799671325467347" calcext:value-type="float">
            <text:p>0.799671325467347</text:p>
          </table:table-cell>
          <table:table-cell table:formula="of:=[.I104]/(1+[.I104])" office:value-type="float" office:value="0.200328674532653" calcext:value-type="float">
            <text:p>0.200328674532653</text:p>
          </table:table-cell>
          <table:table-cell table:formula="of:=LN([.N104])/LN(2)" office:value-type="float" office:value="-0.322520938076395" calcext:value-type="float">
            <text:p>-0.322520938076395</text:p>
          </table:table-cell>
          <table:table-cell table:formula="of:=LN([.O104])/LN(2)" office:value-type="float" office:value="-2.31955915528832" calcext:value-type="float">
            <text:p>-2.31955915528832</text:p>
          </table:table-cell>
          <table:table-cell/>
          <table:table-cell table:formula="of:=(-(([.N104]*[.P104])+([.O104]*[.Q104])))" office:value-type="float" office:value="0.722584957121512" calcext:value-type="float">
            <text:p>0.722584957121512</text:p>
          </table:table-cell>
          <table:table-cell table:number-columns-repeated="100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05012488" calcext:value-type="float">
            <text:p>0.05012488</text:p>
          </table:table-cell>
          <table:table-cell office:value-type="float" office:value="0.17833962" calcext:value-type="float">
            <text:p>0.17833962</text:p>
          </table:table-cell>
          <table:table-cell office:value-type="float" office:value="0.06110963" calcext:value-type="float">
            <text:p>0.06110963</text:p>
          </table:table-cell>
          <table:table-cell office:value-type="float" office:value="0.011432769" calcext:value-type="float">
            <text:p>0.011432769</text:p>
          </table:table-cell>
          <table:table-cell office:value-type="float" office:value="0.0618295832580477" calcext:value-type="float">
            <text:p>0.0618295832580477</text:p>
          </table:table-cell>
          <table:table-cell office:value-type="float" office:value="0.0107128157419523" calcext:value-type="float">
            <text:p>0.0107128157419523</text:p>
          </table:table-cell>
          <table:table-cell/>
          <table:table-cell table:style-name="ce4" table:formula="of:=[.B105]/[.C105]" office:value-type="float" office:value="0.28106418528872" calcext:value-type="float">
            <text:p>0.28106418528872</text:p>
          </table:table-cell>
          <table:table-cell table:style-name="ce4" table:formula="of:=(1-[.I105])/(1+[.I105])" office:value-type="float" office:value="0.561202024822237" calcext:value-type="float">
            <text:p>0.561202024822237</text:p>
          </table:table-cell>
          <table:table-cell table:formula="of:=((1-[.I105])^2)/(1-[.I105]+([.I105]^2))" office:value-type="float" office:value="0.647759619296542" calcext:value-type="float">
            <text:p>0.647759619296542</text:p>
          </table:table-cell>
          <table:table-cell table:formula="of:=DEGREES(ATAN([.K105]))" office:value-type="float" office:value="32.9335365915124" calcext:value-type="float">
            <text:p>32.9335365915124</text:p>
          </table:table-cell>
          <table:table-cell/>
          <table:table-cell table:formula="of:=1/(1+[.I105])" office:value-type="float" office:value="0.780601012411119" calcext:value-type="float">
            <text:p>0.780601012411119</text:p>
          </table:table-cell>
          <table:table-cell table:formula="of:=[.I105]/(1+[.I105])" office:value-type="float" office:value="0.219398987588881" calcext:value-type="float">
            <text:p>0.219398987588881</text:p>
          </table:table-cell>
          <table:table-cell table:formula="of:=LN([.N105])/LN(2)" office:value-type="float" office:value="-0.357342760986295" calcext:value-type="float">
            <text:p>-0.357342760986295</text:p>
          </table:table-cell>
          <table:table-cell table:formula="of:=LN([.O105])/LN(2)" office:value-type="float" office:value="-2.18837122641093" calcext:value-type="float">
            <text:p>-2.18837122641093</text:p>
          </table:table-cell>
          <table:table-cell/>
          <table:table-cell table:formula="of:=(-(([.N105]*[.P105])+([.O105]*[.Q105])))" office:value-type="float" office:value="0.759068552546884" calcext:value-type="float">
            <text:p>0.759068552546884</text:p>
          </table:table-cell>
          <table:table-cell table:number-columns-repeated="100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04861285" calcext:value-type="float">
            <text:p>0.04861285</text:p>
          </table:table-cell>
          <table:table-cell office:value-type="float" office:value="0.182572" calcext:value-type="float">
            <text:p>0.182572</text:p>
          </table:table-cell>
          <table:table-cell office:value-type="float" office:value="0.075447135" calcext:value-type="float">
            <text:p>0.075447135</text:p>
          </table:table-cell>
          <table:table-cell office:value-type="float" office:value="0.018878985" calcext:value-type="float">
            <text:p>0.018878985</text:p>
          </table:table-cell>
          <table:table-cell office:value-type="float" office:value="0.077609989703025" calcext:value-type="float">
            <text:p>0.077609989703025</text:p>
          </table:table-cell>
          <table:table-cell office:value-type="float" office:value="0.016716130296975" calcext:value-type="float">
            <text:p>0.016716130296975</text:p>
          </table:table-cell>
          <table:table-cell/>
          <table:table-cell table:style-name="ce4" table:formula="of:=[.B106]/[.C106]" office:value-type="float" office:value="0.266266733124466" calcext:value-type="float">
            <text:p>0.266266733124466</text:p>
          </table:table-cell>
          <table:table-cell table:style-name="ce4" table:formula="of:=(1-[.I106])/(1+[.I106])" office:value-type="float" office:value="0.579446057992122" calcext:value-type="float">
            <text:p>0.579446057992122</text:p>
          </table:table-cell>
          <table:table-cell table:formula="of:=((1-[.I106])^2)/(1-[.I106]+([.I106]^2))" office:value-type="float" office:value="0.669082282823368" calcext:value-type="float">
            <text:p>0.669082282823368</text:p>
          </table:table-cell>
          <table:table-cell table:formula="of:=DEGREES(ATAN([.K106]))" office:value-type="float" office:value="33.7857793044528" calcext:value-type="float">
            <text:p>33.7857793044528</text:p>
          </table:table-cell>
          <table:table-cell/>
          <table:table-cell table:formula="of:=1/(1+[.I106])" office:value-type="float" office:value="0.789723028996061" calcext:value-type="float">
            <text:p>0.789723028996061</text:p>
          </table:table-cell>
          <table:table-cell table:formula="of:=[.I106]/(1+[.I106])" office:value-type="float" office:value="0.210276971003939" calcext:value-type="float">
            <text:p>0.210276971003939</text:p>
          </table:table-cell>
          <table:table-cell table:formula="of:=LN([.N106])/LN(2)" office:value-type="float" office:value="-0.34058133369467" calcext:value-type="float">
            <text:p>-0.34058133369467</text:p>
          </table:table-cell>
          <table:table-cell table:formula="of:=LN([.O106])/LN(2)" office:value-type="float" office:value="-2.24963723643746" calcext:value-type="float">
            <text:p>-2.24963723643746</text:p>
          </table:table-cell>
          <table:table-cell/>
          <table:table-cell table:formula="of:=(-(([.N106]*[.P106])+([.O106]*[.Q106])))" office:value-type="float" office:value="0.742011826400614" calcext:value-type="float">
            <text:p>0.742011826400614</text:p>
          </table:table-cell>
          <table:table-cell table:number-columns-repeated="100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0449975" calcext:value-type="float">
            <text:p>0.0449975</text:p>
          </table:table-cell>
          <table:table-cell office:value-type="float" office:value="0.19354686" calcext:value-type="float">
            <text:p>0.19354686</text:p>
          </table:table-cell>
          <table:table-cell office:value-type="float" office:value="0.047505345" calcext:value-type="float">
            <text:p>0.047505345</text:p>
          </table:table-cell>
          <table:table-cell office:value-type="float" office:value="0.024499275" calcext:value-type="float">
            <text:p>0.024499275</text:p>
          </table:table-cell>
          <table:table-cell office:value-type="float" office:value="0.0492127269483925" calcext:value-type="float">
            <text:p>0.0492127269483925</text:p>
          </table:table-cell>
          <table:table-cell office:value-type="float" office:value="0.0227918930516074" calcext:value-type="float">
            <text:p>0.0227918930516074</text:p>
          </table:table-cell>
          <table:table-cell/>
          <table:table-cell table:style-name="ce4" table:formula="of:=[.B107]/[.C107]" office:value-type="float" office:value="0.232488917670894" calcext:value-type="float">
            <text:p>0.232488917670894</text:p>
          </table:table-cell>
          <table:table-cell table:style-name="ce4" table:formula="of:=(1-[.I107])/(1+[.I107])" office:value-type="float" office:value="0.622732643940943" calcext:value-type="float">
            <text:p>0.622732643940943</text:p>
          </table:table-cell>
          <table:table-cell table:formula="of:=((1-[.I107])^2)/(1-[.I107]+([.I107]^2))" office:value-type="float" office:value="0.717016041432087" calcext:value-type="float">
            <text:p>0.717016041432087</text:p>
          </table:table-cell>
          <table:table-cell table:formula="of:=DEGREES(ATAN([.K107]))" office:value-type="float" office:value="35.6411302310489" calcext:value-type="float">
            <text:p>35.6411302310489</text:p>
          </table:table-cell>
          <table:table-cell/>
          <table:table-cell table:formula="of:=1/(1+[.I107])" office:value-type="float" office:value="0.811366321970471" calcext:value-type="float">
            <text:p>0.811366321970471</text:p>
          </table:table-cell>
          <table:table-cell table:formula="of:=[.I107]/(1+[.I107])" office:value-type="float" office:value="0.188633678029529" calcext:value-type="float">
            <text:p>0.188633678029529</text:p>
          </table:table-cell>
          <table:table-cell table:formula="of:=LN([.N107])/LN(2)" office:value-type="float" office:value="-0.301574674194972" calcext:value-type="float">
            <text:p>-0.301574674194972</text:p>
          </table:table-cell>
          <table:table-cell table:formula="of:=LN([.O107])/LN(2)" office:value-type="float" office:value="-2.40634082190384" calcext:value-type="float">
            <text:p>-2.40634082190384</text:p>
          </table:table-cell>
          <table:table-cell/>
          <table:table-cell table:formula="of:=(-(([.N107]*[.P107])+([.O107]*[.Q107])))" office:value-type="float" office:value="0.698604454029339" calcext:value-type="float">
            <text:p>0.698604454029339</text:p>
          </table:table-cell>
          <table:table-cell table:number-columns-repeated="100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034822885" calcext:value-type="float">
            <text:p>0.034822885</text:p>
          </table:table-cell>
          <table:table-cell office:value-type="float" office:value="0.1691819" calcext:value-type="float">
            <text:p>0.1691819</text:p>
          </table:table-cell>
          <table:table-cell office:value-type="float" office:value="0.049658783" calcext:value-type="float">
            <text:p>0.049658783</text:p>
          </table:table-cell>
          <table:table-cell office:value-type="float" office:value="0.01840107" calcext:value-type="float">
            <text:p>0.01840107</text:p>
          </table:table-cell>
          <table:table-cell office:value-type="float" office:value="0.0502257107017891" calcext:value-type="float">
            <text:p>0.0502257107017891</text:p>
          </table:table-cell>
          <table:table-cell office:value-type="float" office:value="0.0178341422982109" calcext:value-type="float">
            <text:p>0.0178341422982109</text:p>
          </table:table-cell>
          <table:table-cell/>
          <table:table-cell table:style-name="ce4" table:formula="of:=[.B108]/[.C108]" office:value-type="float" office:value="0.205831031570162" calcext:value-type="float">
            <text:p>0.205831031570162</text:p>
          </table:table-cell>
          <table:table-cell table:style-name="ce4" table:formula="of:=(1-[.I108])/(1+[.I108])" office:value-type="float" office:value="0.658607174336622" calcext:value-type="float">
            <text:p>0.658607174336622</text:p>
          </table:table-cell>
          <table:table-cell table:formula="of:=((1-[.I108])^2)/(1-[.I108]+([.I108]^2))" office:value-type="float" office:value="0.753948205895083" calcext:value-type="float">
            <text:p>0.753948205895083</text:p>
          </table:table-cell>
          <table:table-cell table:formula="of:=DEGREES(ATAN([.K108]))" office:value-type="float" office:value="37.0144014261895" calcext:value-type="float">
            <text:p>37.0144014261895</text:p>
          </table:table-cell>
          <table:table-cell/>
          <table:table-cell table:formula="of:=1/(1+[.I108])" office:value-type="float" office:value="0.829303587168311" calcext:value-type="float">
            <text:p>0.829303587168311</text:p>
          </table:table-cell>
          <table:table-cell table:formula="of:=[.I108]/(1+[.I108])" office:value-type="float" office:value="0.170696412831689" calcext:value-type="float">
            <text:p>0.170696412831689</text:p>
          </table:table-cell>
          <table:table-cell table:formula="of:=LN([.N108])/LN(2)" office:value-type="float" office:value="-0.27002776213496" calcext:value-type="float">
            <text:p>-0.27002776213496</text:p>
          </table:table-cell>
          <table:table-cell table:formula="of:=LN([.O108])/LN(2)" office:value-type="float" office:value="-2.5504953542974" calcext:value-type="float">
            <text:p>-2.5504953542974</text:p>
          </table:table-cell>
          <table:table-cell/>
          <table:table-cell table:formula="of:=(-(([.N108]*[.P108])+([.O108]*[.Q108])))" office:value-type="float" office:value="0.659295399696009" calcext:value-type="float">
            <text:p>0.659295399696009</text:p>
          </table:table-cell>
          <table:table-cell table:number-columns-repeated="100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3391339" calcext:value-type="float">
            <text:p>0.03391339</text:p>
          </table:table-cell>
          <table:table-cell office:value-type="float" office:value="0.18965209" calcext:value-type="float">
            <text:p>0.18965209</text:p>
          </table:table-cell>
          <table:table-cell office:value-type="float" office:value="0.053506695" calcext:value-type="float">
            <text:p>0.053506695</text:p>
          </table:table-cell>
          <table:table-cell office:value-type="float" office:value="0.017300177" calcext:value-type="float">
            <text:p>0.017300177</text:p>
          </table:table-cell>
          <table:table-cell office:value-type="float" office:value="0.0548632632219352" calcext:value-type="float">
            <text:p>0.0548632632219352</text:p>
          </table:table-cell>
          <table:table-cell office:value-type="float" office:value="0.0159436087780647" calcext:value-type="float">
            <text:p>0.0159436087780647</text:p>
          </table:table-cell>
          <table:table-cell/>
          <table:table-cell table:style-name="ce4" table:formula="of:=[.B109]/[.C109]" office:value-type="float" office:value="0.178818962659468" calcext:value-type="float">
            <text:p>0.178818962659468</text:p>
          </table:table-cell>
          <table:table-cell table:style-name="ce4" table:formula="of:=(1-[.I109])/(1+[.I109])" office:value-type="float" office:value="0.696613359092826" calcext:value-type="float">
            <text:p>0.696613359092826</text:p>
          </table:table-cell>
          <table:table-cell table:formula="of:=((1-[.I109])^2)/(1-[.I109]+([.I109]^2))" office:value-type="float" office:value="0.790403280490091" calcext:value-type="float">
            <text:p>0.790403280490091</text:p>
          </table:table-cell>
          <table:table-cell table:formula="of:=DEGREES(ATAN([.K109]))" office:value-type="float" office:value="38.3229598995793" calcext:value-type="float">
            <text:p>38.3229598995793</text:p>
          </table:table-cell>
          <table:table-cell/>
          <table:table-cell table:formula="of:=1/(1+[.I109])" office:value-type="float" office:value="0.848306679546413" calcext:value-type="float">
            <text:p>0.848306679546413</text:p>
          </table:table-cell>
          <table:table-cell table:formula="of:=[.I109]/(1+[.I109])" office:value-type="float" office:value="0.151693320453587" calcext:value-type="float">
            <text:p>0.151693320453587</text:p>
          </table:table-cell>
          <table:table-cell table:formula="of:=LN([.N109])/LN(2)" office:value-type="float" office:value="-0.237342173171037" calcext:value-type="float">
            <text:p>-0.237342173171037</text:p>
          </table:table-cell>
          <table:table-cell table:formula="of:=LN([.O109])/LN(2)" office:value-type="float" office:value="-2.72077053442204" calcext:value-type="float">
            <text:p>-2.72077053442204</text:p>
          </table:table-cell>
          <table:table-cell/>
          <table:table-cell table:formula="of:=(-(([.N109]*[.P109])+([.O109]*[.Q109])))" office:value-type="float" office:value="0.614061667397811" calcext:value-type="float">
            <text:p>0.614061667397811</text:p>
          </table:table-cell>
          <table:table-cell table:number-columns-repeated="100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04742845" calcext:value-type="float">
            <text:p>0.04742845</text:p>
          </table:table-cell>
          <table:table-cell office:value-type="float" office:value="0.21716107" calcext:value-type="float">
            <text:p>0.21716107</text:p>
          </table:table-cell>
          <table:table-cell office:value-type="float" office:value="0.056414176" calcext:value-type="float">
            <text:p>0.056414176</text:p>
          </table:table-cell>
          <table:table-cell office:value-type="float" office:value="0.018173639" calcext:value-type="float">
            <text:p>0.018173639</text:p>
          </table:table-cell>
          <table:table-cell office:value-type="float" office:value="0.0588009165021481" calcext:value-type="float">
            <text:p>0.0588009165021481</text:p>
          </table:table-cell>
          <table:table-cell office:value-type="float" office:value="0.0157868984978519" calcext:value-type="float">
            <text:p>0.0157868984978519</text:p>
          </table:table-cell>
          <table:table-cell/>
          <table:table-cell table:style-name="ce4" table:formula="of:=[.B110]/[.C110]" office:value-type="float" office:value="0.21840217493863" calcext:value-type="float">
            <text:p>0.21840217493863</text:p>
          </table:table-cell>
          <table:table-cell table:style-name="ce4" table:formula="of:=(1-[.I110])/(1+[.I110])" office:value-type="float" office:value="0.641494115110833" calcext:value-type="float">
            <text:p>0.641494115110833</text:p>
          </table:table-cell>
          <table:table-cell table:formula="of:=((1-[.I110])^2)/(1-[.I110]+([.I110]^2))" office:value-type="float" office:value="0.736641894649587" calcext:value-type="float">
            <text:p>0.736641894649587</text:p>
          </table:table-cell>
          <table:table-cell table:formula="of:=DEGREES(ATAN([.K110]))" office:value-type="float" office:value="36.3769164342911" calcext:value-type="float">
            <text:p>36.3769164342911</text:p>
          </table:table-cell>
          <table:table-cell/>
          <table:table-cell table:formula="of:=1/(1+[.I110])" office:value-type="float" office:value="0.820747057555416" calcext:value-type="float">
            <text:p>0.820747057555416</text:p>
          </table:table-cell>
          <table:table-cell table:formula="of:=[.I110]/(1+[.I110])" office:value-type="float" office:value="0.179252942444584" calcext:value-type="float">
            <text:p>0.179252942444584</text:p>
          </table:table-cell>
          <table:table-cell table:formula="of:=LN([.N110])/LN(2)" office:value-type="float" office:value="-0.284990422258242" calcext:value-type="float">
            <text:p>-0.284990422258242</text:p>
          </table:table-cell>
          <table:table-cell table:formula="of:=LN([.O110])/LN(2)" office:value-type="float" office:value="-2.47993129386608" calcext:value-type="float">
            <text:p>-2.47993129386608</text:p>
          </table:table-cell>
          <table:table-cell/>
          <table:table-cell table:formula="of:=(-(([.N110]*[.P110])+([.O110]*[.Q110])))" office:value-type="float" office:value="0.678440031985827" calcext:value-type="float">
            <text:p>0.678440031985827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111]/[.C111]" office:value-type="string" office:string-value="" calcext:value-type="error">
            <text:p>#DIV/0!</text:p>
          </table:table-cell>
          <table:table-cell table:style-name="ce4" table:formula="of:=(1-[.I111])/(1+[.I111])" office:value-type="string" office:string-value="" calcext:value-type="error">
            <text:p>#DIV/0!</text:p>
          </table:table-cell>
          <table:table-cell table:formula="of:=((1-[.I111])^2)/(1-[.I111]+([.I111]^2))" office:value-type="string" office:string-value="" calcext:value-type="error">
            <text:p>#DIV/0!</text:p>
          </table:table-cell>
          <table:table-cell table:formula="of:=DEGREES(ATAN([.K111]))" office:value-type="string" office:string-value="" calcext:value-type="error">
            <text:p>#DIV/0!</text:p>
          </table:table-cell>
          <table:table-cell/>
          <table:table-cell table:formula="of:=1/(1+[.I111])" office:value-type="string" office:string-value="" calcext:value-type="error">
            <text:p>#DIV/0!</text:p>
          </table:table-cell>
          <table:table-cell table:formula="of:=[.I111]/(1+[.I111])" office:value-type="string" office:string-value="" calcext:value-type="error">
            <text:p>#DIV/0!</text:p>
          </table:table-cell>
          <table:table-cell table:formula="of:=LN([.N111])/LN(2)" office:value-type="string" office:string-value="" calcext:value-type="error">
            <text:p>#DIV/0!</text:p>
          </table:table-cell>
          <table:table-cell table:formula="of:=LN([.O111])/LN(2)" office:value-type="string" office:string-value="" calcext:value-type="error">
            <text:p>#DIV/0!</text:p>
          </table:table-cell>
          <table:table-cell/>
          <table:table-cell table:formula="of:=(-(([.N111]*[.P111])+([.O111]*[.Q111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4" table:formula="of:=[.B112]/[.C112]" office:value-type="string" office:string-value="" calcext:value-type="error">
            <text:p>#DIV/0!</text:p>
          </table:table-cell>
          <table:table-cell table:style-name="ce4" table:formula="of:=(1-[.I112])/(1+[.I112])" office:value-type="string" office:string-value="" calcext:value-type="error">
            <text:p>#DIV/0!</text:p>
          </table:table-cell>
          <table:table-cell table:formula="of:=((1-[.I112])^2)/(1-[.I112]+([.I112]^2))" office:value-type="string" office:string-value="" calcext:value-type="error">
            <text:p>#DIV/0!</text:p>
          </table:table-cell>
          <table:table-cell table:formula="of:=DEGREES(ATAN([.K112]))" office:value-type="string" office:string-value="" calcext:value-type="error">
            <text:p>#DIV/0!</text:p>
          </table:table-cell>
          <table:table-cell/>
          <table:table-cell table:formula="of:=1/(1+[.I112])" office:value-type="string" office:string-value="" calcext:value-type="error">
            <text:p>#DIV/0!</text:p>
          </table:table-cell>
          <table:table-cell table:formula="of:=[.I112]/(1+[.I112])" office:value-type="string" office:string-value="" calcext:value-type="error">
            <text:p>#DIV/0!</text:p>
          </table:table-cell>
          <table:table-cell table:formula="of:=LN([.N112])/LN(2)" office:value-type="string" office:string-value="" calcext:value-type="error">
            <text:p>#DIV/0!</text:p>
          </table:table-cell>
          <table:table-cell table:formula="of:=LN([.O112])/LN(2)" office:value-type="string" office:string-value="" calcext:value-type="error">
            <text:p>#DIV/0!</text:p>
          </table:table-cell>
          <table:table-cell/>
          <table:table-cell table:formula="of:=(-(([.N112]*[.P112])+([.O112]*[.Q112]))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float" office:value="0.049657375" calcext:value-type="float">
            <text:p>0.049657375</text:p>
          </table:table-cell>
          <table:table-cell table:style-name="ce2" office:value-type="float" office:value="0.19863032" calcext:value-type="float">
            <text:p>0.19863032</text:p>
          </table:table-cell>
          <table:table-cell table:style-name="ce2" office:value-type="float" office:value="0.07932686" calcext:value-type="float">
            <text:p>0.07932686</text:p>
          </table:table-cell>
          <table:table-cell table:style-name="ce2" office:value-type="float" office:value="0.018375494" calcext:value-type="float">
            <text:p>0.018375494</text:p>
          </table:table-cell>
          <table:table-cell table:style-name="ce2" office:value-type="float" office:value="0.0799516781605447" calcext:value-type="float">
            <text:p>0.0799516781605447</text:p>
          </table:table-cell>
          <table:table-cell table:style-name="ce2" office:value-type="float" office:value="0.0177506758394552" calcext:value-type="float">
            <text:p>0.0177506758394552</text:p>
          </table:table-cell>
          <table:table-cell/>
          <table:table-cell table:style-name="ce4" table:formula="of:=[.B113]/[.C113]" office:value-type="float" office:value="0.249998967931985" calcext:value-type="float">
            <text:p>0.249998967931985</text:p>
          </table:table-cell>
          <table:table-cell table:style-name="ce4" table:formula="of:=(1-[.I113])/(1+[.I113])" office:value-type="float" office:value="0.600001321048149" calcext:value-type="float">
            <text:p>0.600001321048149</text:p>
          </table:table-cell>
          <table:table-cell table:formula="of:=((1-[.I113])^2)/(1-[.I113]+([.I113]^2))" office:value-type="float" office:value="0.692309157965884" calcext:value-type="float">
            <text:p>0.692309157965884</text:p>
          </table:table-cell>
          <table:table-cell table:formula="of:=DEGREES(ATAN([.K113]))" office:value-type="float" office:value="34.6952102989903" calcext:value-type="float">
            <text:p>34.6952102989903</text:p>
          </table:table-cell>
          <table:table-cell/>
          <table:table-cell table:formula="of:=1/(1+[.I113])" office:value-type="float" office:value="0.800000660524075" calcext:value-type="float">
            <text:p>0.800000660524075</text:p>
          </table:table-cell>
          <table:table-cell table:formula="of:=[.I113]/(1+[.I113])" office:value-type="float" office:value="0.199999339475925" calcext:value-type="float">
            <text:p>0.199999339475925</text:p>
          </table:table-cell>
          <table:table-cell table:formula="of:=LN([.N113])/LN(2)" office:value-type="float" office:value="-0.321926903719345" calcext:value-type="float">
            <text:p>-0.321926903719345</text:p>
          </table:table-cell>
          <table:table-cell table:formula="of:=LN([.O113])/LN(2)" office:value-type="float" office:value="-2.32193285956926" calcext:value-type="float">
            <text:p>-2.32193285956926</text:p>
          </table:table-cell>
          <table:table-cell/>
          <table:table-cell table:formula="of:=(-(([.N113]*[.P113])+([.O113]*[.Q113])))" office:value-type="float" office:value="0.721926773837246" calcext:value-type="float">
            <text:p>0.721926773837246</text:p>
          </table:table-cell>
          <table:table-cell table:number-columns-repeated="100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float" office:value="0.05059577" calcext:value-type="float">
            <text:p>0.05059577</text:p>
          </table:table-cell>
          <table:table-cell table:style-name="ce2" office:value-type="float" office:value="0.20056297" calcext:value-type="float">
            <text:p>0.20056297</text:p>
          </table:table-cell>
          <table:table-cell table:style-name="ce2" office:value-type="float" office:value="0.10517026" calcext:value-type="float">
            <text:p>0.10517026</text:p>
          </table:table-cell>
          <table:table-cell table:style-name="ce2" office:value-type="float" office:value="0.016404599" calcext:value-type="float">
            <text:p>0.016404599</text:p>
          </table:table-cell>
          <table:table-cell table:style-name="ce2" office:value-type="float" office:value="0.105941679482158" calcext:value-type="float">
            <text:p>0.105941679482158</text:p>
          </table:table-cell>
          <table:table-cell table:style-name="ce2" office:value-type="float" office:value="0.0156331795178417" calcext:value-type="float">
            <text:p>0.0156331795178417</text:p>
          </table:table-cell>
          <table:table-cell/>
          <table:table-cell table:style-name="ce4" table:formula="of:=[.B114]/[.C114]" office:value-type="float" office:value="0.252268751305388" calcext:value-type="float">
            <text:p>0.252268751305388</text:p>
          </table:table-cell>
          <table:table-cell table:style-name="ce4" table:formula="of:=(1-[.I114])/(1+[.I114])" office:value-type="float" office:value="0.597101259546054" calcext:value-type="float">
            <text:p>0.597101259546054</text:p>
          </table:table-cell>
          <table:table-cell table:formula="of:=((1-[.I114])^2)/(1-[.I114]+([.I114]^2))" office:value-type="float" office:value="0.689083264838091" calcext:value-type="float">
            <text:p>0.689083264838091</text:p>
          </table:table-cell>
          <table:table-cell table:formula="of:=DEGREES(ATAN([.K114]))" office:value-type="float" office:value="34.5700766308679" calcext:value-type="float">
            <text:p>34.5700766308679</text:p>
          </table:table-cell>
          <table:table-cell/>
          <table:table-cell table:formula="of:=1/(1+[.I114])" office:value-type="float" office:value="0.798550629773027" calcext:value-type="float">
            <text:p>0.798550629773027</text:p>
          </table:table-cell>
          <table:table-cell table:formula="of:=[.I114]/(1+[.I114])" office:value-type="float" office:value="0.201449370226973" calcext:value-type="float">
            <text:p>0.201449370226973</text:p>
          </table:table-cell>
          <table:table-cell table:formula="of:=LN([.N114])/LN(2)" office:value-type="float" office:value="-0.324544214480824" calcext:value-type="float">
            <text:p>-0.324544214480824</text:p>
          </table:table-cell>
          <table:table-cell table:formula="of:=LN([.O114])/LN(2)" office:value-type="float" office:value="-2.3115107995614" calcext:value-type="float">
            <text:p>-2.3115107995614</text:p>
          </table:table-cell>
          <table:table-cell/>
          <table:table-cell table:formula="of:=(-(([.N114]*[.P114])+([.O114]*[.Q114])))" office:value-type="float" office:value="0.724817381707346" calcext:value-type="float">
            <text:p>0.724817381707346</text:p>
          </table:table-cell>
          <table:table-cell table:number-columns-repeated="100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float" office:value="0.06333248" calcext:value-type="float">
            <text:p>0.06333248</text:p>
          </table:table-cell>
          <table:table-cell table:style-name="ce2" office:value-type="float" office:value="0.20628281" calcext:value-type="float">
            <text:p>0.20628281</text:p>
          </table:table-cell>
          <table:table-cell table:style-name="ce2" office:value-type="float" office:value="0.06980077" calcext:value-type="float">
            <text:p>0.06980077</text:p>
          </table:table-cell>
          <table:table-cell table:style-name="ce2" office:value-type="float" office:value="0.019268857" calcext:value-type="float">
            <text:p>0.019268857</text:p>
          </table:table-cell>
          <table:table-cell table:style-name="ce2" office:value-type="float" office:value="0.0729569836518104" calcext:value-type="float">
            <text:p>0.0729569836518104</text:p>
          </table:table-cell>
          <table:table-cell table:style-name="ce2" office:value-type="float" office:value="0.0161126433481896" calcext:value-type="float">
            <text:p>0.0161126433481896</text:p>
          </table:table-cell>
          <table:table-cell/>
          <table:table-cell table:style-name="ce4" table:formula="of:=[.B115]/[.C115]" office:value-type="float" office:value="0.307017729688673" calcext:value-type="float">
            <text:p>0.307017729688673</text:p>
          </table:table-cell>
          <table:table-cell table:style-name="ce4" table:formula="of:=(1-[.I115])/(1+[.I115])" office:value-type="float" office:value="0.530201124721079" calcext:value-type="float">
            <text:p>0.530201124721079</text:p>
          </table:table-cell>
          <table:table-cell table:formula="of:=((1-[.I115])^2)/(1-[.I115]+([.I115]^2))" office:value-type="float" office:value="0.610008525212389" calcext:value-type="float">
            <text:p>0.610008525212389</text:p>
          </table:table-cell>
          <table:table-cell table:formula="of:=DEGREES(ATAN([.K115]))" office:value-type="float" office:value="31.3835470485156" calcext:value-type="float">
            <text:p>31.3835470485156</text:p>
          </table:table-cell>
          <table:table-cell/>
          <table:table-cell table:formula="of:=1/(1+[.I115])" office:value-type="float" office:value="0.76510056236054" calcext:value-type="float">
            <text:p>0.76510056236054</text:p>
          </table:table-cell>
          <table:table-cell table:formula="of:=[.I115]/(1+[.I115])" office:value-type="float" office:value="0.23489943763946" calcext:value-type="float">
            <text:p>0.23489943763946</text:p>
          </table:table-cell>
          <table:table-cell table:formula="of:=LN([.N115])/LN(2)" office:value-type="float" office:value="-0.386278711416773" calcext:value-type="float">
            <text:p>-0.386278711416773</text:p>
          </table:table-cell>
          <table:table-cell table:formula="of:=LN([.O115])/LN(2)" office:value-type="float" office:value="-2.08988483541436" calcext:value-type="float">
            <text:p>-2.08988483541436</text:p>
          </table:table-cell>
          <table:table-cell/>
          <table:table-cell table:formula="of:=(-(([.N115]*[.P115])+([.O115]*[.Q115])))" office:value-type="float" office:value="0.786454831902947" calcext:value-type="float">
            <text:p>0.786454831902947</text:p>
          </table:table-cell>
          <table:table-cell table:number-columns-repeated="100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float" office:value="0.08280705" calcext:value-type="float">
            <text:p>0.08280705</text:p>
          </table:table-cell>
          <table:table-cell table:style-name="ce2" office:value-type="float" office:value="0.22098398" calcext:value-type="float">
            <text:p>0.22098398</text:p>
          </table:table-cell>
          <table:table-cell table:style-name="ce2" office:value-type="float" office:value="0.07392593" calcext:value-type="float">
            <text:p>0.07392593</text:p>
          </table:table-cell>
          <table:table-cell table:style-name="ce2" office:value-type="float" office:value="0.020519279" calcext:value-type="float">
            <text:p>0.020519279</text:p>
          </table:table-cell>
          <table:table-cell table:style-name="ce2" office:value-type="float" office:value="0.079336287347268" calcext:value-type="float">
            <text:p>0.079336287347268</text:p>
          </table:table-cell>
          <table:table-cell table:style-name="ce2" office:value-type="float" office:value="0.015108921652732" calcext:value-type="float">
            <text:p>0.015108921652732</text:p>
          </table:table-cell>
          <table:table-cell/>
          <table:table-cell table:style-name="ce4" table:formula="of:=[.B116]/[.C116]" office:value-type="float" office:value="0.374719696875764" calcext:value-type="float">
            <text:p>0.374719696875764</text:p>
          </table:table-cell>
          <table:table-cell table:style-name="ce4" table:formula="of:=(1-[.I116])/(1+[.I116])" office:value-type="float" office:value="0.454842034012657" calcext:value-type="float">
            <text:p>0.454842034012657</text:p>
          </table:table-cell>
          <table:table-cell table:formula="of:=((1-[.I116])^2)/(1-[.I116]+([.I116]^2))" office:value-type="float" office:value="0.510615034264617" calcext:value-type="float">
            <text:p>0.510615034264617</text:p>
          </table:table-cell>
          <table:table-cell table:formula="of:=DEGREES(ATAN([.K116]))" office:value-type="float" office:value="27.0495397653312" calcext:value-type="float">
            <text:p>27.0495397653312</text:p>
          </table:table-cell>
          <table:table-cell/>
          <table:table-cell table:formula="of:=1/(1+[.I116])" office:value-type="float" office:value="0.727421017006328" calcext:value-type="float">
            <text:p>0.727421017006328</text:p>
          </table:table-cell>
          <table:table-cell table:formula="of:=[.I116]/(1+[.I116])" office:value-type="float" office:value="0.272578982993672" calcext:value-type="float">
            <text:p>0.272578982993672</text:p>
          </table:table-cell>
          <table:table-cell table:formula="of:=LN([.N116])/LN(2)" office:value-type="float" office:value="-0.459137485435909" calcext:value-type="float">
            <text:p>-0.459137485435909</text:p>
          </table:table-cell>
          <table:table-cell table:formula="of:=LN([.O116])/LN(2)" office:value-type="float" office:value="-1.87525376641892" calcext:value-type="float">
            <text:p>-1.87525376641892</text:p>
          </table:table-cell>
          <table:table-cell/>
          <table:table-cell table:formula="of:=(-(([.N116]*[.P116])+([.O116]*[.Q116])))" office:value-type="float" office:value="0.84514102110704" calcext:value-type="float">
            <text:p>0.84514102110704</text:p>
          </table:table-cell>
          <table:table-cell table:number-columns-repeated="100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float" office:value="0.05757157" calcext:value-type="float">
            <text:p>0.05757157</text:p>
          </table:table-cell>
          <table:table-cell table:style-name="ce2" office:value-type="float" office:value="0.16509862" calcext:value-type="float">
            <text:p>0.16509862</text:p>
          </table:table-cell>
          <table:table-cell table:style-name="ce2" office:value-type="float" office:value="0.05948598" calcext:value-type="float">
            <text:p>0.05948598</text:p>
          </table:table-cell>
          <table:table-cell table:style-name="ce2" office:value-type="float" office:value="0.017999379" calcext:value-type="float">
            <text:p>0.017999379</text:p>
          </table:table-cell>
          <table:table-cell table:style-name="ce2" office:value-type="float" office:value="0.0610189657429348" calcext:value-type="float">
            <text:p>0.0610189657429348</text:p>
          </table:table-cell>
          <table:table-cell table:style-name="ce2" office:value-type="float" office:value="0.0164663932570652" calcext:value-type="float">
            <text:p>0.0164663932570652</text:p>
          </table:table-cell>
          <table:table-cell/>
          <table:table-cell table:style-name="ce4" table:formula="of:=[.B117]/[.C117]" office:value-type="float" office:value="0.3487101830409" calcext:value-type="float">
            <text:p>0.3487101830409</text:p>
          </table:table-cell>
          <table:table-cell table:style-name="ce4" table:formula="of:=(1-[.I117])/(1+[.I117])" office:value-type="float" office:value="0.482898272103688" calcext:value-type="float">
            <text:p>0.482898272103688</text:p>
          </table:table-cell>
          <table:table-cell table:formula="of:=((1-[.I117])^2)/(1-[.I117]+([.I117]^2))" office:value-type="float" office:value="0.54882219881539" calcext:value-type="float">
            <text:p>0.54882219881539</text:p>
          </table:table-cell>
          <table:table-cell table:formula="of:=DEGREES(ATAN([.K117]))" office:value-type="float" office:value="28.7589575836246" calcext:value-type="float">
            <text:p>28.7589575836246</text:p>
          </table:table-cell>
          <table:table-cell/>
          <table:table-cell table:formula="of:=1/(1+[.I117])" office:value-type="float" office:value="0.741449136051844" calcext:value-type="float">
            <text:p>0.741449136051844</text:p>
          </table:table-cell>
          <table:table-cell table:formula="of:=[.I117]/(1+[.I117])" office:value-type="float" office:value="0.258550863948156" calcext:value-type="float">
            <text:p>0.258550863948156</text:p>
          </table:table-cell>
          <table:table-cell table:formula="of:=LN([.N117])/LN(2)" office:value-type="float" office:value="-0.431580368738417" calcext:value-type="float">
            <text:p>-0.431580368738417</text:p>
          </table:table-cell>
          <table:table-cell table:formula="of:=LN([.O117])/LN(2)" office:value-type="float" office:value="-1.95147996929005" calcext:value-type="float">
            <text:p>-1.95147996929005</text:p>
          </table:table-cell>
          <table:table-cell/>
          <table:table-cell table:formula="of:=(-(([.N117]*[.P117])+([.O117]*[.Q117])))" office:value-type="float" office:value="0.824551723575499" calcext:value-type="float">
            <text:p>0.824551723575499</text:p>
          </table:table-cell>
          <table:table-cell table:number-columns-repeated="100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float" office:value="0.07559336" calcext:value-type="float">
            <text:p>0.07559336</text:p>
          </table:table-cell>
          <table:table-cell table:style-name="ce2" office:value-type="float" office:value="0.22860512" calcext:value-type="float">
            <text:p>0.22860512</text:p>
          </table:table-cell>
          <table:table-cell table:style-name="ce2" office:value-type="float" office:value="0.066811174" calcext:value-type="float">
            <text:p>0.066811174</text:p>
          </table:table-cell>
          <table:table-cell table:style-name="ce2" office:value-type="float" office:value="0.021351155" calcext:value-type="float">
            <text:p>0.021351155</text:p>
          </table:table-cell>
          <table:table-cell table:style-name="ce2" office:value-type="float" office:value="0.0683905600959924" calcext:value-type="float">
            <text:p>0.0683905600959924</text:p>
          </table:table-cell>
          <table:table-cell table:style-name="ce2" office:value-type="float" office:value="0.0197717689040076" calcext:value-type="float">
            <text:p>0.0197717689040076</text:p>
          </table:table-cell>
          <table:table-cell/>
          <table:table-cell table:style-name="ce4" table:formula="of:=[.B118]/[.C118]" office:value-type="float" office:value="0.330672208916406" calcext:value-type="float">
            <text:p>0.330672208916406</text:p>
          </table:table-cell>
          <table:table-cell table:style-name="ce4" table:formula="of:=(1-[.I118])/(1+[.I118])" office:value-type="float" office:value="0.50299975200402" calcext:value-type="float">
            <text:p>0.50299975200402</text:p>
          </table:table-cell>
          <table:table-cell table:formula="of:=((1-[.I118])^2)/(1-[.I118]+([.I118]^2))" office:value-type="float" office:value="0.575338202698009" calcext:value-type="float">
            <text:p>0.575338202698009</text:p>
          </table:table-cell>
          <table:table-cell table:formula="of:=DEGREES(ATAN([.K118]))" office:value-type="float" office:value="29.9134624813506" calcext:value-type="float">
            <text:p>29.9134624813506</text:p>
          </table:table-cell>
          <table:table-cell/>
          <table:table-cell table:formula="of:=1/(1+[.I118])" office:value-type="float" office:value="0.75149987600201" calcext:value-type="float">
            <text:p>0.75149987600201</text:p>
          </table:table-cell>
          <table:table-cell table:formula="of:=[.I118]/(1+[.I118])" office:value-type="float" office:value="0.24850012399799" calcext:value-type="float">
            <text:p>0.24850012399799</text:p>
          </table:table-cell>
          <table:table-cell table:formula="of:=LN([.N118])/LN(2)" office:value-type="float" office:value="-0.412155228791364" calcext:value-type="float">
            <text:p>-0.412155228791364</text:p>
          </table:table-cell>
          <table:table-cell table:formula="of:=LN([.O118])/LN(2)" office:value-type="float" office:value="-2.00868152321553" calcext:value-type="float">
            <text:p>-2.00868152321553</text:p>
          </table:table-cell>
          <table:table-cell/>
          <table:table-cell table:formula="of:=(-(([.N118]*[.P118])+([.O118]*[.Q118])))" office:value-type="float" office:value="0.808892210921822" calcext:value-type="float">
            <text:p>0.808892210921822</text:p>
          </table:table-cell>
          <table:table-cell table:number-columns-repeated="100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float" office:value="0.05863456" calcext:value-type="float">
            <text:p>0.05863456</text:p>
          </table:table-cell>
          <table:table-cell table:style-name="ce2" office:value-type="float" office:value="0.23219393" calcext:value-type="float">
            <text:p>0.23219393</text:p>
          </table:table-cell>
          <table:table-cell table:style-name="ce2" office:value-type="float" office:value="0.06559026" calcext:value-type="float">
            <text:p>0.06559026</text:p>
          </table:table-cell>
          <table:table-cell table:style-name="ce2" office:value-type="float" office:value="0.018932523" calcext:value-type="float">
            <text:p>0.018932523</text:p>
          </table:table-cell>
          <table:table-cell table:style-name="ce2" office:value-type="float" office:value="0.0671156182918913" calcext:value-type="float">
            <text:p>0.0671156182918913</text:p>
          </table:table-cell>
          <table:table-cell table:style-name="ce2" office:value-type="float" office:value="0.0174071647081087" calcext:value-type="float">
            <text:p>0.0174071647081087</text:p>
          </table:table-cell>
          <table:table-cell/>
          <table:table-cell table:style-name="ce4" table:formula="of:=[.B119]/[.C119]" office:value-type="float" office:value="0.252524086223959" calcext:value-type="float">
            <text:p>0.252524086223959</text:p>
          </table:table-cell>
          <table:table-cell table:style-name="ce4" table:formula="of:=(1-[.I119])/(1+[.I119])" office:value-type="float" office:value="0.596775680401875" calcext:value-type="float">
            <text:p>0.596775680401875</text:p>
          </table:table-cell>
          <table:table-cell table:formula="of:=((1-[.I119])^2)/(1-[.I119]+([.I119]^2))" office:value-type="float" office:value="0.688720059371177" calcext:value-type="float">
            <text:p>0.688720059371177</text:p>
          </table:table-cell>
          <table:table-cell table:formula="of:=DEGREES(ATAN([.K119]))" office:value-type="float" office:value="34.5559640952474" calcext:value-type="float">
            <text:p>34.5559640952474</text:p>
          </table:table-cell>
          <table:table-cell/>
          <table:table-cell table:formula="of:=1/(1+[.I119])" office:value-type="float" office:value="0.798387840200938" calcext:value-type="float">
            <text:p>0.798387840200938</text:p>
          </table:table-cell>
          <table:table-cell table:formula="of:=[.I119]/(1+[.I119])" office:value-type="float" office:value="0.201612159799062" calcext:value-type="float">
            <text:p>0.201612159799062</text:p>
          </table:table-cell>
          <table:table-cell table:formula="of:=LN([.N119])/LN(2)" office:value-type="float" office:value="-0.324838346926865" calcext:value-type="float">
            <text:p>-0.324838346926865</text:p>
          </table:table-cell>
          <table:table-cell table:formula="of:=LN([.O119])/LN(2)" office:value-type="float" office:value="-2.31034544041082" calcext:value-type="float">
            <text:p>-2.31034544041082</text:p>
          </table:table-cell>
          <table:table-cell/>
          <table:table-cell table:formula="of:=(-(([.N119]*[.P119])+([.O119]*[.Q119])))" office:value-type="float" office:value="0.725140720340524" calcext:value-type="float">
            <text:p>0.725140720340524</text:p>
          </table:table-cell>
          <table:table-cell table:number-columns-repeated="100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float" office:value="0.0839864" calcext:value-type="float">
            <text:p>0.0839864</text:p>
          </table:table-cell>
          <table:table-cell table:style-name="ce2" office:value-type="float" office:value="0.22610025" calcext:value-type="float">
            <text:p>0.22610025</text:p>
          </table:table-cell>
          <table:table-cell table:style-name="ce2" office:value-type="float" office:value="0.06310666" calcext:value-type="float">
            <text:p>0.06310666</text:p>
          </table:table-cell>
          <table:table-cell table:style-name="ce2" office:value-type="float" office:value="0.026222458" calcext:value-type="float">
            <text:p>0.026222458</text:p>
          </table:table-cell>
          <table:table-cell table:style-name="ce2" office:value-type="float" office:value="0.0641492040893326" calcext:value-type="float">
            <text:p>0.0641492040893326</text:p>
          </table:table-cell>
          <table:table-cell table:style-name="ce2" office:value-type="float" office:value="0.0251799139106674" calcext:value-type="float">
            <text:p>0.0251799139106674</text:p>
          </table:table-cell>
          <table:table-cell/>
          <table:table-cell table:style-name="ce4" table:formula="of:=[.B120]/[.C120]" office:value-type="float" office:value="0.371456466766401" calcext:value-type="float">
            <text:p>0.371456466766401</text:p>
          </table:table-cell>
          <table:table-cell table:style-name="ce4" table:formula="of:=(1-[.I120])/(1+[.I120])" office:value-type="float" office:value="0.45830367092553" calcext:value-type="float">
            <text:p>0.45830367092553</text:p>
          </table:table-cell>
          <table:table-cell table:formula="of:=((1-[.I120])^2)/(1-[.I120]+([.I120]^2))" office:value-type="float" office:value="0.515401033532217" calcext:value-type="float">
            <text:p>0.515401033532217</text:p>
          </table:table-cell>
          <table:table-cell table:formula="of:=DEGREES(ATAN([.K120]))" office:value-type="float" office:value="27.2666252862239" calcext:value-type="float">
            <text:p>27.2666252862239</text:p>
          </table:table-cell>
          <table:table-cell/>
          <table:table-cell table:formula="of:=1/(1+[.I120])" office:value-type="float" office:value="0.729151835462765" calcext:value-type="float">
            <text:p>0.729151835462765</text:p>
          </table:table-cell>
          <table:table-cell table:formula="of:=[.I120]/(1+[.I120])" office:value-type="float" office:value="0.270848164537235" calcext:value-type="float">
            <text:p>0.270848164537235</text:p>
          </table:table-cell>
          <table:table-cell table:formula="of:=LN([.N120])/LN(2)" office:value-type="float" office:value="-0.455708828400548" calcext:value-type="float">
            <text:p>-0.455708828400548</text:p>
          </table:table-cell>
          <table:table-cell table:formula="of:=LN([.O120])/LN(2)" office:value-type="float" office:value="-1.88444378078876" calcext:value-type="float">
            <text:p>-1.88444378078876</text:p>
          </table:table-cell>
          <table:table-cell/>
          <table:table-cell table:formula="of:=(-(([.N120]*[.P120])+([.O120]*[.Q120])))" office:value-type="float" office:value="0.842679067865089" calcext:value-type="float">
            <text:p>0.842679067865089</text:p>
          </table:table-cell>
          <table:table-cell table:number-columns-repeated="100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float" office:value="0.07864638" calcext:value-type="float">
            <text:p>0.07864638</text:p>
          </table:table-cell>
          <table:table-cell table:style-name="ce2" office:value-type="float" office:value="0.16347224" calcext:value-type="float">
            <text:p>0.16347224</text:p>
          </table:table-cell>
          <table:table-cell table:style-name="ce2" office:value-type="float" office:value="0.05361143" calcext:value-type="float">
            <text:p>0.05361143</text:p>
          </table:table-cell>
          <table:table-cell table:style-name="ce2" office:value-type="float" office:value="0.019559564" calcext:value-type="float">
            <text:p>0.019559564</text:p>
          </table:table-cell>
          <table:table-cell table:style-name="ce2" office:value-type="float" office:value="0.0541480061893552" calcext:value-type="float">
            <text:p>0.0541480061893552</text:p>
          </table:table-cell>
          <table:table-cell table:style-name="ce2" office:value-type="float" office:value="0.0190229878106448" calcext:value-type="float">
            <text:p>0.0190229878106448</text:p>
          </table:table-cell>
          <table:table-cell/>
          <table:table-cell table:style-name="ce4" table:formula="of:=[.B121]/[.C121]" office:value-type="float" office:value="0.481099298572039" calcext:value-type="float">
            <text:p>0.481099298572039</text:p>
          </table:table-cell>
          <table:table-cell table:style-name="ce4" table:formula="of:=(1-[.I121])/(1+[.I121])" office:value-type="float" office:value="0.350348354042328" calcext:value-type="float">
            <text:p>0.350348354042328</text:p>
          </table:table-cell>
          <table:table-cell table:formula="of:=((1-[.I121])^2)/(1-[.I121]+([.I121]^2))" office:value-type="float" office:value="0.358839663082583" calcext:value-type="float">
            <text:p>0.358839663082583</text:p>
          </table:table-cell>
          <table:table-cell table:formula="of:=DEGREES(ATAN([.K121]))" office:value-type="float" office:value="19.7399997798264" calcext:value-type="float">
            <text:p>19.7399997798264</text:p>
          </table:table-cell>
          <table:table-cell/>
          <table:table-cell table:formula="of:=1/(1+[.I121])" office:value-type="float" office:value="0.675174177021164" calcext:value-type="float">
            <text:p>0.675174177021164</text:p>
          </table:table-cell>
          <table:table-cell table:formula="of:=[.I121]/(1+[.I121])" office:value-type="float" office:value="0.324825822978836" calcext:value-type="float">
            <text:p>0.324825822978836</text:p>
          </table:table-cell>
          <table:table-cell table:formula="of:=LN([.N121])/LN(2)" office:value-type="float" office:value="-0.566668367672725" calcext:value-type="float">
            <text:p>-0.566668367672725</text:p>
          </table:table-cell>
          <table:table-cell table:formula="of:=LN([.O121])/LN(2)" office:value-type="float" office:value="-1.62226176654336" calcext:value-type="float">
            <text:p>-1.62226176654336</text:p>
          </table:table-cell>
          <table:table-cell/>
          <table:table-cell table:formula="of:=(-(([.N121]*[.P121])+([.O121]*[.Q121])))" office:value-type="float" office:value="0.909552362191905" calcext:value-type="float">
            <text:p>0.909552362191905</text:p>
          </table:table-cell>
          <table:table-cell table:number-columns-repeated="100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float" office:value="0.09106988" calcext:value-type="float">
            <text:p>0.09106988</text:p>
          </table:table-cell>
          <table:table-cell table:style-name="ce2" office:value-type="float" office:value="0.17865686" calcext:value-type="float">
            <text:p>0.17865686</text:p>
          </table:table-cell>
          <table:table-cell table:style-name="ce2" office:value-type="float" office:value="0.05639193" calcext:value-type="float">
            <text:p>0.05639193</text:p>
          </table:table-cell>
          <table:table-cell table:style-name="ce2" office:value-type="float" office:value="0.026979642" calcext:value-type="float">
            <text:p>0.026979642</text:p>
          </table:table-cell>
          <table:table-cell table:style-name="ce2" office:value-type="float" office:value="0.0564262347762919" calcext:value-type="float">
            <text:p>0.0564262347762919</text:p>
          </table:table-cell>
          <table:table-cell table:style-name="ce2" office:value-type="float" office:value="0.0269453372237081" calcext:value-type="float">
            <text:p>0.0269453372237081</text:p>
          </table:table-cell>
          <table:table-cell/>
          <table:table-cell table:style-name="ce4" table:formula="of:=[.B122]/[.C122]" office:value-type="float" office:value="0.509747456660774" calcext:value-type="float">
            <text:p>0.509747456660774</text:p>
          </table:table-cell>
          <table:table-cell table:style-name="ce4" table:formula="of:=(1-[.I122])/(1+[.I122])" office:value-type="float" office:value="0.324724867842172" calcext:value-type="float">
            <text:p>0.324724867842172</text:p>
          </table:table-cell>
          <table:table-cell table:formula="of:=((1-[.I122])^2)/(1-[.I122]+([.I122]^2))" office:value-type="float" office:value="0.320422815927965" calcext:value-type="float">
            <text:p>0.320422815927965</text:p>
          </table:table-cell>
          <table:table-cell table:formula="of:=DEGREES(ATAN([.K122]))" office:value-type="float" office:value="17.7666442249108" calcext:value-type="float">
            <text:p>17.7666442249108</text:p>
          </table:table-cell>
          <table:table-cell/>
          <table:table-cell table:formula="of:=1/(1+[.I122])" office:value-type="float" office:value="0.662362433921086" calcext:value-type="float">
            <text:p>0.662362433921086</text:p>
          </table:table-cell>
          <table:table-cell table:formula="of:=[.I122]/(1+[.I122])" office:value-type="float" office:value="0.337637566078914" calcext:value-type="float">
            <text:p>0.337637566078914</text:p>
          </table:table-cell>
          <table:table-cell table:formula="of:=LN([.N122])/LN(2)" office:value-type="float" office:value="-0.594307242600559" calcext:value-type="float">
            <text:p>-0.594307242600559</text:p>
          </table:table-cell>
          <table:table-cell table:formula="of:=LN([.O122])/LN(2)" office:value-type="float" office:value="-1.56645266542563" calcext:value-type="float">
            <text:p>-1.56645266542563</text:p>
          </table:table-cell>
          <table:table-cell/>
          <table:table-cell table:formula="of:=(-(([.N122]*[.P122])+([.O122]*[.Q122])))" office:value-type="float" office:value="0.922540057037973" calcext:value-type="float">
            <text:p>0.922540057037973</text:p>
          </table:table-cell>
          <table:table-cell table:number-columns-repeated="100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float" office:value="0.081898876" calcext:value-type="float">
            <text:p>0.081898876</text:p>
          </table:table-cell>
          <table:table-cell table:style-name="ce2" office:value-type="float" office:value="0.2147496" calcext:value-type="float">
            <text:p>0.2147496</text:p>
          </table:table-cell>
          <table:table-cell table:style-name="ce2" office:value-type="float" office:value="0.06546294" calcext:value-type="float">
            <text:p>0.06546294</text:p>
          </table:table-cell>
          <table:table-cell table:style-name="ce2" office:value-type="float" office:value="0.026540646" calcext:value-type="float">
            <text:p>0.026540646</text:p>
          </table:table-cell>
          <table:table-cell table:style-name="ce2" office:value-type="float" office:value="0.0686757338188515" calcext:value-type="float">
            <text:p>0.0686757338188515</text:p>
          </table:table-cell>
          <table:table-cell table:style-name="ce2" office:value-type="float" office:value="0.0233278521811485" calcext:value-type="float">
            <text:p>0.0233278521811485</text:p>
          </table:table-cell>
          <table:table-cell/>
          <table:table-cell table:style-name="ce4" table:formula="of:=[.B123]/[.C123]" office:value-type="float" office:value="0.381369166694606" calcext:value-type="float">
            <text:p>0.381369166694606</text:p>
          </table:table-cell>
          <table:table-cell table:style-name="ce4" table:formula="of:=(1-[.I123])/(1+[.I123])" office:value-type="float" office:value="0.447838889285243" calcext:value-type="float">
            <text:p>0.447838889285243</text:p>
          </table:table-cell>
          <table:table-cell table:formula="of:=((1-[.I123])^2)/(1-[.I123]+([.I123]^2))" office:value-type="float" office:value="0.500873568848616" calcext:value-type="float">
            <text:p>0.500873568848616</text:p>
          </table:table-cell>
          <table:table-cell table:formula="of:=DEGREES(ATAN([.K123]))" office:value-type="float" office:value="26.6050786303811" calcext:value-type="float">
            <text:p>26.6050786303811</text:p>
          </table:table-cell>
          <table:table-cell/>
          <table:table-cell table:formula="of:=1/(1+[.I123])" office:value-type="float" office:value="0.723919444642621" calcext:value-type="float">
            <text:p>0.723919444642621</text:p>
          </table:table-cell>
          <table:table-cell table:formula="of:=[.I123]/(1+[.I123])" office:value-type="float" office:value="0.276080555357379" calcext:value-type="float">
            <text:p>0.276080555357379</text:p>
          </table:table-cell>
          <table:table-cell table:formula="of:=LN([.N123])/LN(2)" office:value-type="float" office:value="-0.466098926971808" calcext:value-type="float">
            <text:p>-0.466098926971808</text:p>
          </table:table-cell>
          <table:table-cell table:formula="of:=LN([.O123])/LN(2)" office:value-type="float" office:value="-1.85683881390578" calcext:value-type="float">
            <text:p>-1.85683881390578</text:p>
          </table:table-cell>
          <table:table-cell/>
          <table:table-cell table:formula="of:=(-(([.N123]*[.P123])+([.O123]*[.Q123])))" office:value-type="float" office:value="0.850055167314197" calcext:value-type="float">
            <text:p>0.850055167314197</text:p>
          </table:table-cell>
          <table:table-cell table:number-columns-repeated="100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float" office:value="0.038243257" calcext:value-type="float">
            <text:p>0.038243257</text:p>
          </table:table-cell>
          <table:table-cell table:style-name="ce2" office:value-type="float" office:value="0.06961781" calcext:value-type="float">
            <text:p>0.06961781</text:p>
          </table:table-cell>
          <table:table-cell table:style-name="ce2" office:value-type="float" office:value="0.043657366" calcext:value-type="float">
            <text:p>0.043657366</text:p>
          </table:table-cell>
          <table:table-cell table:style-name="ce2" office:value-type="float" office:value="0.011083301" calcext:value-type="float">
            <text:p>0.011083301</text:p>
          </table:table-cell>
          <table:table-cell table:style-name="ce2" office:value-type="float" office:value="0.0443196691760489" calcext:value-type="float">
            <text:p>0.0443196691760489</text:p>
          </table:table-cell>
          <table:table-cell table:style-name="ce2" office:value-type="float" office:value="0.0104209978239511" calcext:value-type="float">
            <text:p>0.0104209978239511</text:p>
          </table:table-cell>
          <table:table-cell/>
          <table:table-cell table:style-name="ce4" table:formula="of:=[.B124]/[.C124]" office:value-type="float" office:value="0.54933151445011" calcext:value-type="float">
            <text:p>0.54933151445011</text:p>
          </table:table-cell>
          <table:table-cell table:style-name="ce4" table:formula="of:=(1-[.I124])/(1+[.I124])" office:value-type="float" office:value="0.290879312365786" calcext:value-type="float">
            <text:p>0.290879312365786</text:p>
          </table:table-cell>
          <table:table-cell table:formula="of:=((1-[.I124])^2)/(1-[.I124]+([.I124]^2))" office:value-type="float" office:value="0.269926920225073" calcext:value-type="float">
            <text:p>0.269926920225073</text:p>
          </table:table-cell>
          <table:table-cell table:formula="of:=DEGREES(ATAN([.K124]))" office:value-type="float" office:value="15.1056723917304" calcext:value-type="float">
            <text:p>15.1056723917304</text:p>
          </table:table-cell>
          <table:table-cell/>
          <table:table-cell table:formula="of:=1/(1+[.I124])" office:value-type="float" office:value="0.645439656182893" calcext:value-type="float">
            <text:p>0.645439656182893</text:p>
          </table:table-cell>
          <table:table-cell table:formula="of:=[.I124]/(1+[.I124])" office:value-type="float" office:value="0.354560343817107" calcext:value-type="float">
            <text:p>0.354560343817107</text:p>
          </table:table-cell>
          <table:table-cell table:formula="of:=LN([.N124])/LN(2)" office:value-type="float" office:value="-0.631645874328076" calcext:value-type="float">
            <text:p>-0.631645874328076</text:p>
          </table:table-cell>
          <table:table-cell table:formula="of:=LN([.O124])/LN(2)" office:value-type="float" office:value="-1.4958969094058" calcext:value-type="float">
            <text:p>-1.4958969094058</text:p>
          </table:table-cell>
          <table:table-cell/>
          <table:table-cell table:formula="of:=(-(([.N124]*[.P124])+([.O124]*[.Q124])))" office:value-type="float" office:value="0.938075018469525" calcext:value-type="float">
            <text:p>0.938075018469525</text:p>
          </table:table-cell>
          <table:table-cell table:number-columns-repeated="100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float" office:value="0.04019173" calcext:value-type="float">
            <text:p>0.04019173</text:p>
          </table:table-cell>
          <table:table-cell table:style-name="ce2" office:value-type="float" office:value="0.14124374" calcext:value-type="float">
            <text:p>0.14124374</text:p>
          </table:table-cell>
          <table:table-cell table:style-name="ce2" office:value-type="float" office:value="0.0463804035" calcext:value-type="float">
            <text:p>0.0463804035</text:p>
          </table:table-cell>
          <table:table-cell table:style-name="ce2" office:value-type="float" office:value="0.0164348665" calcext:value-type="float">
            <text:p>0.0164348665</text:p>
          </table:table-cell>
          <table:table-cell table:style-name="ce2" office:value-type="float" office:value="0.0469471410514241" calcext:value-type="float">
            <text:p>0.0469471410514241</text:p>
          </table:table-cell>
          <table:table-cell table:style-name="ce2" office:value-type="float" office:value="0.0158681289485759" calcext:value-type="float">
            <text:p>0.0158681289485759</text:p>
          </table:table-cell>
          <table:table-cell/>
          <table:table-cell table:style-name="ce4" table:formula="of:=[.B125]/[.C125]" office:value-type="float" office:value="0.284555832350517" calcext:value-type="float">
            <text:p>0.284555832350517</text:p>
          </table:table-cell>
          <table:table-cell table:style-name="ce4" table:formula="of:=(1-[.I125])/(1+[.I125])" office:value-type="float" office:value="0.556958405101274" calcext:value-type="float">
            <text:p>0.556958405101274</text:p>
          </table:table-cell>
          <table:table-cell table:formula="of:=((1-[.I125])^2)/(1-[.I125]+([.I125]^2))" office:value-type="float" office:value="0.642704610796373" calcext:value-type="float">
            <text:p>0.642704610796373</text:p>
          </table:table-cell>
          <table:table-cell table:formula="of:=DEGREES(ATAN([.K125]))" office:value-type="float" office:value="32.7290419770145" calcext:value-type="float">
            <text:p>32.7290419770145</text:p>
          </table:table-cell>
          <table:table-cell/>
          <table:table-cell table:formula="of:=1/(1+[.I125])" office:value-type="float" office:value="0.778479202550637" calcext:value-type="float">
            <text:p>0.778479202550637</text:p>
          </table:table-cell>
          <table:table-cell table:formula="of:=[.I125]/(1+[.I125])" office:value-type="float" office:value="0.221520797449363" calcext:value-type="float">
            <text:p>0.221520797449363</text:p>
          </table:table-cell>
          <table:table-cell table:formula="of:=LN([.N125])/LN(2)" office:value-type="float" office:value="-0.361269597365769" calcext:value-type="float">
            <text:p>-0.361269597365769</text:p>
          </table:table-cell>
          <table:table-cell table:formula="of:=LN([.O125])/LN(2)" office:value-type="float" office:value="-2.17448594252451" calcext:value-type="float">
            <text:p>-2.17448594252451</text:p>
          </table:table-cell>
          <table:table-cell/>
          <table:table-cell table:formula="of:=(-(([.N125]*[.P125])+([.O125]*[.Q125])))" office:value-type="float" office:value="0.762934728093553" calcext:value-type="float">
            <text:p>0.762934728093553</text:p>
          </table:table-cell>
          <table:table-cell table:number-columns-repeated="100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float" office:value="0.04240641" calcext:value-type="float">
            <text:p>0.04240641</text:p>
          </table:table-cell>
          <table:table-cell table:style-name="ce2" office:value-type="float" office:value="0.1709813" calcext:value-type="float">
            <text:p>0.1709813</text:p>
          </table:table-cell>
          <table:table-cell table:style-name="ce2" office:value-type="float" office:value="0.062656977" calcext:value-type="float">
            <text:p>0.062656977</text:p>
          </table:table-cell>
          <table:table-cell table:style-name="ce2" office:value-type="float" office:value="0.019710637" calcext:value-type="float">
            <text:p>0.019710637</text:p>
          </table:table-cell>
          <table:table-cell table:style-name="ce2" office:value-type="float" office:value="0.0642930941426489" calcext:value-type="float">
            <text:p>0.0642930941426489</text:p>
          </table:table-cell>
          <table:table-cell table:style-name="ce2" office:value-type="float" office:value="0.0180745198573511" calcext:value-type="float">
            <text:p>0.0180745198573511</text:p>
          </table:table-cell>
          <table:table-cell/>
          <table:table-cell table:style-name="ce4" table:formula="of:=[.B126]/[.C126]" office:value-type="float" office:value="0.248017824171415" calcext:value-type="float">
            <text:p>0.248017824171415</text:p>
          </table:table-cell>
          <table:table-cell table:style-name="ce4" table:formula="of:=(1-[.I126])/(1+[.I126])" office:value-type="float" office:value="0.602541214768179" calcext:value-type="float">
            <text:p>0.602541214768179</text:p>
          </table:table-cell>
          <table:table-cell table:formula="of:=((1-[.I126])^2)/(1-[.I126]+([.I126]^2))" office:value-type="float" office:value="0.695120659612917" calcext:value-type="float">
            <text:p>0.695120659612917</text:p>
          </table:table-cell>
          <table:table-cell table:formula="of:=DEGREES(ATAN([.K126]))" office:value-type="float" office:value="34.8039618579421" calcext:value-type="float">
            <text:p>34.8039618579421</text:p>
          </table:table-cell>
          <table:table-cell/>
          <table:table-cell table:formula="of:=1/(1+[.I126])" office:value-type="float" office:value="0.80127060738409" calcext:value-type="float">
            <text:p>0.80127060738409</text:p>
          </table:table-cell>
          <table:table-cell table:formula="of:=[.I126]/(1+[.I126])" office:value-type="float" office:value="0.19872939261591" calcext:value-type="float">
            <text:p>0.19872939261591</text:p>
          </table:table-cell>
          <table:table-cell table:formula="of:=LN([.N126])/LN(2)" office:value-type="float" office:value="-0.319638538895737" calcext:value-type="float">
            <text:p>-0.319638538895737</text:p>
          </table:table-cell>
          <table:table-cell table:formula="of:=LN([.O126])/LN(2)" office:value-type="float" office:value="-2.33112282801099" calcext:value-type="float">
            <text:p>-2.33112282801099</text:p>
          </table:table-cell>
          <table:table-cell/>
          <table:table-cell table:formula="of:=(-(([.N126]*[.P126])+([.O126]*[.Q126])))" office:value-type="float" office:value="0.719379589928058" calcext:value-type="float">
            <text:p>0.719379589928058</text:p>
          </table:table-cell>
          <table:table-cell table:number-columns-repeated="100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float" office:value="0.026897112" calcext:value-type="float">
            <text:p>0.026897112</text:p>
          </table:table-cell>
          <table:table-cell table:style-name="ce2" office:value-type="float" office:value="0.09995726" calcext:value-type="float">
            <text:p>0.09995726</text:p>
          </table:table-cell>
          <table:table-cell table:style-name="ce2" office:value-type="float" office:value="0.0447745395" calcext:value-type="float">
            <text:p>0.0447745395</text:p>
          </table:table-cell>
          <table:table-cell table:style-name="ce2" office:value-type="float" office:value="0.0111480055" calcext:value-type="float">
            <text:p>0.0111480055</text:p>
          </table:table-cell>
          <table:table-cell table:style-name="ce2" office:value-type="float" office:value="0.0449054818471498" calcext:value-type="float">
            <text:p>0.0449054818471498</text:p>
          </table:table-cell>
          <table:table-cell table:style-name="ce2" office:value-type="float" office:value="0.0110170631528502" calcext:value-type="float">
            <text:p>0.0110170631528502</text:p>
          </table:table-cell>
          <table:table-cell/>
          <table:table-cell table:style-name="ce4" table:formula="of:=[.B127]/[.C127]" office:value-type="float" office:value="0.269086127410855" calcext:value-type="float">
            <text:p>0.269086127410855</text:p>
          </table:table-cell>
          <table:table-cell table:style-name="ce4" table:formula="of:=(1-[.I127])/(1+[.I127])" office:value-type="float" office:value="0.575937169906923" calcext:value-type="float">
            <text:p>0.575937169906923</text:p>
          </table:table-cell>
          <table:table-cell table:formula="of:=((1-[.I127])^2)/(1-[.I127]+([.I127]^2))" office:value-type="float" office:value="0.665032963320559" calcext:value-type="float">
            <text:p>0.665032963320559</text:p>
          </table:table-cell>
          <table:table-cell table:formula="of:=DEGREES(ATAN([.K127]))" office:value-type="float" office:value="33.6252156726913" calcext:value-type="float">
            <text:p>33.6252156726913</text:p>
          </table:table-cell>
          <table:table-cell/>
          <table:table-cell table:formula="of:=1/(1+[.I127])" office:value-type="float" office:value="0.787968584953461" calcext:value-type="float">
            <text:p>0.787968584953461</text:p>
          </table:table-cell>
          <table:table-cell table:formula="of:=[.I127]/(1+[.I127])" office:value-type="float" office:value="0.212031415046539" calcext:value-type="float">
            <text:p>0.212031415046539</text:p>
          </table:table-cell>
          <table:table-cell table:formula="of:=LN([.N127])/LN(2)" office:value-type="float" office:value="-0.34378998200178" calcext:value-type="float">
            <text:p>-0.34378998200178</text:p>
          </table:table-cell>
          <table:table-cell table:formula="of:=LN([.O127])/LN(2)" office:value-type="float" office:value="-2.23765006135287" calcext:value-type="float">
            <text:p>-2.23765006135287</text:p>
          </table:table-cell>
          <table:table-cell/>
          <table:table-cell table:formula="of:=(-(([.N127]*[.P127])+([.O127]*[.Q127])))" office:value-type="float" office:value="0.745347814526742" calcext:value-type="float">
            <text:p>0.745347814526742</text:p>
          </table:table-cell>
          <table:table-cell table:number-columns-repeated="100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float" office:value="0.019125013" calcext:value-type="float">
            <text:p>0.019125013</text:p>
          </table:table-cell>
          <table:table-cell table:style-name="ce2" office:value-type="float" office:value="0.07724711" calcext:value-type="float">
            <text:p>0.07724711</text:p>
          </table:table-cell>
          <table:table-cell table:style-name="ce2" office:value-type="float" office:value="0.03818411" calcext:value-type="float">
            <text:p>0.03818411</text:p>
          </table:table-cell>
          <table:table-cell table:style-name="ce2" office:value-type="float" office:value="0.010471415" calcext:value-type="float">
            <text:p>0.010471415</text:p>
          </table:table-cell>
          <table:table-cell table:style-name="ce2" office:value-type="float" office:value="0.0383251835706696" calcext:value-type="float">
            <text:p>0.0383251835706696</text:p>
          </table:table-cell>
          <table:table-cell table:style-name="ce2" office:value-type="float" office:value="0.0103303414293304" calcext:value-type="float">
            <text:p>0.0103303414293304</text:p>
          </table:table-cell>
          <table:table-cell/>
          <table:table-cell table:style-name="ce4" table:formula="of:=[.B128]/[.C128]" office:value-type="float" office:value="0.247582246118981" calcext:value-type="float">
            <text:p>0.247582246118981</text:p>
          </table:table-cell>
          <table:table-cell table:style-name="ce4" table:formula="of:=(1-[.I128])/(1+[.I128])" office:value-type="float" office:value="0.603100722394587" calcext:value-type="float">
            <text:p>0.603100722394587</text:p>
          </table:table-cell>
          <table:table-cell table:formula="of:=((1-[.I128])^2)/(1-[.I128]+([.I128]^2))" office:value-type="float" office:value="0.695738273769787" calcext:value-type="float">
            <text:p>0.695738273769787</text:p>
          </table:table-cell>
          <table:table-cell table:formula="of:=DEGREES(ATAN([.K128]))" office:value-type="float" office:value="34.8278134059593" calcext:value-type="float">
            <text:p>34.8278134059593</text:p>
          </table:table-cell>
          <table:table-cell/>
          <table:table-cell table:formula="of:=1/(1+[.I128])" office:value-type="float" office:value="0.801550361197294" calcext:value-type="float">
            <text:p>0.801550361197294</text:p>
          </table:table-cell>
          <table:table-cell table:formula="of:=[.I128]/(1+[.I128])" office:value-type="float" office:value="0.198449638802706" calcext:value-type="float">
            <text:p>0.198449638802706</text:p>
          </table:table-cell>
          <table:table-cell table:formula="of:=LN([.N128])/LN(2)" office:value-type="float" office:value="-0.319134927511822" calcext:value-type="float">
            <text:p>-0.319134927511822</text:p>
          </table:table-cell>
          <table:table-cell table:formula="of:=LN([.O128])/LN(2)" office:value-type="float" office:value="-2.33315515838997" calcext:value-type="float">
            <text:p>-2.33315515838997</text:p>
          </table:table-cell>
          <table:table-cell/>
          <table:table-cell table:formula="of:=(-(([.N128]*[.P128])+([.O128]*[.Q128])))" office:value-type="float" office:value="0.718816514870934" calcext:value-type="float">
            <text:p>0.718816514870934</text:p>
          </table:table-cell>
          <table:table-cell table:number-columns-repeated="100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float" office:value="0.026303679" calcext:value-type="float">
            <text:p>0.026303679</text:p>
          </table:table-cell>
          <table:table-cell table:style-name="ce2" office:value-type="float" office:value="0.16592106" calcext:value-type="float">
            <text:p>0.16592106</text:p>
          </table:table-cell>
          <table:table-cell table:style-name="ce2" office:value-type="float" office:value="0.041072745" calcext:value-type="float">
            <text:p>0.041072745</text:p>
          </table:table-cell>
          <table:table-cell table:style-name="ce2" office:value-type="float" office:value="0.011584442" calcext:value-type="float">
            <text:p>0.011584442</text:p>
          </table:table-cell>
          <table:table-cell table:style-name="ce2" office:value-type="float" office:value="0.0435309500838451" calcext:value-type="float">
            <text:p>0.0435309500838451</text:p>
          </table:table-cell>
          <table:table-cell table:style-name="ce2" office:value-type="float" office:value="0.00912623691615491" calcext:value-type="float">
            <text:p>0.00912623691615491</text:p>
          </table:table-cell>
          <table:table-cell/>
          <table:table-cell table:style-name="ce4" table:formula="of:=[.B129]/[.C129]" office:value-type="float" office:value="0.158531285901862" calcext:value-type="float">
            <text:p>0.158531285901862</text:p>
          </table:table-cell>
          <table:table-cell table:style-name="ce4" table:formula="of:=(1-[.I129])/(1+[.I129])" office:value-type="float" office:value="0.726323686151552" calcext:value-type="float">
            <text:p>0.726323686151552</text:p>
          </table:table-cell>
          <table:table-cell table:formula="of:=((1-[.I129])^2)/(1-[.I129]+([.I129]^2))" office:value-type="float" office:value="0.817065399926082" calcext:value-type="float">
            <text:p>0.817065399926082</text:p>
          </table:table-cell>
          <table:table-cell table:formula="of:=DEGREES(ATAN([.K129]))" office:value-type="float" office:value="39.2510695919628" calcext:value-type="float">
            <text:p>39.2510695919628</text:p>
          </table:table-cell>
          <table:table-cell/>
          <table:table-cell table:formula="of:=1/(1+[.I129])" office:value-type="float" office:value="0.863161843075776" calcext:value-type="float">
            <text:p>0.863161843075776</text:p>
          </table:table-cell>
          <table:table-cell table:formula="of:=[.I129]/(1+[.I129])" office:value-type="float" office:value="0.136838156924224" calcext:value-type="float">
            <text:p>0.136838156924224</text:p>
          </table:table-cell>
          <table:table-cell table:formula="of:=LN([.N129])/LN(2)" office:value-type="float" office:value="-0.212297004415092" calcext:value-type="float">
            <text:p>-0.212297004415092</text:p>
          </table:table-cell>
          <table:table-cell table:formula="of:=LN([.O129])/LN(2)" office:value-type="float" office:value="-2.86945751722539" calcext:value-type="float">
            <text:p>-2.86945751722539</text:p>
          </table:table-cell>
          <table:table-cell/>
          <table:table-cell table:formula="of:=(-(([.N129]*[.P129])+([.O129]*[.Q129])))" office:value-type="float" office:value="0.57589795163988" calcext:value-type="float">
            <text:p>0.57589795163988</text:p>
          </table:table-cell>
          <table:table-cell table:number-columns-repeated="100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float" office:value="0.02136502" calcext:value-type="float">
            <text:p>0.02136502</text:p>
          </table:table-cell>
          <table:table-cell table:style-name="ce2" office:value-type="float" office:value="0.14578499" calcext:value-type="float">
            <text:p>0.14578499</text:p>
          </table:table-cell>
          <table:table-cell table:style-name="ce2" office:value-type="float" office:value="0.043596849" calcext:value-type="float">
            <text:p>0.043596849</text:p>
          </table:table-cell>
          <table:table-cell table:style-name="ce2" office:value-type="float" office:value="0.008250445" calcext:value-type="float">
            <text:p>0.008250445</text:p>
          </table:table-cell>
          <table:table-cell table:style-name="ce2" office:value-type="float" office:value="0.0444925958250379" calcext:value-type="float">
            <text:p>0.0444925958250379</text:p>
          </table:table-cell>
          <table:table-cell table:style-name="ce2" office:value-type="float" office:value="0.00735469817496208" calcext:value-type="float">
            <text:p>0.00735469817496208</text:p>
          </table:table-cell>
          <table:table-cell/>
          <table:table-cell table:style-name="ce4" table:formula="of:=[.B130]/[.C130]" office:value-type="float" office:value="0.146551575714345" calcext:value-type="float">
            <text:p>0.146551575714345</text:p>
          </table:table-cell>
          <table:table-cell table:style-name="ce4" table:formula="of:=(1-[.I130])/(1+[.I130])" office:value-type="float" office:value="0.744361128066938" calcext:value-type="float">
            <text:p>0.744361128066938</text:p>
          </table:table-cell>
          <table:table-cell table:formula="of:=((1-[.I130])^2)/(1-[.I130]+([.I130]^2))" office:value-type="float" office:value="0.832498278575352" calcext:value-type="float">
            <text:p>0.832498278575352</text:p>
          </table:table-cell>
          <table:table-cell table:formula="of:=DEGREES(ATAN([.K130]))" office:value-type="float" office:value="39.7773230332597" calcext:value-type="float">
            <text:p>39.7773230332597</text:p>
          </table:table-cell>
          <table:table-cell/>
          <table:table-cell table:formula="of:=1/(1+[.I130])" office:value-type="float" office:value="0.872180564033469" calcext:value-type="float">
            <text:p>0.872180564033469</text:p>
          </table:table-cell>
          <table:table-cell table:formula="of:=[.I130]/(1+[.I130])" office:value-type="float" office:value="0.127819435966531" calcext:value-type="float">
            <text:p>0.127819435966531</text:p>
          </table:table-cell>
          <table:table-cell table:formula="of:=LN([.N130])/LN(2)" office:value-type="float" office:value="-0.19730125361363" calcext:value-type="float">
            <text:p>-0.19730125361363</text:p>
          </table:table-cell>
          <table:table-cell table:formula="of:=LN([.O130])/LN(2)" office:value-type="float" office:value="-2.96782086861376" calcext:value-type="float">
            <text:p>-2.96782086861376</text:p>
          </table:table-cell>
          <table:table-cell/>
          <table:table-cell table:formula="of:=(-(([.N130]*[.P130])+([.O130]*[.Q130])))" office:value-type="float" office:value="0.551427508137157" calcext:value-type="float">
            <text:p>0.551427508137157</text:p>
          </table:table-cell>
          <table:table-cell table:number-columns-repeated="1005"/>
        </table:table-row>
        <table:table-row table:style-name="ro3" table:number-rows-repeated="7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3" table:number-rows-repeated="7">
          <table:table-cell table:number-columns-repeated="8"/>
          <table:table-cell table:style-name="ce5" table:number-columns-repeated="2"/>
          <table:table-cell table:number-columns-repeated="101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3-09T00:54:53.711202898</dc:date>
    <meta:generator>LibreOffice/7.3.7.2$Linux_X86_64 LibreOffice_project/30$Build-2</meta:generator>
    <meta:editing-duration>PT4M47S</meta:editing-duration>
    <meta:editing-cycles>1</meta:editing-cycles>
    <meta:document-statistic meta:table-count="3" meta:cell-count="2010" meta:object-count="0"/>
    <meta:user-defined meta:name="AppVersion">14.0300</meta:user-defined>
  </office:meta>
</office:document-meta>
</file>